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2.258cm"/>
    </style:style>
    <style:style style:name="co3" style:family="table-column">
      <style:table-column-properties fo:break-before="auto" style:column-width="7.417cm"/>
    </style:style>
    <style:style style:name="co4" style:family="table-column">
      <style:table-column-properties fo:break-before="auto" style:column-width="1.64cm"/>
    </style:style>
    <style:style style:name="co5" style:family="table-column">
      <style:table-column-properties fo:break-before="auto" style:column-width="2.715cm"/>
    </style:style>
    <style:style style:name="ro1" style:family="table-row">
      <style:table-row-properties style:row-height="0.529cm" fo:break-before="auto" style:use-optimal-row-height="true"/>
    </style:style>
    <style:style style:name="ro2" style:family="table-row">
      <style:table-row-properties style:row-height="0.526cm" fo:break-before="auto" style:use-optimal-row-height="true"/>
    </style:style>
    <style:style style:name="ro3" style:family="table-row">
      <style:table-row-properties style:row-height="0.487cm" fo:break-before="auto" style:use-optimal-row-height="true"/>
    </style:style>
    <style:style style:name="ro4" style:family="table-row">
      <style:table-row-properties style:row-height="1.499cm" fo:break-before="auto" style:use-optimal-row-height="false"/>
    </style:style>
    <style:style style:name="ro5" style:family="table-row">
      <style:table-row-properties style:row-height="1.947cm" fo:break-before="auto" style:use-optimal-row-height="true"/>
    </style:style>
    <style:style style:name="ro6" style:family="table-row">
      <style:table-row-properties style:row-height="1.473cm" fo:break-before="auto" style:use-optimal-row-height="true"/>
    </style:style>
    <style:style style:name="ro7" style:family="table-row">
      <style:table-row-properties style:row-height="3.369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2.895cm" fo:break-before="auto" style:use-optimal-row-height="true"/>
    </style:style>
    <style:style style:name="ro10" style:family="table-row">
      <style:table-row-properties style:row-height="3.844cm" fo:break-before="auto" style:use-optimal-row-height="true"/>
    </style:style>
    <style:style style:name="ro11" style:family="table-row">
      <style:table-row-properties style:row-height="4.791cm" fo:break-before="auto" style:use-optimal-row-height="true"/>
    </style:style>
    <style:style style:name="ro12" style:family="table-row">
      <style:table-row-properties style:row-height="5.265cm" fo:break-before="auto" style:use-optimal-row-height="true"/>
    </style:style>
    <style:style style:name="ro13" style:family="table-row">
      <style:table-row-properties style:row-height="1cm" fo:break-before="auto" style:use-optimal-row-height="true"/>
    </style:style>
    <style:style style:name="ro14" style:family="table-row">
      <style:table-row-properties style:row-height="4.316cm" fo:break-before="auto" style:use-optimal-row-height="true"/>
    </style:style>
    <style:style style:name="ta1" style:family="table" style:master-page-name="PageStyle_5f_Planilha1">
      <style:table-properties table:display="true" style:writing-mode="lr-tb"/>
    </style:style>
    <number:date-style style:name="N36" number:automatic-order="true">
      <number:day number:style="long"/>
      <number:text>/</number:text>
      <number:month number:style="long"/>
      <number:text>/</number:text>
      <number:year number:style="long"/>
    </number:date-style>
    <style:style style:name="ce1" style:family="table-cell" style:parent-style-name="Default">
      <style:table-cell-properties style:text-align-source="fix" style:repeat-content="false" fo:wrap-option="no-wrap" fo:border="none"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7"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0.74pt solid #000000" style:diagonal-bl-tr="none" style:diagonal-tl-br="none" fo:border-left="0.74pt solid #000000" fo:border-right="0.74pt solid #000000" style:rotation-align="none" fo:border-top="none"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6" style:family="table-cell" style:parent-style-name="Default" style:data-style-name="N36">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6" style:family="table-cell" style:parent-style-name="Default" style:data-style-name="N36">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8" style:family="table-cell" style:parent-style-name="Default" style:data-style-name="N36">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1" style:family="table-cell" style:parent-style-name="Default">
      <style:table-cell-properties style:vertical-align="middle"/>
    </style:style>
    <style:style style:name="ce23" style:family="table-cell" style:parent-style-name="Default">
      <style:table-cell-properties fo:background-color="#f2f2f2"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0" style:family="table-cell" style:parent-style-name="Default">
      <style:table-cell-properties fo:background-color="#f2f2f2"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0" style:family="table-cell" style:parent-style-name="Default">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2" style:family="table-cell" style:parent-style-name="Default">
      <style:table-cell-properties fo:background-color="#81d41a"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2" style:family="table-cell" style:parent-style-name="Default">
      <style:table-cell-properties fo:background-color="#00a933"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border-bottom="0.74pt solid #000000" style:diagonal-bl-tr="none" style:diagonal-tl-br="none" fo:border-left="none" fo:border-right="none"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7" style:family="table-cell" style:parent-style-name="Default">
      <style:table-cell-properties fo:border-bottom="0.74pt solid #000000" fo:background-color="#f2f2f2" style:diagonal-bl-tr="none" style:diagonal-tl-br="none" style:text-align-source="fix" style:repeat-content="false" fo:wrap-option="wrap" fo:border-left="none" style:direction="ltr" fo:border-right="none" style:rotation-angle="0" style:rotation-align="none" style:shrink-to-fit="false" fo:border-top="0.74pt solid #000000" style:vertical-align="middle" loext:vertical-justify="auto"/>
      <style:paragraph-properties fo:text-align="center"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table-cell-properties fo:border-bottom="0.74pt solid #000000" style:diagonal-bl-tr="none" style:diagonal-tl-br="none" fo:border-left="none" fo:border-right="0.74pt solid #000000" style:rotation-align="none" fo:border-top="0.74pt solid #000000" style:vertical-align="middl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5" style:family="table-cell" style:parent-style-name="Default">
      <style:table-cell-properties style:text-align-source="fix" style:repeat-content="false" fo:wrap-option="wrap" style:direction="ltr" style:rotation-angle="0" style:rotation-align="none" style:shrink-to-fit="false" style:vertical-align="middle" loext:vertical-justify="auto"/>
      <style:paragraph-properties fo:text-align="start"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fo:border-bottom="0.74pt solid #000000" fo:background-color="#f2f2f2" style:diagonal-bl-tr="none" style:diagonal-tl-br="none" style:text-align-source="value-type" style:repeat-content="false" fo:wrap-option="wrap" fo:border-left="none" style:direction="ltr" fo:border-right="0.74pt solid #000000" style:rotation-angle="0" style:rotation-align="none" style:shrink-to-fit="false" fo:border-top="0.74pt solid #000000"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5"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5" style:family="table-cell" style:parent-style-name="Default">
      <style:table-cell-properties fo:background-color="#81d41a"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background-color="#00a933"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5"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cm"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1" style:family="text">
      <style:text-properties fo:font-style="italic" style:font-style-asian="italic" style:font-style-complex="italic"/>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Planilha1" table:style-name="ta1">
        <office:forms form:automatic-focus="false" form:apply-design-mode="false"/>
        <table:table-column table:style-name="co1" table:default-cell-style-name="ce21"/>
        <table:table-column table:style-name="co2" table:number-columns-repeated="5" table:default-cell-style-name="ce21"/>
        <table:table-column table:style-name="co3" table:number-columns-repeated="4" table:default-cell-style-name="ce21"/>
        <table:table-column table:style-name="co4" table:number-columns-repeated="16" table:default-cell-style-name="ce21"/>
        <table:table-column table:style-name="co5" table:number-columns-repeated="998" table:default-cell-style-name="ce21"/>
        <table:table-row table:style-name="ro1">
          <table:table-cell table:style-name="ce1" office:value-type="string" calcext:value-type="string" table:number-columns-spanned="9" table:number-rows-spanned="1">
            <text:p>Diário de Autoconhecimento</text:p>
          </table:table-cell>
          <table:covered-table-cell table:number-columns-repeated="8"/>
          <table:table-cell/>
          <table:table-cell table:style-name="ce2" table:number-columns-repeated="16"/>
          <table:table-cell table:number-columns-repeated="998"/>
        </table:table-row>
        <table:table-row table:style-name="ro2">
          <table:table-cell table:style-name="ce7" table:formula="of:=COUNT([.A7:.A454])" office:value-type="float" office:value="448" calcext:value-type="float">
            <text:p>448</text:p>
          </table:table-cell>
          <table:table-cell table:style-name="ce7" table:formula="of:=COUNTIF([.B7:.B454];&quot;X&quot;)" office:value-type="float" office:value="373" calcext:value-type="float">
            <text:p>373</text:p>
          </table:table-cell>
          <table:table-cell table:style-name="ce7" table:formula="of:=COUNTIF([.C7:.C454];&quot;X&quot;)" office:value-type="float" office:value="14" calcext:value-type="float">
            <text:p>14</text:p>
          </table:table-cell>
          <table:table-cell table:style-name="ce7" table:formula="of:=COUNTIF([.D7:.D454];&quot;X&quot;)" office:value-type="float" office:value="45" calcext:value-type="float">
            <text:p>45</text:p>
          </table:table-cell>
          <table:table-cell table:style-name="ce7" table:formula="of:=COUNTIF([.E7:.E454];&quot;X&quot;)" office:value-type="float" office:value="0" calcext:value-type="float">
            <text:p>0</text:p>
          </table:table-cell>
          <table:table-cell table:style-name="ce7" table:formula="of:=COUNTIF([.F7:.F454];&quot;X&quot;)" office:value-type="float" office:value="47" calcext:value-type="float">
            <text:p>47</text:p>
          </table:table-cell>
          <table:table-cell table:style-name="ce25" table:formula="of:=SUM([.B2:.F2])" office:value-type="float" office:value="479" calcext:value-type="float">
            <text:p>479</text:p>
          </table:table-cell>
          <table:table-cell table:style-name="ce2" table:number-columns-repeated="19"/>
          <table:table-cell table:number-columns-repeated="998"/>
        </table:table-row>
        <table:table-row table:style-name="ro2">
          <table:table-cell table:style-name="ce3" office:value-type="string" calcext:value-type="string">
            <text:p>Seu nome:</text:p>
          </table:table-cell>
          <table:table-cell table:style-name="ce23" office:value-type="string" calcext:value-type="string" table:number-columns-spanned="6" table:number-rows-spanned="1">
            <text:p>Mário Júnior – Turma XP – Tribo B</text:p>
          </table:table-cell>
          <table:covered-table-cell table:style-name="ce26"/>
          <table:covered-table-cell table:number-columns-repeated="3" table:style-name="ce27"/>
          <table:covered-table-cell table:style-name="ce29"/>
          <table:table-cell table:style-name="ce2" table:number-columns-repeated="19"/>
          <table:table-cell table:number-columns-repeated="998"/>
        </table:table-row>
        <table:table-row table:style-name="ro3">
          <table:table-cell table:style-name="ce2"/>
          <table:table-cell table:style-name="ce7" table:number-columns-repeated="5"/>
          <table:table-cell table:style-name="ce2" table:number-columns-repeated="20"/>
          <table:table-cell table:number-columns-repeated="998"/>
        </table:table-row>
        <table:table-row table:style-name="ro4">
          <table:table-cell table:style-name="ce4" office:value-type="string" calcext:value-type="string" table:number-columns-spanned="1" table:number-rows-spanned="2">
            <text:p>Data</text:p>
          </table:table-cell>
          <table:table-cell table:style-name="ce30" office:value-type="string" calcext:value-type="string" table:number-columns-spanned="5" table:number-rows-spanned="1">
            <text:p>Emoção mais frequente no dia</text:p>
          </table:table-cell>
          <table:covered-table-cell table:number-columns-repeated="3" table:style-name="ce26"/>
          <table:covered-table-cell table:style-name="ce28"/>
          <table:table-cell table:style-name="ce30" office:value-type="string" calcext:value-type="string" table:number-columns-spanned="1" table:number-rows-spanned="2">
            <text:p>Gatilho: que situações dispararam essa emoção em você?</text:p>
          </table:table-cell>
          <table:table-cell table:style-name="ce30" office:value-type="string" calcext:value-type="string" table:number-columns-spanned="1" table:number-rows-spanned="2">
            <text:p>Sua reação: como você efetivamente agiu após essa emoção?</text:p>
          </table:table-cell>
          <table:table-cell table:style-name="ce30" office:value-type="string" calcext:value-type="string" table:number-columns-spanned="1" table:number-rows-spanned="2">
            <text:p>Reações alternativas: de que outras maneiras você poderia ter reagido?</text:p>
          </table:table-cell>
          <table:table-cell table:style-name="ce30" office:value-type="string" calcext:value-type="string" table:number-columns-spanned="1" table:number-rows-spanned="2">
            <text:p>O que eu fiz PARA MIM hoje?</text:p>
            <text:p>1:1 com Silvinha em 07/02/22</text:p>
          </table:table-cell>
          <table:table-cell table:style-name="ce2" table:number-columns-repeated="16"/>
          <table:table-cell table:number-columns-repeated="998"/>
        </table:table-row>
        <table:table-row table:style-name="ro4">
          <table:covered-table-cell table:style-name="ce19"/>
          <table:table-cell table:style-name="ce30" office:value-type="string" calcext:value-type="string">
            <text:p>Alegria</text:p>
          </table:table-cell>
          <table:table-cell table:style-name="ce30" office:value-type="string" calcext:value-type="string">
            <text:p>Raiva</text:p>
          </table:table-cell>
          <table:table-cell table:style-name="ce30" office:value-type="string" calcext:value-type="string">
            <text:p>Medo</text:p>
          </table:table-cell>
          <table:table-cell table:style-name="ce30" office:value-type="string" calcext:value-type="string">
            <text:p>Nojo</text:p>
          </table:table-cell>
          <table:table-cell table:style-name="ce30" office:value-type="string" calcext:value-type="string">
            <text:p>Tristeza</text:p>
          </table:table-cell>
          <table:covered-table-cell table:number-columns-repeated="4" table:style-name="ce19"/>
          <table:table-cell table:style-name="ce2" table:number-columns-repeated="16"/>
          <table:table-cell table:number-columns-repeated="998"/>
        </table:table-row>
        <table:table-row table:style-name="ro5">
          <table:table-cell table:style-name="ce6" office:value-type="date" office:date-value="2021-12-13" calcext:value-type="date">
            <text:p>1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ausência de dia letivo TRYBE.</text:p>
          </table:table-cell>
          <table:table-cell table:style-name="ce15" office:value-type="string" calcext:value-type="string">
            <text:p>Fiquei quase o dia todo sem ação, até que ao final da tarde, decidi fazer uma agenda para os próximos dias.</text:p>
          </table:table-cell>
          <table:table-cell table:style-name="ce15" office:value-type="string" calcext:value-type="string">
            <text:p>Eu poderia ter pego logo no início da tarde para fazer a agenda e já começar agindo em algumas frente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14" calcext:value-type="date">
            <text:p>14/12/2021</text:p>
          </table:table-cell>
          <table:table-cell table:style-name="ce10"/>
          <table:table-cell table:style-name="ce10" office:value-type="string" calcext:value-type="string">
            <text:p>X</text:p>
          </table:table-cell>
          <table:table-cell table:style-name="ce10" table:number-columns-repeated="3"/>
          <table:table-cell table:style-name="ce15" office:value-type="string" calcext:value-type="string">
            <text:p>Meus planos não estão dando certo.</text:p>
          </table:table-cell>
          <table:table-cell table:style-name="ce15" office:value-type="string" calcext:value-type="string">
            <text:p>Fiquei bravo comigo e com os outros ao meu redor.</text:p>
          </table:table-cell>
          <table:table-cell table:style-name="ce15" office:value-type="string" calcext:value-type="string">
            <text:p>Eu poderia ter me acalmado e aceitado a situação, entendendo que amanhã é outr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15" calcext:value-type="date">
            <text:p>1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bate-papo muito bom, mediado pelo Summer Thalles, onde expusemos algumas de nossas vulnerabilidades, aprendemos com trocas de experiências riquíssimas entre os colegas e foi muito agregador.</text:p>
          </table:table-cell>
          <table:table-cell table:style-name="ce15" office:value-type="string" calcext:value-type="string">
            <text:p>Eu fiquei bastante energizado para dar continuidade aos meus estudos e contribuir com as demais pessoas estudantes, desenvolvendo-nos mutuamente.</text:p>
          </table:table-cell>
          <table:table-cell table:style-name="ce15" office:value-type="string" calcext:value-type="string">
            <text:p>Eu poderia ter me fechado e não compartilhado minhas vulnerabilidades e isso teria me privado das trocas que tivemos entre todas 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6" calcext:value-type="date">
            <text:p>1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minhas tarefas, em acordo com a agenda que me propus, fui organizado e disciplinado.</text:p>
          </table:table-cell>
          <table:table-cell table:style-name="ce15" office:value-type="string" calcext:value-type="string">
            <text:p>Me concentrei ainda mais em tudo o que precisava fazer e fiz com dedicação e empenho.</text:p>
          </table:table-cell>
          <table:table-cell table:style-name="ce15" office:value-type="string" calcext:value-type="string">
            <text:p>Eu poderia ter me desfocado e não me dedicado aos planos que tracei.</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17" calcext:value-type="date">
            <text:p>17/12/2021</text:p>
          </table:table-cell>
          <table:table-cell table:style-name="ce10"/>
          <table:table-cell table:number-columns-repeated="2" table:style-name="ce10" office:value-type="string" calcext:value-type="string">
            <text:p>X</text:p>
          </table:table-cell>
          <table:table-cell table:style-name="ce10" table:number-columns-repeated="2"/>
          <table:table-cell table:style-name="ce15" office:value-type="string" calcext:value-type="string">
            <text:p>Tudo o que eu estou tentando fazer está dando errado e eu sinceramente estou com muito medo de não conseguir resistir por muito tempo.</text:p>
          </table:table-cell>
          <table:table-cell table:style-name="ce15" office:value-type="string" calcext:value-type="string">
            <text:p>Fiquei desolado, sem controle, me sentindo totalmente fraco e sem capacidade de seguir em frente.</text:p>
          </table:table-cell>
          <table:table-cell table:style-name="ce15" office:value-type="string" calcext:value-type="string">
            <text:p>Poderia tentar me manter positivo. Mas, realmente, não estou consegu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8" calcext:value-type="date">
            <text:p>18/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ímos para encontrarmos alguns amigos e todos os lugares estão lotados e tumultuados e isso me entristece.</text:p>
          </table:table-cell>
          <table:table-cell table:style-name="ce15" office:value-type="string" calcext:value-type="string">
            <text:p>Fiquei sério e compenetrado, até tentei me divertir mas não consegui muito.</text:p>
          </table:table-cell>
          <table:table-cell table:style-name="ce15" office:value-type="string" calcext:value-type="string">
            <text:p>Poderia relevar a situação e relaxar, mas a junção dos problemas não me estão permitind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19" calcext:value-type="date">
            <text:p>19/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todo momento do dia, me lembrando do quanto não estou conseguindo fazer as coisas da forma como eu gostaria.</text:p>
          </table:table-cell>
          <table:table-cell table:style-name="ce15" office:value-type="string" calcext:value-type="string">
            <text:p>Me senti fraco, sem ânimo, sem energia e sem vontade.</text:p>
          </table:table-cell>
          <table:table-cell table:style-name="ce15" office:value-type="string" calcext:value-type="string">
            <text:p>Poderia tentar entender melhor a situação e buscar soluções diversas aos problem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0" calcext:value-type="date">
            <text:p>2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uitas palavras de fé de um casal de amigos muito queridos para mim, minha família e minha casa.</text:p>
          </table:table-cell>
          <table:table-cell table:style-name="ce15" office:value-type="string" calcext:value-type="string">
            <text:p>Tive um momento de paz de espírito muito bom e consegui passar um dia mais tranquilo.</text:p>
          </table:table-cell>
          <table:table-cell table:style-name="ce15" office:value-type="string" calcext:value-type="string">
            <text:p>Eu poderia ter me mantido triste ou sem ação, caso não tivesse aceitado as palavras de fé.</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1" calcext:value-type="date">
            <text:p>21/12/2021</text:p>
          </table:table-cell>
          <table:table-cell table:style-name="ce10" office:value-type="string" calcext:value-type="string">
            <text:p>X</text:p>
          </table:table-cell>
          <table:table-cell table:style-name="ce10" table:number-columns-repeated="4"/>
          <table:table-cell table:style-name="ce15" office:value-type="string" calcext:value-type="string">
            <text:p>Levei o dia com mais calma e leveza, realizando cada coisa ao seu tempo, e isso me proporcionou mais paz de espírito.</text:p>
          </table:table-cell>
          <table:table-cell table:style-name="ce15" office:value-type="string" calcext:value-type="string">
            <text:p>Eu me senti com mais energia, foco e capaz de buscar saídas aos problemas que não param de aparecerem.</text:p>
          </table:table-cell>
          <table:table-cell table:style-name="ce15" office:value-type="string" calcext:value-type="string">
            <text:p>Eu poderia continuar não agindo e desanima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1-12-22" calcext:value-type="date">
            <text:p>22/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text:p>
          </table:table-cell>
          <table:table-cell table:style-name="ce15" office:value-type="string" calcext:value-type="string">
            <text:p>Fiquei calmo e segui fazendo tudo o que consegui fazer de melhor.</text:p>
          </table:table-cell>
          <table:table-cell table:style-name="ce15" office:value-type="string" calcext:value-type="string">
            <text:p>Eu poderia não ficar contente com o meu atual progresso e regredi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3" calcext:value-type="date">
            <text:p>23/12/2021</text:p>
          </table:table-cell>
          <table:table-cell table:style-name="ce10" table:number-columns-repeated="4"/>
          <table:table-cell table:style-name="ce10" office:value-type="string" calcext:value-type="string">
            <text:p>X</text:p>
          </table:table-cell>
          <table:table-cell table:style-name="ce15" office:value-type="string" calcext:value-type="string">
            <text:p>Saber que, vai chegar mais um Natal e, mesmo fazendo tudo o que posso, eu não consegui atingir um objetivo que já persigo há dois anos.</text:p>
          </table:table-cell>
          <table:table-cell table:style-name="ce15" office:value-type="string" calcext:value-type="string">
            <text:p>Fiquei bem chateado e sem energia, sem conseguir realizar quase nada ao longo do dia.</text:p>
          </table:table-cell>
          <table:table-cell table:style-name="ce15" office:value-type="string" calcext:value-type="string">
            <text:p>Eu poderia buscar alegria em outras coisas, ou mesmo me distrair buscando outros focos, mas a proximidade com datas festivas me deixa ainda mais sensível.</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4" calcext:value-type="date">
            <text:p>24/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 família reunida na casa de minha mãe, minha esposa e filha contentes com o dia e eu pude ajudar um colega Tryber a solucionar dúvidas de lógica de um projeto.</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deixado alegrar e me mantido preocupado com outras questõe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5" calcext:value-type="date">
            <text:p>25/12/2021</text:p>
          </table:table-cell>
          <table:table-cell table:style-name="ce10" office:value-type="string" calcext:value-type="string">
            <text:p>X</text:p>
          </table:table-cell>
          <table:table-cell table:style-name="ce10" table:number-columns-repeated="4"/>
          <table:table-cell table:style-name="ce15" office:value-type="string" calcext:value-type="string">
            <text:p>Ver minha filha radiante com o presente que ganhou, estudar um pouco de Lógica e outras informações sobre Programação, ter ideia de um novo projeto.</text:p>
          </table:table-cell>
          <table:table-cell table:style-name="ce15" office:value-type="string" calcext:value-type="string">
            <text:p>Me senti pensativo sobre tudo o que ainda pode vir de bom.</text:p>
          </table:table-cell>
          <table:table-cell table:style-name="ce15" office:value-type="string" calcext:value-type="string">
            <text:p>Eu poderia não ter me permitido vivenciar o momento alegre e ter sentido culp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1-12-26" calcext:value-type="date">
            <text:p>26/12/2021</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tranquilo em família e minha filha andou, pela primeira vez, no patins que ela ganhou de presente de Natal e adorou.</text:p>
          </table:table-cell>
          <table:table-cell table:style-name="ce15" office:value-type="string" calcext:value-type="string">
            <text:p>Fiquei tranquilo, passei o dia fazendo várias coisas em família e me senti em paz.</text:p>
          </table:table-cell>
          <table:table-cell table:style-name="ce15" office:value-type="string" calcext:value-type="string">
            <text:p>Poderia não vivenciar o momento, ficar ansioso e não me deixar relaxar.</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7" calcext:value-type="date">
            <text:p>27/12/2021</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um querido amigo da TRYBE, Turma 19, com dois projetos (Pixel Art e ToDo List) e ele conseguiu evoluir muito bem, sendo que ele não estava conseguindo avançar.</text:p>
          </table:table-cell>
          <table:table-cell table:style-name="ce15" office:value-type="string" calcext:value-type="string">
            <text:p>Fui tomado por uma energia muito boa, me sentindo útil e capaz, por conseguir orientar o raciocínio do amigo e vê-lo progredir nos projetos.</text:p>
          </table:table-cell>
          <table:table-cell table:style-name="ce15" office:value-type="string" calcext:value-type="string">
            <text:p>Eu poderia não ter me animado e não ter me dedicado o suficiente para estimulá-l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1-12-28" calcext:value-type="date">
            <text:p>28/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JS Unit Tests’ do Bloco atual, cumprindo todos os requisitos e compreendendo bem tanto o uso dos códigos de testes quanto as funções desenvolvidas.</text:p>
          </table:table-cell>
          <table:table-cell table:style-name="ce15" office:value-type="string" calcext:value-type="string">
            <text:p>Me senti tranquilo e empolgado para continuar focado e dedicado aos estudos.</text:p>
          </table:table-cell>
          <table:table-cell table:style-name="ce15" office:value-type="string" calcext:value-type="string">
            <text:p>Poderia ter me decepcionado pelas dificuldades de compreensão que tive no começo e me deixado levar por frustaçõ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1-12-29" calcext:value-type="date">
            <text:p>29/12/2021</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em 100% (Mistery Letter) e também concluí a primeira etapa do treinamento que ganhamos da XP, tudo isso me proporcionou uma energia muito boa!</text:p>
          </table:table-cell>
          <table:table-cell table:style-name="ce15" office:value-type="string" calcext:value-type="string">
            <text:p>Fiquei muito empolgado e fortalecido, pois esses objetivos cumpridos, têm sido fonte de renovo das minhas esperanças.</text:p>
          </table:table-cell>
          <table:table-cell table:style-name="ce15" office:value-type="string" calcext:value-type="string">
            <text:p>Eu poderia ficar inerte, sem avaliar esses pequenos progressos e não me permitir alegrar-me.</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0" calcext:value-type="date">
            <text:p>30/12/2021</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conseguiu folga por quatro dias, ajudei meu amigo a compreender e passar em mais um projeto, finalizei todo o treinamento da XP e consegui refatorar um erro de um dos códigos que não estava executando corretamente.</text:p>
          </table:table-cell>
          <table:table-cell table:style-name="ce15" office:value-type="string" calcext:value-type="string">
            <text:p>Mais uma vez, fiquei muito empolgado e fortalecido, pois esses objetivos cumpridos, têm sido fonte de renovo das minhas esperanças.</text:p>
          </table:table-cell>
          <table:table-cell table:style-name="ce15" office:value-type="string" calcext:value-type="string">
            <text:p>Poderia não me permitir ficar alegre e ficar triste com as coisas que ainda não consegui resolver.</text:p>
          </table:table-cell>
          <table:table-cell table:style-name="ce15"/>
          <table:table-cell table:style-name="ce2" table:number-columns-repeated="16"/>
          <table:table-cell table:number-columns-repeated="998"/>
        </table:table-row>
        <table:table-row table:style-name="ro7">
          <table:table-cell table:style-name="ce6" office:value-type="date" office:date-value="2021-12-31" calcext:value-type="date">
            <text:p>31/12/2021</text:p>
          </table:table-cell>
          <table:table-cell table:style-name="ce10" table:number-columns-repeated="4"/>
          <table:table-cell table:style-name="ce10" office:value-type="string" calcext:value-type="string">
            <text:p>X</text:p>
          </table:table-cell>
          <table:table-cell table:style-name="ce15" office:value-type="string" calcext:value-type="string">
            <text:p>A reflexão sobre tudo o que passamos este ano, como foi um ano majoritariamente de perdas. Mesmo tendo algumas vitórias, o saldo foi muito menos positivo do que eu esperava. E isso muito me entristece.</text:p>
          </table:table-cell>
          <table:table-cell table:style-name="ce15" office:value-type="string" calcext:value-type="string">
            <text:p>Fiquei totalmente apático, chateado, sem vontade de fazer coisa alguma.</text:p>
          </table:table-cell>
          <table:table-cell table:style-name="ce15" office:value-type="string" calcext:value-type="string">
            <text:p>Eu poderia ter relevado essas questões, por seu um dia, digamos, festivo, porém, sequer minha família estava comemoran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1" calcext:value-type="date">
            <text:p>01/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observância de todos os desafios que tenho pela frente, onde posso ter êxito (ou não), me desencadearam desespero e, em consequência, um medo muito forte.</text:p>
          </table:table-cell>
          <table:table-cell table:style-name="ce15" office:value-type="string" calcext:value-type="string">
            <text:p>Tentei me conter, aproveitar os momentos com minha família para conversar e buscar enxergar novas perspectivas.</text:p>
          </table:table-cell>
          <table:table-cell table:style-name="ce15" office:value-type="string" calcext:value-type="string">
            <text:p>Poderia ter ficar fechado, calado, num canto, apenas pensativo e imerso em meus pensamento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02" calcext:value-type="date">
            <text:p>0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dia muito gostoso em família e pois voltamos às aulas da TRYBE a partir de amanhã (03/01/22).</text:p>
          </table:table-cell>
          <table:table-cell table:style-name="ce15" office:value-type="string" calcext:value-type="string">
            <text:p>Me empolguei bastante com a proximidade da volta a rotina de estudos e desenvolvimento.</text:p>
          </table:table-cell>
          <table:table-cell table:style-name="ce15" office:value-type="string" calcext:value-type="string">
            <text:p>Poderia ter me mantido triste e com medo, mas é hora de ir em frente (com medo e tristeza mesmo) com toda a Fé!</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03" calcext:value-type="date">
            <text:p>0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Voltamos com as aulas da TRYBE!</text:p>
          </table:table-cell>
          <table:table-cell table:style-name="ce15" office:value-type="string" calcext:value-type="string">
            <text:p>Me senti energizado, animado, empolgado, muito contente e esperançoso.</text:p>
          </table:table-cell>
          <table:table-cell table:style-name="ce15" office:value-type="string" calcext:value-type="string">
            <text:p>Poderia ignorar todos os sentimentos bons e permanecer triste e chatea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04" calcext:value-type="date">
            <text:p>0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r de mais um dia de aula TRYBE, conseguir compreender todo o conteúdo e executar os exercícios e ainda, o melhor, poder ajudar a esclarecer sintaxe e funcionamento de códigos com os colegas.</text:p>
          </table:table-cell>
          <table:table-cell table:style-name="ce15" office:value-type="string" calcext:value-type="string">
            <text:p>Fiquei muito bem, sentindo que estou no caminho certo e conseguindo evoluir rumo ao meu objetivo.</text:p>
          </table:table-cell>
          <table:table-cell table:style-name="ce15" office:value-type="string" calcext:value-type="string">
            <text:p>Poderia não ter me empolgado e deixado tudo de lad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05" calcext:value-type="date">
            <text:p>05/01/2022</text:p>
          </table:table-cell>
          <table:table-cell table:number-columns-repeated="2" table:style-name="ce10" office:value-type="string" calcext:value-type="string">
            <text:p>X</text:p>
          </table:table-cell>
          <table:table-cell table:style-name="ce10" table:number-columns-repeated="3"/>
          <table:table-cell table:style-name="ce15" office:value-type="string" calcext:value-type="string">
            <text:p>Mais um dia fiquei muito alegre pela aula na TRYBE, por conseguir fazer todo o conteúdo e ainda ajudar outras pessoas. Porém, senti raiva de mim, por ainda cometer erros bobos no meu ofício matinal que estão comprometendo seriamente meus resultados.</text:p>
          </table:table-cell>
          <table:table-cell table:style-name="ce15" office:value-type="string" calcext:value-type="string">
            <text:p>Após o momento de raiva, eu pensei bem e mais uma vez, me comprometi ser ainda mais atencioso, pois dependo disso pro meu futuro mais breve. Na alegria, extravasei para que pudesse contagiar o máximo de pessoas.</text:p>
          </table:table-cell>
          <table:table-cell table:style-name="ce15" office:value-type="string" calcext:value-type="string">
            <text:p>Na hora da raiva, eu poderia mais uma vez ter tomado péssimas decisões e piorado o meu resultado e na alegria, poderia ser egoísta e não compartilhar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6" calcext:value-type="date">
            <text:p>0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7" calcext:value-type="date">
            <text:p>0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e ainda ajudar colegas em dificuldade com sucess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8" calcext:value-type="date">
            <text:p>08/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8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09" calcext:value-type="date">
            <text:p>0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conseguir progredir no Projeto atual da TRYBE atingindo os 90% e ainda passei um tempo com minha famíl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0" calcext:value-type="date">
            <text:p>1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participar das entrevistas de carreira/currículo e ajudar colegas pessoas estudantes da TRYBE na monitoria.</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pequena evolução ao ajudar os colegas.</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11" calcext:value-type="date">
            <text:p>1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conseguir antecipar os estudos e exercícios do dia da TRYBE fazendo uma preparação prévia e conseguir evoluir no último requisito do Projeto.</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 alegria com as outras pessoas.</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12" calcext:value-type="date">
            <text:p>1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Respeitar meus limites no meu ofício pela manhã e participar da mentoria de soft skills, expondo minha visão sobre aprendiza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1">
          <table:table-cell table:style-name="ce6" office:value-type="date" office:date-value="2022-01-13" calcext:value-type="date">
            <text:p>13/01/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apesar de o dia ter transcorrido bem, houveram várias pequenas situações que me entristeceram. Não fui tão bem no meu ofício, tive algumas dificuldades em fazer todo o conteúdo do dia e ainda tenho alguns problemas pessoais pra resolver que estão com tempo curtíssimo.</text:p>
          </table:table-cell>
          <table:table-cell table:style-name="ce15" office:value-type="string" calcext:value-type="string">
            <text:p>Eu fiquei o dia todo preocupado e tentando resolver o máximo de coisas que eu consegui.</text:p>
          </table:table-cell>
          <table:table-cell table:style-name="ce15" office:value-type="string" calcext:value-type="string">
            <text:p>Poderia não ter me preocupado tanto e seguido fazendo as coisas dentro do prazo que eu consigo, entendendo que algumas coisas não estão sob o meu controle e outras sim.</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14" calcext:value-type="date">
            <text:p>1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e ainda tivemos um momento com amigos queridos.</text:p>
          </table:table-cell>
          <table:table-cell table:style-name="ce15" office:value-type="string" calcext:value-type="string">
            <text:p>Eu me senti bem, com mais energia e vontade de seguir sendo útil.</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15" calcext:value-type="date">
            <text:p>15/01/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ificuldades em evoluir com o projeto e algumas questões pessoais.</text:p>
          </table:table-cell>
          <table:table-cell table:style-name="ce15" office:value-type="string" calcext:value-type="string">
            <text:p>Fiquei o dia todo um pouco chateado.</text:p>
          </table:table-cell>
          <table:table-cell table:style-name="ce15" office:value-type="string" calcext:value-type="string">
            <text:p>Poderia ter relevado as questões e me mantido alegre.</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16" calcext:value-type="date">
            <text:p>1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maravilhoso e abençoado em família, acordei com a resposta ao erro que o projeto apresentava, implementei e funcionou, consegui concluir o projeto com 100%.</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compartilhar minha alegria com minha família.</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7" calcext:value-type="date">
            <text:p>1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umprir várias tarefas, com calma e entendimento, valendo-me de tranquilidade, o dia de aula na TRYBE foi delicioso com o desenvolvimento de um projeto guiado desde o zero e ainda tivemos um momento com amigos queridos.</text:p>
          </table:table-cell>
          <table:table-cell table:style-name="ce15" office:value-type="string" calcext:value-type="string">
            <text:p>Eu senti muito entusiasmo e energia, fiquei mentalmente tranquilo e mais focado.</text:p>
          </table:table-cell>
          <table:table-cell table:style-name="ce15" office:value-type="string" calcext:value-type="string">
            <text:p>Poderia não ter me permitido sentir todos os bons sentimentos, nem sequer compartilhar minhas visões com as outras pessoas.</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1-18" calcext:value-type="date">
            <text:p>18/01/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Um passeio com minha filha e ajudar vários colegas da TRYBE com dois projetos (Zoo Functions e Shopping Cart) me alegraram sobremaneira. Mas, meu ofício e meus afazeres pessoais, emperraram mais uma vez, e isso muito me entristece.</text:p>
          </table:table-cell>
          <table:table-cell table:style-name="ce15" office:value-type="string" calcext:value-type="string">
            <text:p>Durante a manhã, fiquei bem resoluto com todos os problemas acontecendo. Mas, após o almoço, passeando com minha filha e depois sendo útil aos colegas da TRYBE me senti muito bem e entusiasmado.</text:p>
          </table:table-cell>
          <table:table-cell table:style-name="ce15" office:value-type="string" calcext:value-type="string">
            <text:p>Poderia ter mantido um estado de espírito calmo e tranquilo e levado assim para todo o dia. Pois, os problemas, como eu sei, sempre virão. O importante é que eu sou capaz de lidar com eles se tiverem solução e, se não tiverem, logo resolvidos estão também.</text:p>
          </table:table-cell>
          <table:table-cell table:style-name="ce15"/>
          <table:table-cell table:style-name="ce2" table:number-columns-repeated="16"/>
          <table:table-cell table:number-columns-repeated="998"/>
        </table:table-row>
        <table:table-row table:style-name="ro12">
          <table:table-cell table:style-name="ce6" office:value-type="date" office:date-value="2022-01-19" calcext:value-type="date">
            <text:p>19/01/2022</text:p>
          </table:table-cell>
          <table:table-cell table:number-columns-repeated="3" table:style-name="ce10" office:value-type="string" calcext:value-type="string">
            <text:p>X</text:p>
          </table:table-cell>
          <table:table-cell table:style-name="ce10" table:number-columns-repeated="2"/>
          <table:table-cell table:style-name="ce15" office:value-type="string" calcext:value-type="string">
            <text:p>Alegria pela nossa formatura da TRYBE em Fundamentos e por ajudar muitas pessoas da nossa Turma com requisitos do Projeto, além de ser reconhecido como um dos maiores colaboradores da Turma. Raiva pelas dificuldades que estou passando no meu ofício mesmo fazendo tudo o que está ao meu alcance. Medo, do que virá no novo Módulo de Front-End.</text:p>
          </table:table-cell>
          <table:table-cell table:style-name="ce15" office:value-type="string" calcext:value-type="string">
            <text:p>Sofri bastante pela manhã com as dificuldades em meu ofício, depois fiquei muito entusiasmado e cheio de energia ao ajudar os colegas no Projeto e me emocionei demais na nossa Formatura e introdução no novo Módulo.</text:p>
          </table:table-cell>
          <table:table-cell table:style-name="ce15" office:value-type="string" calcext:value-type="string">
            <text:p>Poderia ter me contido pela manhã e aceitado os resultados com mais calma, mas também poderia ter me contido e não vivenciado as alegrias e emoções posteriores.</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0" calcext:value-type="date">
            <text:p>2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dia maravilhoso dedicado às Soft Skills. Hoje, foi um um dia realmente perfeito!</text:p>
          </table:table-cell>
          <table:table-cell table:style-name="ce15" office:value-type="string" calcext:value-type="string">
            <text:p>Fiquei muito contente, me alegrei, me entusiasmei e me emocionei muito.</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1" calcext:value-type="date">
            <text:p>2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vários colegas com o projeto da TRYBE e, principalmente, o primeiro dia do Módulo de Front-End.</text:p>
          </table:table-cell>
          <table:table-cell table:style-name="ce15" office:value-type="string" calcext:value-type="string">
            <text:p>Fiquei muito contente, me alegrei, me entusiasmei e me diverti muito conhecendo toda a Equipe.</text:p>
          </table:table-cell>
          <table:table-cell table:style-name="ce15" office:value-type="string" calcext:value-type="string">
            <text:p>Poderia não ter me permitido vivenciar e saborear as conquistas.</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2" calcext:value-type="date">
            <text:p>22/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desde o acordar, passar o dia todo com a família, até a noite também muito divertida.</text:p>
          </table:table-cell>
          <table:table-cell table:style-name="ce15" office:value-type="string" calcext:value-type="string">
            <text:p>Fiquei contente e relaxado.</text:p>
          </table:table-cell>
          <table:table-cell table:style-name="ce15" office:value-type="string" calcext:value-type="string">
            <text:p>Não me permitir curtir, ficar tenso e não aproveitar os momentos.</text:p>
          </table:table-cell>
          <table:table-cell table:style-name="ce15"/>
          <table:table-cell table:style-name="ce2" table:number-columns-repeated="16"/>
          <table:table-cell table:number-columns-repeated="998"/>
        </table:table-row>
        <table:table-row table:style-name="ro13">
          <table:table-cell table:style-name="ce6" office:value-type="date" office:date-value="2022-01-23" calcext:value-type="date">
            <text:p>23/01/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de estudos, oração e também de muito descanso.</text:p>
          </table:table-cell>
          <table:table-cell table:style-name="ce15" office:value-type="string" calcext:value-type="string">
            <text:p>Fiquei muito bem.</text:p>
          </table:table-cell>
          <table:table-cell table:style-name="ce15" office:value-type="string" calcext:value-type="string">
            <text:p>Poderia ter me fechado e não aproveitado bem 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24" calcext:value-type="date">
            <text:p>24/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umprir meus objetivos pela manhã, ajudar colegas com o projeto da TRYBE e mais um dia de aula de Front-End.</text:p>
          </table:table-cell>
          <table:table-cell table:style-name="ce15" office:value-type="string" calcext:value-type="string">
            <text:p>Fiquei muito tranquilo, contente, relaxado e focado.</text:p>
          </table:table-cell>
          <table:table-cell table:style-name="ce15" office:value-type="string" calcext:value-type="string">
            <text:p>Poderia ter não me permitido os bons sentimentos que tive ao longo do dia.</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1-25" calcext:value-type="date">
            <text:p>25/0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lgumas dificuldades, consegui manter um bom controle pela manhã e ainda consegui terminar o todo o Projeto do dia com qualidade além de completar toda a estilização e ficar bem satisfeito com o resultado.</text:p>
          </table:table-cell>
          <table:table-cell table:style-name="ce15" office:value-type="string" calcext:value-type="string">
            <text:p>Fiquei calmo e certo de que estou evoluindo e fazendo as coisas com mais consistência.</text:p>
          </table:table-cell>
          <table:table-cell table:style-name="ce15" office:value-type="string" calcext:value-type="string">
            <text:p>Poderia ter me descontrolado e não ter agido com foco e atençã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1-26" calcext:value-type="date">
            <text:p>26/01/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trabalho pela manhã, cumpri bem minha agenda do dia, estudei previamente para o dia da TRYBE e tivemos uma aula muito empolgante com o prof. Cestari.</text:p>
          </table:table-cell>
          <table:table-cell table:style-name="ce15" office:value-type="string" calcext:value-type="string">
            <text:p>Fiquei bem satisfeito, muito contente, de certa forma aliviado.</text:p>
          </table:table-cell>
          <table:table-cell table:style-name="ce15" office:value-type="string" calcext:value-type="string">
            <text:p>Poderia ter ficado indiferente.</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7" calcext:value-type="date">
            <text:p>27/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pletei o mês positivamente no meu ofício pela manhã, o que foi um grande alívio.</text:p>
          </table:table-cell>
          <table:table-cell table:style-name="ce15" office:value-type="string" calcext:value-type="string">
            <text:p>Me senti tranquilo e mais leve para iniciar um próximo mês.</text:p>
          </table:table-cell>
          <table:table-cell table:style-name="ce15" office:value-type="string" calcext:value-type="string">
            <text:p>Poderia não ter me tranquilizado e me mantido em estado de preocupaçã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1-28" calcext:value-type="date">
            <text:p>28/01/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Começamos o projeto e, como já era previsto, mesmo tendo estudado todo o conteúdo e feito todos os exercícios, estou com muita dificuldade, pois o conteúdo é muito denso e abstrato.</text:p>
          </table:table-cell>
          <table:table-cell table:style-name="ce15" office:value-type="string" calcext:value-type="string">
            <text:p>Fiquei bastante chateado, pois achei um pouco absurdo um projeto tão desafiador, comparado ao que nos foi dado para estudo como base.</text:p>
          </table:table-cell>
          <table:table-cell table:style-name="ce15" office:value-type="string" calcext:value-type="string">
            <text:p>Poderia ter ficado mais calmo e seguir tentando.</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1-29" calcext:value-type="date">
            <text:p>29/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tranquilo com minha família e pessoas amigas muito divertidas e inspiradora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0" calcext:value-type="date">
            <text:p>30/0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bom dia, com amigos queridos e ao final, com a oportunidade de ouvir a palavra de Deus.</text:p>
          </table:table-cell>
          <table:table-cell table:style-name="ce15" office:value-type="string" calcext:value-type="string">
            <text:p>Fiquei calmo, tranquilo e revitalizado.</text:p>
          </table:table-cell>
          <table:table-cell table:style-name="ce15" office:value-type="string" calcext:value-type="string">
            <text:p>Poderia ter ficado preocupado com outras coisas, indiferente, não viver o momento presente.</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1-31" calcext:value-type="date">
            <text:p>31/0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r terminar o projeto com 100% nos requisitos obrigatórios e bônus, mesmo estando bem cansado.</text:p>
          </table:table-cell>
          <table:table-cell table:style-name="ce15" office:value-type="string" calcext:value-type="string">
            <text:p>Me senti calmo e sereno.</text:p>
          </table:table-cell>
          <table:table-cell table:style-name="ce15" office:value-type="string" calcext:value-type="string">
            <text:p>Poderia ter ficado agitado e não focado em terminar o projeto.</text:p>
          </table:table-cell>
          <table:table-cell table:style-name="ce15"/>
          <table:table-cell table:style-name="ce2" table:number-columns-repeated="16"/>
          <table:table-cell table:number-columns-repeated="998"/>
        </table:table-row>
        <table:table-row table:style-name="ro7">
          <table:table-cell table:style-name="ce6" office:value-type="date" office:date-value="2022-02-01" calcext:value-type="date">
            <text:p>01/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inha cabeça está um pouco cansada e isso me fez questionar minha capacidade, pois, acabei de me desgastar muito pra entregar um projeto e já veio novo conteúdo muito denso e profundo e mais complexidade.</text:p>
          </table:table-cell>
          <table:table-cell table:style-name="ce15" office:value-type="string" calcext:value-type="string">
            <text:p>Fiquei um pouco apavorado e retraído durante todo o dia, inclusive com um pouco de dor física na cabeça.</text:p>
          </table:table-cell>
          <table:table-cell table:style-name="ce15" office:value-type="string" calcext:value-type="string">
            <text:p>Poderia ter me mantido mais calmo e seguir em frente, crendo que os aprendizados vão se solidificando à cada nova utilização.</text:p>
          </table:table-cell>
          <table:table-cell table:style-name="ce15"/>
          <table:table-cell table:style-name="ce2" table:number-columns-repeated="16"/>
          <table:table-cell table:number-columns-repeated="998"/>
        </table:table-row>
        <table:table-row table:style-name="ro10">
          <table:table-cell table:style-name="ce6" office:value-type="date" office:date-value="2022-02-02" calcext:value-type="date">
            <text:p>02/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aquele dia de ter todos os sentimentos não tão bons de uma vez. Segundo dia do mês, peguei meu ofício e me permiti fazer a pior coisa. Sofri uma perda, pela qual terei que trabalhar todo o mês pra tentar recuperar… Enfim, mais um duro aprendizado!</text:p>
          </table:table-cell>
          <table:table-cell table:style-name="ce15" office:value-type="string" calcext:value-type="string">
            <text:p>Por mais incrível que pareça, eu reagi com tranquilidade, pois, por pior que tenha sido minha ação e o resultado, eu fiz tudo de forma consciente, sabendo dos possíveis danos. Agora, é recolher os cacos e tentar seguir o mês. É possível!</text:p>
          </table:table-cell>
          <table:table-cell table:style-name="ce15" office:value-type="string" calcext:value-type="string">
            <text:p>Poderia ter entrado em desespero total, ficado irritado, revoltado.</text:p>
          </table:table-cell>
          <table:table-cell table:style-name="ce15"/>
          <table:table-cell table:style-name="ce2" table:number-columns-repeated="16"/>
          <table:table-cell table:number-columns-repeated="998"/>
        </table:table-row>
        <table:table-row table:style-name="ro8">
          <table:table-cell table:style-name="ce6" office:value-type="date" office:date-value="2022-02-03" calcext:value-type="date">
            <text:p>0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apesar de alguns pequenos equívocos, consegui fazer muita coisa bem e estou progredindo no projeto da TRYBE com bom entendimento do conteúdo.</text:p>
          </table:table-cell>
          <table:table-cell table:style-name="ce15" office:value-type="string" calcext:value-type="string">
            <text:p>Eu agi de forma tranquila ao longo do dia, com atenção a cada detalhe e fazendo tudo com calma e concentração.</text:p>
          </table:table-cell>
          <table:table-cell table:style-name="ce15" office:value-type="string" calcext:value-type="string">
            <text:p>Poderia ter me mantido como o dia de ontem, totalmente perdido.</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4" calcext:value-type="date">
            <text:p>04/0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meti mais um equívoco hoje no meu ofício pela manhã, mas ainda bem que, por Deus, consegui lograr êxito. E, no projeto da TRYBE, comecei a patinar nos requisitos e ter certa dificuldade.</text:p>
          </table:table-cell>
          <table:table-cell table:style-name="ce15" office:value-type="string" calcext:value-type="string">
            <text:p>Fiquei preocupado, será que eu conseguirei confirmar meu desenvolvimento bem sucedido em meu ofício, será que eu conseguirei entregar este projeto com 100% de todos os requisitos.</text:p>
          </table:table-cell>
          <table:table-cell table:style-name="ce15" office:value-type="string" calcext:value-type="string">
            <text:p>Poderia ter mantido a calma, apenas aceitado que hoje foi um dia não tão bom, como outro qualquer e que amanhã é um novo dia!</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5" calcext:value-type="date">
            <text:p>0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abençoado e tranquilo ao lado da família e amigos e ainda ofertei ajuda aos colegas da TRYBE.</text:p>
          </table:table-cell>
          <table:table-cell table:style-name="ce15" office:value-type="string" calcext:value-type="string">
            <text:p>Passei o dia bem e contente.</text:p>
          </table:table-cell>
          <table:table-cell table:style-name="ce15" office:value-type="string" calcext:value-type="string">
            <text:p>Poderia ter me deixado preocupado com o que ainda preciso fazer no projeto e com os próximos conteúdos por vir.</text:p>
          </table:table-cell>
          <table:table-cell table:style-name="ce15"/>
          <table:table-cell table:style-name="ce2" table:number-columns-repeated="16"/>
          <table:table-cell table:number-columns-repeated="998"/>
        </table:table-row>
        <table:table-row table:style-name="ro6">
          <table:table-cell table:style-name="ce6" office:value-type="date" office:date-value="2022-02-06" calcext:value-type="date">
            <text:p>0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dormi, descansei, passei momentos com minha família, estudei um pouco e orei.</text:p>
          </table:table-cell>
          <table:table-cell table:style-name="ce15" office:value-type="string" calcext:value-type="string">
            <text:p>Fiquei tranquilo ao longo do dia.</text:p>
          </table:table-cell>
          <table:table-cell table:style-name="ce15" office:value-type="string" calcext:value-type="string">
            <text:p>Poderia ter ficado preocupado e ansioso.</text:p>
          </table:table-cell>
          <table:table-cell table:style-name="ce15"/>
          <table:table-cell table:style-name="ce2" table:number-columns-repeated="16"/>
          <table:table-cell table:number-columns-repeated="998"/>
        </table:table-row>
        <table:table-row table:style-name="ro5">
          <table:table-cell table:style-name="ce6" office:value-type="date" office:date-value="2022-02-07" calcext:value-type="date">
            <text:p>0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 primeiro dia de volta às aulas de minha filha, ajudei muitas pessoas colegas da TRYBE e concluí o projeto com 100%.</text:p>
          </table:table-cell>
          <table:table-cell table:style-name="ce15" office:value-type="string" calcext:value-type="string">
            <text:p>Fiquei bem contente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8" calcext:value-type="date">
            <text:p>0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ti mais um equívoco hoje no meu ofício pela manhã, mas ainda bem que, por Deus, consegui lograr êxito. Consegui começar uma boa estilização do Projeto e também ter um bom dia de aprendizado.</text:p>
          </table:table-cell>
          <table:table-cell table:style-name="ce15" office:value-type="string" calcext:value-type="string">
            <text:p>Fiquei contente, tranquilo e motivado.</text:p>
          </table:table-cell>
          <table:table-cell table:style-name="ce15" office:value-type="string" calcext:value-type="string">
            <text:p>Poderia ter ignorado toda a alegria do dia.</text:p>
          </table:table-cell>
          <table:table-cell table:style-name="ce15"/>
          <table:table-cell table:style-name="ce2" table:number-columns-repeated="16"/>
          <table:table-cell table:number-columns-repeated="998"/>
        </table:table-row>
        <table:table-row table:style-name="ro9">
          <table:table-cell table:style-name="ce6" office:value-type="date" office:date-value="2022-02-09" calcext:value-type="date">
            <text:p>0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udo correu maravilhosamente bem. Eu cumpri tudo o que devia, como devia. Nosso início do Projeto em grupo foi bastante promissor, com muito entendimento, apoio mútuo e desenvolvimento tranquil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9">
          <table:table-cell table:style-name="ce6" office:value-type="date" office:date-value="2022-02-10" calcext:value-type="date">
            <text:p>1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com muito entendimento, apoio mútuo e bom desenvolvimento.</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Me diverti com a equipe de Projeto!</text:p>
          </table:table-cell>
          <table:table-cell table:style-name="ce2" table:number-columns-repeated="16"/>
          <table:table-cell table:number-columns-repeated="998"/>
        </table:table-row>
        <table:table-row table:style-name="ro8">
          <table:table-cell table:style-name="ce6" office:value-type="date" office:date-value="2022-02-11" calcext:value-type="date">
            <text:p>11/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mais um dia, tudo correu bem. Eu cumpri o que devia, como devia. Nossa continuidade do Projeto em grupo foi muito bom e já atingimos os 80% dos requisitos obrigatórios.</text:p>
          </table:table-cell>
          <table:table-cell table:style-name="ce15" office:value-type="string" calcext:value-type="string">
            <text:p>Agi de forma calma e serena, seguindo todo o planejamento do dia.</text:p>
          </table:table-cell>
          <table:table-cell table:style-name="ce15" office:value-type="string" calcext:value-type="string">
            <text:p>Poderia ter ficado apático ou não reconhecido o valor que o dia teve.</text:p>
          </table:table-cell>
          <table:table-cell table:style-name="ce15" office:value-type="string" calcext:value-type="string">
            <text:p>Passeei com minha filha e comi churros.</text:p>
          </table:table-cell>
          <table:table-cell table:style-name="ce2" table:number-columns-repeated="16"/>
          <table:table-cell table:number-columns-repeated="998"/>
        </table:table-row>
        <table:table-row table:style-name="ro5">
          <table:table-cell table:style-name="ce6" office:value-type="date" office:date-value="2022-02-12" calcext:value-type="date">
            <text:p>1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cheio de diversão com minha família. Além de progredirmos mais um pouco no projeto.</text:p>
          </table:table-cell>
          <table:table-cell table:style-name="ce15" office:value-type="string" calcext:value-type="string">
            <text:p>Passei o dia todo me divertindo.</text:p>
          </table:table-cell>
          <table:table-cell table:style-name="ce15" office:value-type="string" calcext:value-type="string">
            <text:p>Poderia ter ficado preocupado com o que ainda temos que fazer no projeto.</text:p>
          </table:table-cell>
          <table:table-cell table:style-name="ce15" office:value-type="string" calcext:value-type="string">
            <text:p>Brinquei com minha filha, comi cachorro-quente, assisti filme com minha esposa.</text:p>
          </table:table-cell>
          <table:table-cell table:style-name="ce2" table:number-columns-repeated="16"/>
          <table:table-cell table:number-columns-repeated="998"/>
        </table:table-row>
        <table:table-row table:style-name="ro9">
          <table:table-cell table:style-name="ce6" office:value-type="date" office:date-value="2022-02-13" calcext:value-type="date">
            <text:p>13/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esforço e aprendizado, onde consegui refatorar todo o código necessário do Projeto e os requisitos que estavam muito complexos, passaram.</text:p>
          </table:table-cell>
          <table:table-cell table:style-name="ce15" office:value-type="string" calcext:value-type="string">
            <text:p>Passei parte do dia com minha família e a outra parte me desafiando a resolver o código.</text:p>
          </table:table-cell>
          <table:table-cell table:style-name="ce15" office:value-type="string" calcext:value-type="string">
            <text:p>Poderia ter desistido e não me esforçado fazer acontec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14" calcext:value-type="date">
            <text:p>1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mais um dia bom no meu ofício matinal e consegui aprender um pouco mais no Projeto da TRYBE.</text:p>
          </table:table-cell>
          <table:table-cell table:style-name="ce15" office:value-type="string" calcext:value-type="string">
            <text:p>Fiquei bem e tranquilo.</text:p>
          </table:table-cell>
          <table:table-cell table:style-name="ce15" office:value-type="string" calcext:value-type="string">
            <text:p>Poderia ter ficado nervoso por algumas questões que ainda estão por resolver.</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2-15" calcext:value-type="date">
            <text:p>1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várias questões resolvidas e 100/100% no Projeto.</text:p>
          </table:table-cell>
          <table:table-cell table:style-name="ce15" office:value-type="string" calcext:value-type="string">
            <text:p>Reagi me sentindo muito bem, animado e cheio de energia.</text:p>
          </table:table-cell>
          <table:table-cell table:style-name="ce15" office:value-type="string" calcext:value-type="string">
            <text:p>Poderia ter me mantido sem ânimo, só deixando o dia passar.</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0">
          <table:table-cell table:style-name="ce6" office:value-type="date" office:date-value="2022-02-16" calcext:value-type="date">
            <text:p>16/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iquei com medo, pois mais uma vez, me deixei ficar em situação ruim no meu ofício e quase tive uma perda irreparável. Mas, a alegria veio, pois Deus permitiu que boa parte do problema se revertesse e o restante do dia foi de muito aprendizado.</text:p>
          </table:table-cell>
          <table:table-cell table:style-name="ce15" office:value-type="string" calcext:value-type="string">
            <text:p>Reagi ficando apreensivo e depois relaxando e curtindo o restante do dia.</text:p>
          </table:table-cell>
          <table:table-cell table:style-name="ce15" office:value-type="string" calcext:value-type="string">
            <text:p>Poderia ter agido de forma ignorante e não ter buscado a calma que busquei.</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2-17" calcext:value-type="date">
            <text:p>17/02/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foi talvez um dos piores dias da minha vida, TUDO o que (não) podia dar errado, deu. Perdi dinheiro, prazos, processos e fiquei sem rumo.</text:p>
          </table:table-cell>
          <table:table-cell table:style-name="ce15" office:value-type="string" calcext:value-type="string">
            <text:p>Fiquei completamente revoltado e perdido. Sinceramente, não sei mais o que fazer.</text:p>
          </table:table-cell>
          <table:table-cell table:style-name="ce15" office:value-type="string" calcext:value-type="string">
            <text:p>Nem sei como poderia/deveria ter reagido. Ainda estou tentando digerir tudo.</text:p>
          </table:table-cell>
          <table:table-cell table:style-name="ce15" office:value-type="string" calcext:value-type="string">
            <text:p>(…)</text:p>
          </table:table-cell>
          <table:table-cell table:style-name="ce2" table:number-columns-repeated="16"/>
          <table:table-cell table:number-columns-repeated="998"/>
        </table:table-row>
        <table:table-row table:style-name="ro7">
          <table:table-cell table:style-name="ce6" office:value-type="date" office:date-value="2022-02-18" calcext:value-type="date">
            <text:p>18/02/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number-columns-repeated="2"/>
          <table:table-cell table:style-name="ce15" office:value-type="string" calcext:value-type="string">
            <text:p>Foi um dia até bom, por isso a alegria. Mas o medo vem do fato de que eu, sinceramente, não sei o que será daqui pra frente. Estou bastante apreensivo quanto ao resultado do ofício que venho fazendo e não sei como proceder.</text:p>
          </table:table-cell>
          <table:table-cell table:style-name="ce15" office:value-type="string" calcext:value-type="string">
            <text:p>Fiquei sem ação, o dia todo pensativo e só consegui me desligar um pouco, codando o Projeto atual.</text:p>
          </table:table-cell>
          <table:table-cell table:style-name="ce15" office:value-type="string" calcext:value-type="string">
            <text:p>Poderia ter ignorado o medo e apenas seguido adiante, mas fiquei paralisado.</text:p>
          </table:table-cell>
          <table:table-cell table:style-name="ce15" office:value-type="string" calcext:value-type="string">
            <text:p>Li alguns artigos sobre programação.</text:p>
          </table:table-cell>
          <table:table-cell table:style-name="ce2" table:number-columns-repeated="16"/>
          <table:table-cell table:number-columns-repeated="998"/>
        </table:table-row>
        <table:table-row table:style-name="ro5">
          <table:table-cell table:style-name="ce6" office:value-type="date" office:date-value="2022-02-19" calcext:value-type="date">
            <text:p>19/02/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bom, tranquilo e abençoado, com minha família.</text:p>
          </table:table-cell>
          <table:table-cell table:style-name="ce15" office:value-type="string" calcext:value-type="string">
            <text:p>Reagi bem, tranquilo, passando o dia calmo e sereno.</text:p>
          </table:table-cell>
          <table:table-cell table:style-name="ce15" office:value-type="string" calcext:value-type="string">
            <text:p>Poderia ter reagido apreensivo, pelo projeto da TRYBE por terminar, pelos problemas que se acumularam ao longo da semana.</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office:value-type="date" office:date-value="2022-02-20" calcext:value-type="date">
            <text:p>20/02/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bom, fui à casa de meus pais, cuidei de minha filha e fui à igreja com minha família.</text:p>
          </table:table-cell>
          <table:table-cell table:style-name="ce15" office:value-type="string" calcext:value-type="string">
            <text:p>Agi com tranquilidade e paz de espírito o dia todo.</text:p>
          </table:table-cell>
          <table:table-cell table:style-name="ce15" office:value-type="string" calcext:value-type="string">
            <text:p>Poderia me sentir atribulado e preocupado com a nova semana que se inicia.</text:p>
          </table:table-cell>
          <table:table-cell table:style-name="ce15" office:value-type="string" calcext:value-type="string">
            <text:p>Assisti ao jogo do time que gosto.</text:p>
          </table:table-cell>
          <table:table-cell table:style-name="ce2" table:number-columns-repeated="16"/>
          <table:table-cell table:number-columns-repeated="998"/>
        </table:table-row>
        <table:table-row table:style-name="ro6">
          <table:table-cell table:style-name="ce6" office:value-type="date" office:date-value="2022-02-21" calcext:value-type="date">
            <text:p>21/02/2022</text:p>
          </table:table-cell>
          <table:table-cell table:style-name="ce10" table:number-columns-repeated="4"/>
          <table:table-cell table:style-name="ce10" office:value-type="string" calcext:value-type="string">
            <text:p>X</text:p>
          </table:table-cell>
          <table:table-cell table:style-name="ce15" office:value-type="string" calcext:value-type="string">
            <text:p>Um dia monótono, com um problema de pragas em casa.</text:p>
          </table:table-cell>
          <table:table-cell table:style-name="ce15" office:value-type="string" calcext:value-type="string">
            <text:p>Inicialmente fiquei em desespero, mas depois me acalmei e procurei a solução.</text:p>
          </table:table-cell>
          <table:table-cell table:style-name="ce15" office:value-type="string" calcext:value-type="string">
            <text:p>Poderia ter me controlado desde o início e buscado direto uma possível soluçã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2-22" calcext:value-type="date">
            <text:p>22/02/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ive uma postura adequada desde o início do dia e fiz tudo o que me propus.</text:p>
          </table:table-cell>
          <table:table-cell table:style-name="ce15" office:value-type="string" calcext:value-type="string">
            <text:p>Eu fiquei muito contente e tranquilo.</text:p>
          </table:table-cell>
          <table:table-cell table:style-name="ce15" office:value-type="string" calcext:value-type="string">
            <text:p>Poderia ter me mantido estressado e preocupado.</text:p>
          </table:table-cell>
          <table:table-cell table:style-name="ce15" office:value-type="string" calcext:value-type="string">
            <text:p>Comi pipoca com minha família.</text:p>
          </table:table-cell>
          <table:table-cell table:style-name="ce2" table:number-columns-repeated="16"/>
          <table:table-cell table:number-columns-repeated="998"/>
        </table:table-row>
        <table:table-row table:style-name="ro13">
          <table:table-cell table:style-name="ce6" office:value-type="date" office:date-value="2022-02-23" calcext:value-type="date">
            <text:p>23/02/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Fiz o meu melhor, mas as coisas não estão dando muito certo.</text:p>
          </table:table-cell>
          <table:table-cell table:style-name="ce15" office:value-type="string" calcext:value-type="string">
            <text:p>Fiquei apático, chateado e preocupado.</text:p>
          </table:table-cell>
          <table:table-cell table:style-name="ce15" office:value-type="string" calcext:value-type="string">
            <text:p>Poderia até ter deixado pra lá e seguido o dia, mas não consegui.</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2-24" calcext:value-type="date">
            <text:p>24/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meio sem graça, mas a tarde, o trabalho em grupo foi muito produtivo.</text:p>
          </table:table-cell>
          <table:table-cell table:style-name="ce15" office:value-type="string" calcext:value-type="string">
            <text:p>Eu estava sem graça, mas fiquei bem contente, e ainda tive o prazer de participar da aula com o Nando a noite.</text:p>
          </table:table-cell>
          <table:table-cell table:style-name="ce15" office:value-type="string" calcext:value-type="string">
            <text:p>Eu poderia ter me mantido triste, chateado, apático.</text:p>
          </table:table-cell>
          <table:table-cell table:style-name="ce15" office:value-type="string" calcext:value-type="string">
            <text:p>Comi coxinha com minha esposa.</text:p>
          </table:table-cell>
          <table:table-cell table:style-name="ce2" table:number-columns-repeated="16"/>
          <table:table-cell table:number-columns-repeated="998"/>
        </table:table-row>
        <table:table-row table:style-name="ro9">
          <table:table-cell table:style-name="ce6" office:value-type="date" office:date-value="2022-02-25" calcext:value-type="date">
            <text:p>25/0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o mês ter sido carregado de pequenos problemas que minaram meu psicológico, eu consegui prevalecer e encontrar soluções à cada problema e endereçar tudo o que precisava.</text:p>
          </table:table-cell>
          <table:table-cell table:style-name="ce15" office:value-type="string" calcext:value-type="string">
            <text:p>Eu me senti com a sensação de dever cumprido, apesar dos pesares.</text:p>
          </table:table-cell>
          <table:table-cell table:style-name="ce15" office:value-type="string" calcext:value-type="string">
            <text:p>Eu poderia seguir me cobrando e me punindo, sofrendo e não evoluin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6">
          <table:table-cell table:style-name="ce6" office:value-type="date" office:date-value="2022-02-26" calcext:value-type="date">
            <text:p>26/0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aniversário de 11 anos de casamento com minha esposa.</text:p>
          </table:table-cell>
          <table:table-cell table:style-name="ce15" office:value-type="string" calcext:value-type="string">
            <text:p>Eu me senti muito alegre e abençoado e agi com tranquilidade ao longo do dia.</text:p>
          </table:table-cell>
          <table:table-cell table:style-name="ce15" office:value-type="string" calcext:value-type="string">
            <text:p>Eu poder ter reagido não ligando muito para a data e não aproveitando os moment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7" calcext:value-type="date">
            <text:p>27/02/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e tranquilo, ao lado de minha família.</text:p>
          </table:table-cell>
          <table:table-cell table:style-name="ce15" office:value-type="string" calcext:value-type="string">
            <text:p>Reagi com tranquilidade e calma.</text:p>
          </table:table-cell>
          <table:table-cell table:style-name="ce15" office:value-type="string" calcext:value-type="string">
            <text:p>Poderia ter reagido preocupado com os compromissos que virão na próxima semana.</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2-28" calcext:value-type="date">
            <text:p>28/02/2022</text:p>
          </table:table-cell>
          <table:table-cell table:style-name="ce10" office:value-type="string" calcext:value-type="string">
            <text:p>X</text:p>
          </table:table-cell>
          <table:table-cell table:style-name="ce10" table:number-columns-repeated="4"/>
          <table:table-cell table:style-name="ce15" office:value-type="string" calcext:value-type="string">
            <text:p>O aniversário de minha esposa e passar o dia em família e com amigos queridos.</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6">
          <table:table-cell table:style-name="ce6" office:value-type="date" office:date-value="2022-03-01" calcext:value-type="date">
            <text:p>0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alegre, com minha filha, na casa de minha mãe.</text:p>
          </table:table-cell>
          <table:table-cell table:style-name="ce15" office:value-type="string" calcext:value-type="string">
            <text:p>Reagi curtindo o dia.</text:p>
          </table:table-cell>
          <table:table-cell table:style-name="ce15" office:value-type="string" calcext:value-type="string">
            <text:p>Poderia ter ficado preocupado com a semana que está por vir, cheia de compromissos.</text:p>
          </table:table-cell>
          <table:table-cell table:style-name="ce15" office:value-type="string" calcext:value-type="string">
            <text:p>Curti o dia com minha família.</text:p>
          </table:table-cell>
          <table:table-cell table:style-name="ce2" table:number-columns-repeated="16"/>
          <table:table-cell table:number-columns-repeated="998"/>
        </table:table-row>
        <table:table-row table:style-name="ro5">
          <table:table-cell table:style-name="ce6" office:value-type="date" office:date-value="2022-03-02" calcext:value-type="date">
            <text:p>02/03/2022</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entediante e eu ainda não consegui resolver alguns problemas aqui em casa que muito me estão incomodando.</text:p>
          </table:table-cell>
          <table:table-cell table:style-name="ce15" office:value-type="string" calcext:value-type="string">
            <text:p>Reagi com apatia e sem forças para fazer nada.</text:p>
          </table:table-cell>
          <table:table-cell table:style-name="ce15" office:value-type="string" calcext:value-type="string">
            <text:p>Deveria ter reagido com intensidade, buscado resolver o que está ao meu alcanc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03" calcext:value-type="date">
            <text:p>0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um dia bom.</text:p>
          </table:table-cell>
          <table:table-cell table:style-name="ce15" office:value-type="string" calcext:value-type="string">
            <text:p>Reagi levando o dia com serenidade.</text:p>
          </table:table-cell>
          <table:table-cell table:style-name="ce15" office:value-type="string" calcext:value-type="string">
            <text:p>Poderia ter reagido com ansiedade e preocpuação.</text:p>
          </table:table-cell>
          <table:table-cell table:style-name="ce15" office:value-type="string" calcext:value-type="string">
            <text:p>Comi pizza, fazendo um “piquenique” com minha família.</text:p>
          </table:table-cell>
          <table:table-cell table:style-name="ce2" table:number-columns-repeated="16"/>
          <table:table-cell table:number-columns-repeated="998"/>
        </table:table-row>
        <table:table-row table:style-name="ro8">
          <table:table-cell table:style-name="ce6" office:value-type="date" office:date-value="2022-03-04" calcext:value-type="date">
            <text:p>04/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Hoje não foi um dia bom, muitos erros, aqueles pequenos problemas chatos e o projeto que não evolui, devido eu não ter conseguido absorver bem o conteúdo.</text:p>
          </table:table-cell>
          <table:table-cell table:style-name="ce15" office:value-type="string" calcext:value-type="string">
            <text:p>Reagi tentando fazer o máximo que estou conseguindo.</text:p>
          </table:table-cell>
          <table:table-cell table:style-name="ce15" office:value-type="string" calcext:value-type="string">
            <text:p>Poderia ter reagido apátic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office:value-type="date" office:date-value="2022-03-05" calcext:value-type="date">
            <text:p>0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5">
          <table:table-cell table:style-name="ce6" office:value-type="date" office:date-value="2022-03-06" calcext:value-type="date">
            <text:p>0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O fato de passar o dia com minha família, tranquilo e em paz.</text:p>
          </table:table-cell>
          <table:table-cell table:style-name="ce15" office:value-type="string" calcext:value-type="string">
            <text:p>Reagi com serenidade.</text:p>
          </table:table-cell>
          <table:table-cell table:style-name="ce15" office:value-type="string" calcext:value-type="string">
            <text:p>Poderia ter reagido preocupado com o projeto ainda inacabado e com as dificuldades que a próxima semana trará.</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3-07" calcext:value-type="date">
            <text:p>0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ter feito as coisas direito ao longo do dia, me deixou bastante motivado.</text:p>
          </table:table-cell>
          <table:table-cell table:style-name="ce15" office:value-type="string" calcext:value-type="string">
            <text:p>Reagi com postura e atitude.</text:p>
          </table:table-cell>
          <table:table-cell table:style-name="ce15" office:value-type="string" calcext:value-type="string">
            <text:p>Poderia ter reagido me mantendo tenso e desorientado.</text:p>
          </table:table-cell>
          <table:table-cell table:style-name="ce15" office:value-type="string" calcext:value-type="string">
            <text:p>Terminei a leitura do livro “O Essencialismo”.</text:p>
          </table:table-cell>
          <table:table-cell table:style-name="ce2" table:number-columns-repeated="16"/>
          <table:table-cell table:number-columns-repeated="998"/>
        </table:table-row>
        <table:table-row table:style-name="ro9">
          <table:table-cell table:style-name="ce6" office:value-type="date" office:date-value="2022-03-08" calcext:value-type="date">
            <text:p>08/03/2022</text:p>
          </table:table-cell>
          <table:table-cell table:style-name="ce10" table:number-columns-repeated="4"/>
          <table:table-cell table:style-name="ce10" office:value-type="string" calcext:value-type="string">
            <text:p>X</text:p>
          </table:table-cell>
          <table:table-cell table:style-name="ce15" office:value-type="string" calcext:value-type="string">
            <text:p>Apesar de eu ter conseguido finalizar mais um projeto com 100/100, muitas coisas deram errado ao longo do dia, principalmente pela manhã, uma das duas coisas mais importantes.</text:p>
          </table:table-cell>
          <table:table-cell table:style-name="ce15" office:value-type="string" calcext:value-type="string">
            <text:p>Reagi com entendimento e serenidade, estou decidido a seguir fazendo o que precisa ser feito, até alcançar os resultados que eu almejo.</text:p>
          </table:table-cell>
          <table:table-cell table:style-name="ce15" office:value-type="string" calcext:value-type="string">
            <text:p>Poderia ter reagido com raiva e desespero.</text:p>
          </table:table-cell>
          <table:table-cell table:style-name="ce15" office:value-type="string" calcext:value-type="string">
            <text:p>Comecei a leitura do livro “Ansiedade”.</text:p>
          </table:table-cell>
          <table:table-cell table:style-name="ce2" table:number-columns-repeated="16"/>
          <table:table-cell table:number-columns-repeated="998"/>
        </table:table-row>
        <table:table-row table:style-name="ro6">
          <table:table-cell table:style-name="ce6" office:value-type="date" office:date-value="2022-03-09" calcext:value-type="date">
            <text:p>0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Eu fiz um bom trabalho pela manhã e nosso grupo do projeto está bem alinhado e engajado.</text:p>
          </table:table-cell>
          <table:table-cell table:style-name="ce15" office:value-type="string" calcext:value-type="string">
            <text:p>Reagi com determinação.</text:p>
          </table:table-cell>
          <table:table-cell table:style-name="ce15" office:value-type="string" calcext:value-type="string">
            <text:p>Poderia ter reagido preocupado com o projeto em grup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0" calcext:value-type="date">
            <text:p>1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bom porém com algumas questões mais complexas.</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Leitura do livro “Ansiedade”.</text:p>
          </table:table-cell>
          <table:table-cell table:style-name="ce2" table:number-columns-repeated="16"/>
          <table:table-cell table:number-columns-repeated="998"/>
        </table:table-row>
        <table:table-row table:style-name="ro13">
          <table:table-cell table:style-name="ce6" office:value-type="date" office:date-value="2022-03-11" calcext:value-type="date">
            <text:p>1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no projeto, foi um dia calmo.</text:p>
          </table:table-cell>
          <table:table-cell table:style-name="ce15" office:value-type="string" calcext:value-type="string">
            <text:p>Reagi com calma e disciplina.</text:p>
          </table:table-cell>
          <table:table-cell table:style-name="ce15" office:value-type="string" calcext:value-type="string">
            <text:p>Poderia ter reagido com desesper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office:value-type="date" office:date-value="2022-03-12" calcext:value-type="date">
            <text:p>12/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3" calcext:value-type="date">
            <text:p>1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sido tomado pelas preocupações coditianas.</text:p>
          </table:table-cell>
          <table:table-cell table:style-name="ce15" office:value-type="string" calcext:value-type="string">
            <text:p>Fiquei o dia todo com minha família.</text:p>
          </table:table-cell>
          <table:table-cell table:style-name="ce2" table:number-columns-repeated="16"/>
          <table:table-cell table:number-columns-repeated="998"/>
        </table:table-row>
        <table:table-row table:style-name="ro13">
          <table:table-cell table:style-name="ce6" office:value-type="date" office:date-value="2022-03-14" calcext:value-type="date">
            <text:p>1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text:p>
          </table:table-cell>
          <table:table-cell table:style-name="ce15" office:value-type="string" calcext:value-type="string">
            <text:p>Reagi bem e com calma.</text:p>
          </table:table-cell>
          <table:table-cell table:style-name="ce15" office:value-type="string" calcext:value-type="string">
            <text:p>Poderia ter sido tomado pelas preocupações coditianas.</text:p>
          </table:table-cell>
          <table:table-cell table:style-name="ce15" office:value-type="string" calcext:value-type="string">
            <text:p>Estudei muito.</text:p>
          </table:table-cell>
          <table:table-cell table:style-name="ce2" table:number-columns-repeated="16"/>
          <table:table-cell table:number-columns-repeated="998"/>
        </table:table-row>
        <table:table-row table:style-name="ro6">
          <table:table-cell table:style-name="ce6" office:value-type="date" office:date-value="2022-03-15" calcext:value-type="date">
            <text:p>1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amos o projeto 100/100 e eu consegui sair de um dia complexo com muitas lições e aprendizados.</text:p>
          </table:table-cell>
          <table:table-cell table:style-name="ce15" office:value-type="string" calcext:value-type="string">
            <text:p>Reagi com autocontrole e bastante determinação.</text:p>
          </table:table-cell>
          <table:table-cell table:style-name="ce15" office:value-type="string" calcext:value-type="string">
            <text:p>Poderia ter me desesperado com os problemas e perdas.</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6" calcext:value-type="date">
            <text:p>1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Reagi bem.</text:p>
          </table:table-cell>
          <table:table-cell table:style-name="ce15" office:value-type="string" calcext:value-type="string">
            <text:p>Poderia ter reagido com me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17" calcext:value-type="date">
            <text:p>1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esenvolvimento, aprendizados, emoções e muita risada.</text:p>
          </table:table-cell>
          <table:table-cell table:style-name="ce15" office:value-type="string" calcext:value-type="string">
            <text:p>Reagi com muita tranquilidade e ânimo.</text:p>
          </table:table-cell>
          <table:table-cell table:style-name="ce15" office:value-type="string" calcext:value-type="string">
            <text:p>Poderia ter reagido apático.</text:p>
          </table:table-cell>
          <table:table-cell table:style-name="ce15" office:value-type="string" calcext:value-type="string">
            <text:p>Comi brigadeiro e bolo de aniversário.</text:p>
          </table:table-cell>
          <table:table-cell table:style-name="ce2" table:number-columns-repeated="16"/>
          <table:table-cell table:number-columns-repeated="998"/>
        </table:table-row>
        <table:table-row table:style-name="ro14">
          <table:table-cell table:style-name="ce6" office:value-type="date" office:date-value="2022-03-18" calcext:value-type="date">
            <text:p>18/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Eu mais uma vez, coloquei tudo a perder no meu ofício, parece que há uma barreira ao meu sucesso. Todas as vezes que eu chego perto de transpor ao meu favor, eu volto pra trás. Mas, eu creio que vou superar. E, se não superar, já estou aceitando que, disso, eu terei que desistir.</text:p>
          </table:table-cell>
          <table:table-cell table:style-name="ce15" office:value-type="string" calcext:value-type="string">
            <text:p>Reagi com calma, mas fiquei muito pra baixo.</text:p>
          </table:table-cell>
          <table:table-cell table:style-name="ce15" office:value-type="string" calcext:value-type="string">
            <text:p>Poderia ter deixado pra lá e encarado como “só mais uma perda”, mas já está passando dos limites.</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6">
          <table:table-cell table:style-name="ce6" office:value-type="date" office:date-value="2022-03-19" calcext:value-type="date">
            <text:p>19/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conseguimos concluir boa parte da apresentação do projeto.</text:p>
          </table:table-cell>
          <table:table-cell table:style-name="ce15" office:value-type="string" calcext:value-type="string">
            <text:p>Reagi levando o dia numa boa.</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Me diverti numa festa de casamento com minha esposa.</text:p>
          </table:table-cell>
          <table:table-cell table:style-name="ce2" table:number-columns-repeated="16"/>
          <table:table-cell table:number-columns-repeated="998"/>
        </table:table-row>
        <table:table-row table:style-name="ro6">
          <table:table-cell table:style-name="ce6" office:value-type="date" office:date-value="2022-03-20" calcext:value-type="date">
            <text:p>2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ao lado de minha família e revi um amigo querido que faz aniversário neste dia.</text:p>
          </table:table-cell>
          <table:table-cell table:style-name="ce15" office:value-type="string" calcext:value-type="string">
            <text:p>Reagi levando o dia numa boa.</text:p>
          </table:table-cell>
          <table:table-cell table:style-name="ce15" office:value-type="string" calcext:value-type="string">
            <text:p>Poderia ter entrado em desespero com todas as questões que estão me preocupan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7">
          <table:table-cell table:style-name="ce6" office:value-type="date" office:date-value="2022-03-21" calcext:value-type="date">
            <text:p>21/03/2022</text:p>
          </table:table-cell>
          <table:table-cell table:style-name="ce10"/>
          <table:table-cell table:style-name="ce10" office:value-type="string" calcext:value-type="string">
            <text:p>X</text:p>
          </table:table-cell>
          <table:table-cell table:style-name="ce10" table:number-columns-repeated="2"/>
          <table:table-cell table:style-name="ce10" office:value-type="string" calcext:value-type="string">
            <text:p>X</text:p>
          </table:table-cell>
          <table:table-cell table:style-name="ce15" office:value-type="string" calcext:value-type="string">
            <text:p>O dia foi bem ruim! Tive que tomar uma decisão que eu jamais achei que seria necessária. Decidi não continuar com as operações e focar nos estudos de Desenvolvimento para buscar a qualidade deste futuro.</text:p>
          </table:table-cell>
          <table:table-cell table:style-name="ce15" office:value-type="string" calcext:value-type="string">
            <text:p>Reagi com calma, porém me abateu uma grande depressão.</text:p>
          </table:table-cell>
          <table:table-cell table:style-name="ce15" office:value-type="string" calcext:value-type="string">
            <text:p>Poderia ter simplesmente deixado pra lá.</text:p>
          </table:table-cell>
          <table:table-cell table:style-name="ce15" office:value-type="string" calcext:value-type="string">
            <text:p>Caprichei na apresentação do projeto.</text:p>
          </table:table-cell>
          <table:table-cell table:style-name="ce2" table:number-columns-repeated="16"/>
          <table:table-cell table:number-columns-repeated="998"/>
        </table:table-row>
        <table:table-row table:style-name="ro5">
          <table:table-cell table:style-name="ce6" office:value-type="date" office:date-value="2022-03-22" calcext:value-type="date">
            <text:p>22/03/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misto hoje, alegria pela certa liberdade da tomada de decisão, tristeza por não conseguir evoluir em várias questões.</text:p>
          </table:table-cell>
          <table:table-cell table:style-name="ce15" office:value-type="string" calcext:value-type="string">
            <text:p>Reagi com calma.</text:p>
          </table:table-cell>
          <table:table-cell table:style-name="ce15" office:value-type="string" calcext:value-type="string">
            <text:p>Poderia ter me deixado desesperar.</text:p>
          </table:table-cell>
          <table:table-cell table:style-name="ce15" office:value-type="string" calcext:value-type="string">
            <text:p>Falei tudo o que o coração pediu no nosso feedback em grupo.</text:p>
          </table:table-cell>
          <table:table-cell table:style-name="ce2" table:number-columns-repeated="16"/>
          <table:table-cell table:number-columns-repeated="998"/>
        </table:table-row>
        <table:table-row table:style-name="ro13">
          <table:table-cell table:style-name="ce6" office:value-type="date" office:date-value="2022-03-23" calcext:value-type="date">
            <text:p>23/03/2022</text:p>
          </table:table-cell>
          <table:table-cell table:style-name="ce10" office:value-type="string" calcext:value-type="string">
            <text:p>X</text:p>
          </table:table-cell>
          <table:table-cell table:style-name="ce10" table:number-columns-repeated="4"/>
          <table:table-cell table:style-name="ce15" office:value-type="string" calcext:value-type="string">
            <text:p>Foco total no projeto entregue os 80%.</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office:value-type="date" office:date-value="2022-03-24" calcext:value-type="date">
            <text:p>24/03/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mento dos 100/100 em mais um projeto.</text:p>
          </table:table-cell>
          <table:table-cell table:style-name="ce15" office:value-type="string" calcext:value-type="string">
            <text:p>Reagi bem e com calma.</text:p>
          </table:table-cell>
          <table:table-cell table:style-name="ce15" office:value-type="string" calcext:value-type="string">
            <text:p>Poderia ter me desesperado com a dificuldade do conteú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3-25" calcext:value-type="date">
            <text:p>25/03/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soft skills é só alegria. E ainda teve muito aprendizado, compartilhamento e, claro, desenvolvimento.</text:p>
          </table:table-cell>
          <table:table-cell table:style-name="ce15" office:value-type="string" calcext:value-type="string">
            <text:p>Reagi com energia total.</text:p>
          </table:table-cell>
          <table:table-cell table:style-name="ce15" office:value-type="string" calcext:value-type="string">
            <text:p>Poderia ter ficado apático e não me entregar por inteir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6" calcext:value-type="date">
            <text:p>26/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Dormi até tarde.</text:p>
          </table:table-cell>
          <table:table-cell table:style-name="ce2" table:number-columns-repeated="16"/>
          <table:table-cell table:number-columns-repeated="998"/>
        </table:table-row>
        <table:table-row table:style-name="ro6">
          <table:table-cell table:style-name="ce6" office:value-type="date" office:date-value="2022-03-27" calcext:value-type="date">
            <text:p>27/03/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8" calcext:value-type="date">
            <text:p>28/03/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projeto final de Front-end e o grupo é bem legal.</text:p>
          </table:table-cell>
          <table:table-cell table:style-name="ce15" office:value-type="string" calcext:value-type="string">
            <text:p>Reagi com atenção e dedicação.</text:p>
          </table:table-cell>
          <table:table-cell table:style-name="ce15" office:value-type="string" calcext:value-type="string">
            <text:p>Poderia me deixar preocupar com a semana puxada do projeto final de Front-end que temos pela frente.</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3-29" calcext:value-type="date">
            <text:p>29/03/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um dia cansativo, não consegui evoluir muito e parece que o requisito é um emaranhado.</text:p>
          </table:table-cell>
          <table:table-cell table:style-name="ce15" office:value-type="string" calcext:value-type="string">
            <text:p>Reagi com calma, mas fiquei muito pra baixo.</text:p>
          </table:table-cell>
          <table:table-cell table:style-name="ce15" office:value-type="string" calcext:value-type="string">
            <text:p>Poderia ter deixado de lado e segui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office:value-type="date" office:date-value="2022-03-30" calcext:value-type="date">
            <text:p>30/03/2022</text:p>
          </table:table-cell>
          <table:table-cell table:style-name="ce10" office:value-type="string" calcext:value-type="string">
            <text:p>X</text:p>
          </table:table-cell>
          <table:table-cell table:style-name="ce10" table:number-columns-repeated="4"/>
          <table:table-cell table:style-name="ce15" office:value-type="string" calcext:value-type="string">
            <text:p>Tudo como um dia após o outro! Apesar de vários problemas pessoais, consegui evoluir, entregar e me superar.</text:p>
          </table:table-cell>
          <table:table-cell table:style-name="ce15" office:value-type="string" calcext:value-type="string">
            <text:p>Reagi com energia total.</text:p>
          </table:table-cell>
          <table:table-cell table:style-name="ce15" office:value-type="string" calcext:value-type="string">
            <text:p>Poderia ter reagido preocupado com inúmeras questões que me atormentam.</text:p>
          </table:table-cell>
          <table:table-cell table:style-name="ce15" office:value-type="string" calcext:value-type="string">
            <text:p>Fui almoçar a comida de minha mãe.</text:p>
          </table:table-cell>
          <table:table-cell table:style-name="ce2" table:number-columns-repeated="16"/>
          <table:table-cell table:number-columns-repeated="998"/>
        </table:table-row>
        <table:table-row table:style-name="ro6">
          <table:table-cell table:style-name="ce6" office:value-type="date" office:date-value="2022-03-31" calcext:value-type="date">
            <text:p>31/03/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está evoluindo muito bem no projeto.</text:p>
          </table:table-cell>
          <table:table-cell table:style-name="ce15" office:value-type="string" calcext:value-type="string">
            <text:p>Reagi com calma e alegria.</text:p>
          </table:table-cell>
          <table:table-cell table:style-name="ce15" office:value-type="string" calcext:value-type="string">
            <text:p>Poderia ficar preocupado com o que ainda temos que fazer mas, basta cada dia o seu mal.</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office:value-type="date" office:date-value="2022-04-01" calcext:value-type="date">
            <text:p>01/04/2022</text:p>
          </table:table-cell>
          <table:table-cell table:style-name="ce10" table:number-columns-repeated="4"/>
          <table:table-cell table:style-name="ce10" office:value-type="string" calcext:value-type="string">
            <text:p>X</text:p>
          </table:table-cell>
          <table:table-cell table:style-name="ce15" office:value-type="string" calcext:value-type="string">
            <text:p>Chateado pela atitude do pessoal do grupo.</text:p>
          </table:table-cell>
          <table:table-cell table:style-name="ce15" office:value-type="string" calcext:value-type="string">
            <text:p>Reagi me fechando e ficando no meu canto.</text:p>
          </table:table-cell>
          <table:table-cell table:style-name="ce15" office:value-type="string" calcext:value-type="string">
            <text:p>Poderia ter seguindo fazendo o meu trabalho, mas não me senti nada bem.</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13">
          <table:table-cell table:style-name="ce6" office:value-type="date" office:date-value="2022-04-02" calcext:value-type="date">
            <text:p>0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ânimo e serenidade.</text:p>
          </table:table-cell>
          <table:table-cell table:style-name="ce15" office:value-type="string" calcext:value-type="string">
            <text:p>Poderia ter ficado sem graça e conversado pouco.</text:p>
          </table:table-cell>
          <table:table-cell table:style-name="ce15" office:value-type="string" calcext:value-type="string">
            <text:p>Fui a um delicioso rodízio de tudo e comi um pouco de tudo.</text:p>
          </table:table-cell>
          <table:table-cell table:style-name="ce2" table:number-columns-repeated="16"/>
          <table:table-cell table:number-columns-repeated="998"/>
        </table:table-row>
        <table:table-row table:style-name="ro13">
          <table:table-cell table:style-name="ce6" office:value-type="date" office:date-value="2022-04-03" calcext:value-type="date">
            <text:p>0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 evoluí no projeto.</text:p>
          </table:table-cell>
          <table:table-cell table:style-name="ce15" office:value-type="string" calcext:value-type="string">
            <text:p>Reagi com tranquilidade.</text:p>
          </table:table-cell>
          <table:table-cell table:style-name="ce15" office:value-type="string" calcext:value-type="string">
            <text:p>Poderia ficar preocupado com o requisito em que me agarrei.</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4" calcext:value-type="date">
            <text:p>0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coisas novas, evoluí no projeto e tivemos uma ótima mentoria de Soft Skills.</text:p>
          </table:table-cell>
          <table:table-cell table:style-name="ce15" office:value-type="string" calcext:value-type="string">
            <text:p>Reagi com tranquilidade e me diverti muito.</text:p>
          </table:table-cell>
          <table:table-cell table:style-name="ce15" office:value-type="string" calcext:value-type="string">
            <text:p>Poderia não ter aproveitado tudo de bom que o tinha ofereceu.</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05" calcext:value-type="date">
            <text:p>0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 e eu consegui contatos maravilhosos no decorrer do dia.</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Dormi cedo.</text:p>
          </table:table-cell>
          <table:table-cell table:style-name="ce2" table:number-columns-repeated="16"/>
          <table:table-cell table:number-columns-repeated="998"/>
        </table:table-row>
        <table:table-row table:style-name="ro13">
          <table:table-cell table:style-name="ce6" office:value-type="date" office:date-value="2022-04-06" calcext:value-type="date">
            <text:p>0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está indo muito bem.</text:p>
          </table:table-cell>
          <table:table-cell table:style-name="ce15" office:value-type="string" calcext:value-type="string">
            <text:p>Reagi com energia e muita vontade.</text:p>
          </table:table-cell>
          <table:table-cell table:style-name="ce15" office:value-type="string" calcext:value-type="string">
            <text:p>Poderia ter me mantido apreensiv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4">
          <table:table-cell table:style-name="ce16" office:value-type="date" office:date-value="2022-04-07" calcext:value-type="date">
            <text:p>07/04/2022</text:p>
          </table:table-cell>
          <table:table-cell table:style-name="ce22" office:value-type="string" calcext:value-type="string">
            <text:p>X</text:p>
          </table:table-cell>
          <table:table-cell table:style-name="ce22" table:number-columns-repeated="4"/>
          <table:table-cell table:style-name="ce35" office:value-type="string" calcext:value-type="string">
            <text:p>Hoje foi FORMATURA de Front-end, ou seja, a partir de agora, já sou uma Pessoa Desenvolvedora Front-end Júnior, oficialmente. Além disso, fui destaque em quesito de commits e reconhecido pela Turma como Destaque em outras duas importantes menções: Colaboração e Soft Skills!</text:p>
          </table:table-cell>
          <table:table-cell table:style-name="ce35" office:value-type="string" calcext:value-type="string">
            <text:p>Eu fiquei muito contente, emocionado e cheio de ânimo e energia para seguir adiante!</text:p>
          </table:table-cell>
          <table:table-cell table:style-name="ce35" office:value-type="string" calcext:value-type="string">
            <text:p>Poderia ter ficado apático, sem graça.</text:p>
          </table:table-cell>
          <table:table-cell table:style-name="ce35" office:value-type="string" calcext:value-type="string">
            <text:p>Fiz cabelo e barba no capricho.</text:p>
          </table:table-cell>
          <table:table-cell table:style-name="ce2" table:number-columns-repeated="16"/>
          <table:table-cell table:number-columns-repeated="998"/>
        </table:table-row>
        <table:table-row table:style-name="ro13">
          <table:table-cell table:style-name="ce6" office:value-type="date" office:date-value="2022-04-08" calcext:value-type="date">
            <text:p>0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ânimo e serenidade.</text:p>
          </table:table-cell>
          <table:table-cell table:style-name="ce15" office:value-type="string" calcext:value-type="string">
            <text:p>Poderia ter ficado apático, sem graça.</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office:value-type="date" office:date-value="2022-04-09" calcext:value-type="date">
            <text:p>0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evoluí muito no quesito de testes.</text:p>
          </table:table-cell>
          <table:table-cell table:style-name="ce15" office:value-type="string" calcext:value-type="string">
            <text:p>Reagi com tranquilidade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0" calcext:value-type="date">
            <text:p>1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Fiquei tranquilo ao longo do dia.</text:p>
          </table:table-cell>
          <table:table-cell table:style-name="ce15" office:value-type="string" calcext:value-type="string">
            <text:p>Poderia ter me preocupado com o próximo Módulo de Back-end.</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1" calcext:value-type="date">
            <text:p>1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nosso primeiro dia em Back-end e foi muito legal.</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Descansei um pouco a tarde.</text:p>
          </table:table-cell>
          <table:table-cell table:style-name="ce2" table:number-columns-repeated="16"/>
          <table:table-cell table:number-columns-repeated="998"/>
        </table:table-row>
        <table:table-row table:style-name="ro13">
          <table:table-cell table:style-name="ce6" office:value-type="date" office:date-value="2022-04-12" calcext:value-type="date">
            <text:p>1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amos finalizando o projeto.</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Fizemos piquenique em família.</text:p>
          </table:table-cell>
          <table:table-cell table:style-name="ce2" table:number-columns-repeated="16"/>
          <table:table-cell table:number-columns-repeated="998"/>
        </table:table-row>
        <table:table-row table:style-name="ro6">
          <table:table-cell table:style-name="ce6" office:value-type="date" office:date-value="2022-04-13" calcext:value-type="date">
            <text:p>1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apresentação memorável e que marcou todas e todos os presentes, com louvor.</text:p>
          </table:table-cell>
          <table:table-cell table:style-name="ce15" office:value-type="string" calcext:value-type="string">
            <text:p>Fiquei animado e focado.</text:p>
          </table:table-cell>
          <table:table-cell table:style-name="ce15" office:value-type="string" calcext:value-type="string">
            <text:p>Poderia ter ficado preocupado com os novos conteúdos.</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5">
          <table:table-cell table:style-name="ce6" office:value-type="date" office:date-value="2022-04-14" calcext:value-type="date">
            <text:p>1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legal! Tivemos aulas muito boas sobre o Docker, consegui entender muita coisa e estou indo bem no projeto.</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15" calcext:value-type="date">
            <text:p>1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bacalhoada.</text:p>
          </table:table-cell>
          <table:table-cell table:style-name="ce2" table:number-columns-repeated="16"/>
          <table:table-cell table:number-columns-repeated="998"/>
        </table:table-row>
        <table:table-row table:style-name="ro13">
          <table:table-cell table:style-name="ce6" office:value-type="date" office:date-value="2022-04-16" calcext:value-type="date">
            <text:p>1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7" calcext:value-type="date">
            <text:p>1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bom dia em família</text:p>
          </table:table-cell>
          <table:table-cell table:style-name="ce15" office:value-type="string" calcext:value-type="string">
            <text:p>Fiquei animado e focado.</text:p>
          </table:table-cell>
          <table:table-cell table:style-name="ce15" office:value-type="string" calcext:value-type="string">
            <text:p>Poderia ter me preocupado com possíveis dificuldades no projet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office:value-type="date" office:date-value="2022-04-18" calcext:value-type="date">
            <text:p>1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o projeto com 100% e ajudei a encontrarmos uma solução funcional.</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19" calcext:value-type="date">
            <text:p>1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Ajudei colegas com dificuldades.</text:p>
          </table:table-cell>
          <table:table-cell table:style-name="ce2" table:number-columns-repeated="16"/>
          <table:table-cell table:number-columns-repeated="998"/>
        </table:table-row>
        <table:table-row table:style-name="ro13">
          <table:table-cell table:style-name="ce6" office:value-type="date" office:date-value="2022-04-20" calcext:value-type="date">
            <text:p>2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Fiquei animado e focado.</text:p>
          </table:table-cell>
          <table:table-cell table:style-name="ce15" office:value-type="string" calcext:value-type="string">
            <text:p>Poderia ter me preocupado com os próximos conteúdos.</text:p>
          </table:table-cell>
          <table:table-cell table:style-name="ce15" office:value-type="string" calcext:value-type="string">
            <text:p>Comi o X-Tudo que adoro.</text:p>
          </table:table-cell>
          <table:table-cell table:style-name="ce2" table:number-columns-repeated="16"/>
          <table:table-cell table:number-columns-repeated="998"/>
        </table:table-row>
        <table:table-row table:style-name="ro13">
          <table:table-cell table:style-name="ce6" office:value-type="date" office:date-value="2022-04-21" calcext:value-type="date">
            <text:p>21/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Relaxei num passeio na praça.</text:p>
          </table:table-cell>
          <table:table-cell table:style-name="ce2" table:number-columns-repeated="16"/>
          <table:table-cell table:number-columns-repeated="998"/>
        </table:table-row>
        <table:table-row table:style-name="ro13">
          <table:table-cell table:style-name="ce6" office:value-type="date" office:date-value="2022-04-22" calcext:value-type="date">
            <text:p>22/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Melhorei meu perfil do GitHub.</text:p>
          </table:table-cell>
          <table:table-cell table:style-name="ce2" table:number-columns-repeated="16"/>
          <table:table-cell table:number-columns-repeated="998"/>
        </table:table-row>
        <table:table-row table:style-name="ro13">
          <table:table-cell table:style-name="ce6" office:value-type="date" office:date-value="2022-04-23" calcext:value-type="date">
            <text:p>23/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4-24" calcext:value-type="date">
            <text:p>24/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5" calcext:value-type="date">
            <text:p>25/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6" calcext:value-type="date">
            <text:p>26/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muito aprendizado.</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Brinquei muito com minha filha.</text:p>
          </table:table-cell>
          <table:table-cell table:style-name="ce2" table:number-columns-repeated="16"/>
          <table:table-cell table:number-columns-repeated="998"/>
        </table:table-row>
        <table:table-row table:style-name="ro13">
          <table:table-cell table:style-name="ce6" office:value-type="date" office:date-value="2022-04-27" calcext:value-type="date">
            <text:p>27/04/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Eu agi com tranquilidade e alegria.</text:p>
          </table:table-cell>
          <table:table-cell table:style-name="ce15" office:value-type="string" calcext:value-type="string">
            <text:p>Poderia ter ficado tenso e preocupado.</text:p>
          </table:table-cell>
          <table:table-cell table:style-name="ce15" office:value-type="string" calcext:value-type="string">
            <text:p>Fiz piquenique com minha família.</text:p>
          </table:table-cell>
          <table:table-cell table:style-name="ce2" table:number-columns-repeated="16"/>
          <table:table-cell table:number-columns-repeated="998"/>
        </table:table-row>
        <table:table-row table:style-name="ro13">
          <table:table-cell table:style-name="ce6" office:value-type="date" office:date-value="2022-04-28" calcext:value-type="date">
            <text:p>28/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29" calcext:value-type="date">
            <text:p>29/04/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minhei bastante.</text:p>
          </table:table-cell>
          <table:table-cell table:style-name="ce2" table:number-columns-repeated="16"/>
          <table:table-cell table:number-columns-repeated="998"/>
        </table:table-row>
        <table:table-row table:style-name="ro13">
          <table:table-cell table:style-name="ce6" office:value-type="date" office:date-value="2022-04-30" calcext:value-type="date">
            <text:p>30/04/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emos uma confraternização em família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ao encontro de motos da Harley-Davidson.</text:p>
          </table:table-cell>
          <table:table-cell table:style-name="ce2" table:number-columns-repeated="16"/>
          <table:table-cell table:number-columns-repeated="998"/>
        </table:table-row>
        <table:table-row table:style-name="ro13">
          <table:table-cell table:style-name="ce6" office:value-type="date" office:date-value="2022-05-01" calcext:value-type="date">
            <text:p>0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office:value-type="date" office:date-value="2022-05-02" calcext:value-type="date">
            <text:p>0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bastante e ajudei alguns coleg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office:value-type="date" office:date-value="2022-05-03" calcext:value-type="date">
            <text:p>0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fechamento genial, com XP Talks, onde as pessoas da XP que vieram (ex-alunos Trybe) trouxeram depoimentos que fizeram muito sent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a minha alimentação.</text:p>
          </table:table-cell>
          <table:table-cell table:style-name="ce2" table:number-columns-repeated="16"/>
          <table:table-cell table:number-columns-repeated="998"/>
        </table:table-row>
        <table:table-row table:style-name="ro13">
          <table:table-cell table:style-name="ce6" office:value-type="date" office:date-value="2022-05-04" calcext:value-type="date">
            <text:p>0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office:value-type="date" office:date-value="2022-05-05" calcext:value-type="date">
            <text:p>0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grande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150]+1" office:value-type="date" office:date-value="2022-05-06" calcext:value-type="date">
            <text:p>0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e projeto, estou compreendendo e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6">
          <table:table-cell table:style-name="ce6" table:formula="of:=[.A151]+1" office:value-type="date" office:date-value="2022-05-07" calcext:value-type="date">
            <text:p>0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passei um tempo com minha filha e mãe e atingi os 100% padrã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2]+1" office:value-type="date" office:date-value="2022-05-08" calcext:value-type="date">
            <text:p>0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izei o projeto de MySQL com 100/10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3]+1" office:value-type="date" office:date-value="2022-05-09" calcext:value-type="date">
            <text:p>0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o novo conteúdo de Back-end, Node.j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154]+1" office:value-type="date" office:date-value="2022-05-10" calcext:value-type="date">
            <text:p>1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lmocei em piquenique com a família.</text:p>
          </table:table-cell>
          <table:table-cell table:style-name="ce2" table:number-columns-repeated="16"/>
          <table:table-cell table:number-columns-repeated="998"/>
        </table:table-row>
        <table:table-row table:style-name="ro8">
          <table:table-cell table:style-name="ce6" table:formula="of:=[.A155]+1" office:value-type="date" office:date-value="2022-05-11" calcext:value-type="date">
            <text:p>1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já estar me sentido perdido na parte de códigos do conteúdo, eu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56]+1" office:value-type="date" office:date-value="2022-05-12" calcext:value-type="date">
            <text:p>1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culto inaugural de um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Orei muito.</text:p>
          </table:table-cell>
          <table:table-cell table:style-name="ce2" table:number-columns-repeated="16"/>
          <table:table-cell table:number-columns-repeated="998"/>
        </table:table-row>
        <table:table-row table:style-name="ro13">
          <table:table-cell table:style-name="ce6" table:formula="of:=[.A157]+1" office:value-type="date" office:date-value="2022-05-13" calcext:value-type="date">
            <text:p>1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158]+1" office:value-type="date" office:date-value="2022-05-14" calcext:value-type="date">
            <text:p>1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tivemos um momento muito gostoso com nossos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59]+1" office:value-type="date" office:date-value="2022-05-15" calcext:value-type="date">
            <text:p>15/05/2022</text:p>
          </table:table-cell>
          <table:table-cell table:style-name="ce10" office:value-type="string" calcext:value-type="string">
            <text:p>X</text:p>
          </table:table-cell>
          <table:table-cell table:style-name="ce10" table:number-columns-repeated="4"/>
          <table:table-cell table:style-name="ce15" office:value-type="string" calcext:value-type="string">
            <text:p>Tirei o dia para descansar, dormi até mais tarde e descansei.</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0]+1" office:value-type="date" office:date-value="2022-05-16" calcext:value-type="date">
            <text:p>1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o novo projeto e estou 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161]+1" office:value-type="date" office:date-value="2022-05-17" calcext:value-type="date">
            <text:p>1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finalizar o projeto logo na manhã do segundo dia, ficando com um dia e meio liv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prei algumas roupas para mim.</text:p>
          </table:table-cell>
          <table:table-cell table:style-name="ce2" table:number-columns-repeated="16"/>
          <table:table-cell table:number-columns-repeated="998"/>
        </table:table-row>
        <table:table-row table:style-name="ro13">
          <table:table-cell table:style-name="ce6" table:formula="of:=[.A162]+1" office:value-type="date" office:date-value="2022-05-18" calcext:value-type="date">
            <text:p>1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meu primeiro deploy na página da Verce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163]+1" office:value-type="date" office:date-value="2022-05-19" calcext:value-type="date">
            <text:p>1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Fomos ao primeiro culto semanal da nova sede da comunidade cristã que frequentamos e foi muito abenço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64]+1" office:value-type="date" office:date-value="2022-05-20" calcext:value-type="date">
            <text:p>2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a vez estou me sentindo um pouco perdido nos códigos do conteúdo, mas tenho certeza que estudarei, me dedicarei e terei bon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165]+1" office:value-type="date" office:date-value="2022-05-21" calcext:value-type="date">
            <text:p>2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6]+1" office:value-type="date" office:date-value="2022-05-22" calcext:value-type="date">
            <text:p>22/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67]+1" office:value-type="date" office:date-value="2022-05-23" calcext:value-type="date">
            <text:p>23/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13">
          <table:table-cell table:style-name="ce6" table:formula="of:=[.A168]+1" office:value-type="date" office:date-value="2022-05-24" calcext:value-type="date">
            <text:p>24/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6">
          <table:table-cell table:style-name="ce6" table:formula="of:=[.A169]+1" office:value-type="date" office:date-value="2022-05-25" calcext:value-type="date">
            <text:p>25/05/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foi um dia cansativo, tive problemas com questões do projeto e perdi todo o dia.</text:p>
          </table:table-cell>
          <table:table-cell table:style-name="ce15" office:value-type="string" calcext:value-type="string">
            <text:p>Reagi com apatia, fiquei muito triste.</text:p>
          </table:table-cell>
          <table:table-cell table:style-name="ce15" office:value-type="string" calcext:value-type="string">
            <text:p>Poderia ter me mantido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170]+1" office:value-type="date" office:date-value="2022-05-26" calcext:value-type="date">
            <text:p>26/05/2022</text:p>
          </table:table-cell>
          <table:table-cell table:style-name="ce10" office:value-type="string" calcext:value-type="string">
            <text:p>X</text:p>
          </table:table-cell>
          <table:table-cell table:style-name="ce10" table:number-columns-repeated="4"/>
          <table:table-cell table:style-name="ce15" office:value-type="string" calcext:value-type="string">
            <text:p>Após a resolução do pequeno problema de ontem, pode deslanchar no projeto e fazer muitas outras coisas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 delicioso Donut recheado e louvei muito no culto, adorando a Deus.</text:p>
          </table:table-cell>
          <table:table-cell table:style-name="ce2" table:number-columns-repeated="16"/>
          <table:table-cell table:number-columns-repeated="998"/>
        </table:table-row>
        <table:table-row table:style-name="ro5">
          <table:table-cell table:style-name="ce6" table:formula="of:=[.A171]+1" office:value-type="date" office:date-value="2022-05-27" calcext:value-type="date">
            <text:p>27/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 ajudando muitas pessoas colegas e ainda aprendi coisas novas sobre CS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oxinha com minha família.</text:p>
          </table:table-cell>
          <table:table-cell table:style-name="ce2" table:number-columns-repeated="16"/>
          <table:table-cell table:number-columns-repeated="998"/>
        </table:table-row>
        <table:table-row table:style-name="ro13">
          <table:table-cell table:style-name="ce6" table:formula="of:=[.A172]+1" office:value-type="date" office:date-value="2022-05-28" calcext:value-type="date">
            <text:p>28/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encontramos bons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73]+1" office:value-type="date" office:date-value="2022-05-29" calcext:value-type="date">
            <text:p>29/05/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174]+1" office:value-type="date" office:date-value="2022-05-30" calcext:value-type="date">
            <text:p>30/05/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todas as declarações de IR que tinha pra faz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5]+1" office:value-type="date" office:date-value="2022-05-31" calcext:value-type="date">
            <text:p>31/05/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76]+1" office:value-type="date" office:date-value="2022-06-01" calcext:value-type="date">
            <text:p>0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um pouco mais no projeto e estou no caminho certo para concluir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idei de minha esposa.</text:p>
          </table:table-cell>
          <table:table-cell table:style-name="ce2" table:number-columns-repeated="16"/>
          <table:table-cell table:number-columns-repeated="998"/>
        </table:table-row>
        <table:table-row table:style-name="ro5">
          <table:table-cell table:style-name="ce6" table:formula="of:=[.A177]+1" office:value-type="date" office:date-value="2022-06-02" calcext:value-type="date">
            <text:p>0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178]+1" office:value-type="date" office:date-value="2022-06-03" calcext:value-type="date">
            <text:p>0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superar todos os desafios e entregar mais um projeto 100/100, além de ajudar outras pesso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179]+1" office:value-type="date" office:date-value="2022-06-04" calcext:value-type="date">
            <text:p>0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s com minha família.</text:p>
          </table:table-cell>
          <table:table-cell table:style-name="ce2" table:number-columns-repeated="16"/>
          <table:table-cell table:number-columns-repeated="998"/>
        </table:table-row>
        <table:table-row table:style-name="ro13">
          <table:table-cell table:style-name="ce6" table:formula="of:=[.A180]+1" office:value-type="date" office:date-value="2022-06-05" calcext:value-type="date">
            <text:p>0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1]+1" office:value-type="date" office:date-value="2022-06-06" calcext:value-type="date">
            <text:p>0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2]+1" office:value-type="date" office:date-value="2022-06-07" calcext:value-type="date">
            <text:p>0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3]+1" office:value-type="date" office:date-value="2022-06-08" calcext:value-type="date">
            <text:p>0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84]+1" office:value-type="date" office:date-value="2022-06-09" calcext:value-type="date">
            <text:p>0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bsorver uma grande quantidade de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85]+1" office:value-type="date" office:date-value="2022-06-10" calcext:value-type="date">
            <text:p>1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momento de Talentos e eu me entreguei mais uma vez com todo o carinho e determin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antei muito.</text:p>
          </table:table-cell>
          <table:table-cell table:style-name="ce2" table:number-columns-repeated="16"/>
          <table:table-cell table:number-columns-repeated="998"/>
        </table:table-row>
        <table:table-row table:style-name="ro6">
          <table:table-cell table:style-name="ce6" table:formula="of:=[.A186]+1" office:value-type="date" office:date-value="2022-06-11" calcext:value-type="date">
            <text:p>1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super aula de Styled-components onde eu aprendi e me divert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7]+1" office:value-type="date" office:date-value="2022-06-12" calcext:value-type="date">
            <text:p>1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8]+1" office:value-type="date" office:date-value="2022-06-13" calcext:value-type="date">
            <text:p>1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evoluir bem n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89]+1" office:value-type="date" office:date-value="2022-06-14" calcext:value-type="date">
            <text:p>1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alguns colegas e foi muito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190]+1" office:value-type="date" office:date-value="2022-06-15" calcext:value-type="date">
            <text:p>1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mais uma boa evolução em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191]+1" office:value-type="date" office:date-value="2022-06-16" calcext:value-type="date">
            <text:p>1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192]+1" office:value-type="date" office:date-value="2022-06-17" calcext:value-type="date">
            <text:p>1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bem meu projeto pessoal e estou em vias de lançar o MV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urti minha família.</text:p>
          </table:table-cell>
          <table:table-cell table:style-name="ce2" table:number-columns-repeated="16"/>
          <table:table-cell table:number-columns-repeated="998"/>
        </table:table-row>
        <table:table-row table:style-name="ro13">
          <table:table-cell table:style-name="ce6" table:formula="of:=[.A193]+1" office:value-type="date" office:date-value="2022-06-18" calcext:value-type="date">
            <text:p>1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quase finalizando o MVP de meu projeto pesso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4]+1" office:value-type="date" office:date-value="2022-06-19" calcext:value-type="date">
            <text:p>19/06/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Tive um mal súbito com sintomas de COVI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195]+1" office:value-type="date" office:date-value="2022-06-20" calcext:value-type="date">
            <text:p>2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6]+1" office:value-type="date" office:date-value="2022-06-21" calcext:value-type="date">
            <text:p>21/06/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noite, ousadia e alegria e pra fechar bênçãos e muita sor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197]+1" office:value-type="date" office:date-value="2022-06-22" calcext:value-type="date">
            <text:p>22/06/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descobri que não estou nem com COVID, nem Dengue. Apenas uma crise de sinusite forte, como há tempos não tin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8]+1" office:value-type="date" office:date-value="2022-06-23" calcext:value-type="date">
            <text:p>23/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199]+1" office:value-type="date" office:date-value="2022-06-24" calcext:value-type="date">
            <text:p>24/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ais no projeto e já superei os 80% para aprov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13">
          <table:table-cell table:style-name="ce6" table:formula="of:=[.A200]+1" office:value-type="date" office:date-value="2022-06-25" calcext:value-type="date">
            <text:p>25/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 obrigatóri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13">
          <table:table-cell table:style-name="ce6" table:formula="of:=[.A201]+1" office:value-type="date" office:date-value="2022-06-26" calcext:value-type="date">
            <text:p>26/06/2022</text:p>
          </table:table-cell>
          <table:table-cell table:style-name="ce10" office:value-type="string" calcext:value-type="string">
            <text:p>X</text:p>
          </table:table-cell>
          <table:table-cell table:style-name="ce10" table:number-columns-repeated="4"/>
          <table:table-cell table:style-name="ce15" office:value-type="string" calcext:value-type="string">
            <text:p>Atingi os 100/100 do projeto e ainda curt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2]+1" office:value-type="date" office:date-value="2022-06-27" calcext:value-type="date">
            <text:p>27/06/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hegar num nível legal pra lançar o MVP do meu projeto pessoal de orgu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3]+1" office:value-type="date" office:date-value="2022-06-28" calcext:value-type="date">
            <text:p>28/06/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é o níver da minha amad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4]+1" office:value-type="date" office:date-value="2022-06-29" calcext:value-type="date">
            <text:p>29/06/2022</text:p>
          </table:table-cell>
          <table:table-cell table:style-name="ce10" office:value-type="string" calcext:value-type="string">
            <text:p>X</text:p>
          </table:table-cell>
          <table:table-cell table:style-name="ce10" table:number-columns-repeated="4"/>
          <table:table-cell table:style-name="ce15" office:value-type="string" calcext:value-type="string">
            <text:p>Finalmente subi minha primeira aplicação fullstack em prod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05]+1" office:value-type="date" office:date-value="2022-06-30" calcext:value-type="date">
            <text:p>30/06/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indo bem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06]+1" office:value-type="date" office:date-value="2022-07-01" calcext:value-type="date">
            <text:p>0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i mais um projeto 100/100 e tivemos um dia de Soft Skills, mais uma vez, inigualável e muito emocion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7]+1" office:value-type="date" office:date-value="2022-07-02" calcext:value-type="date">
            <text:p>0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ajudei algumas pessoas colegas com Soft Skill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08]+1" office:value-type="date" office:date-value="2022-07-03" calcext:value-type="date">
            <text:p>0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comemoramos o aniversário de minha mã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09]+1" office:value-type="date" office:date-value="2022-07-04" calcext:value-type="date">
            <text:p>0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ais um dia de imenso aprendizado, hoje iniciamos TypeScript.</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0]+1" office:value-type="date" office:date-value="2022-07-05" calcext:value-type="date">
            <text:p>05/07/2022</text:p>
          </table:table-cell>
          <table:table-cell table:style-name="ce10" table:number-columns-repeated="4"/>
          <table:table-cell table:style-name="ce10" office:value-type="string" calcext:value-type="string">
            <text:p>X</text:p>
          </table:table-cell>
          <table:table-cell table:style-name="ce15" office:value-type="string" calcext:value-type="string">
            <text:p>Por um descuido e desatenção, perdi meu Streak de 205 dias no GitHub, além disso, estou mentalmente bem cansado e com dificuldades de absorver o conteú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1]+1" office:value-type="date" office:date-value="2022-07-06" calcext:value-type="date">
            <text:p>0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Virei meu perfil no LinkedIn para a carreira de Tecnologia e fiz uma postagem inaugural que rendeu ótim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a pizza “low carb” deliciosa.</text:p>
          </table:table-cell>
          <table:table-cell table:style-name="ce2" table:number-columns-repeated="16"/>
          <table:table-cell table:number-columns-repeated="998"/>
        </table:table-row>
        <table:table-row table:style-name="ro6">
          <table:table-cell table:style-name="ce6" table:formula="of:=[.A212]+1" office:value-type="date" office:date-value="2022-07-07" calcext:value-type="date">
            <text:p>07/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segunda postagem da série sobre a transição de carreira rendeu boas inter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13]+1" office:value-type="date" office:date-value="2022-07-08" calcext:value-type="date">
            <text:p>08/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o Decola Tryber de lançamento do processo seletivo d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ncontrei um amigo querido e conversamos muito.</text:p>
          </table:table-cell>
          <table:table-cell table:style-name="ce2" table:number-columns-repeated="16"/>
          <table:table-cell table:number-columns-repeated="998"/>
        </table:table-row>
        <table:table-row table:style-name="ro5">
          <table:table-cell table:style-name="ce6" table:formula="of:=[.A214]+1" office:value-type="date" office:date-value="2022-07-09" calcext:value-type="date">
            <text:p>0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minar de pegar o conteúdo, iniciei o projeto e, para minha grata surpresa, estou evolui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15]+1" office:value-type="date" office:date-value="2022-07-10" calcext:value-type="date">
            <text:p>1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em muitas coisas de minha lista pra começar uma nova semana, novamente <text:span text:style-name="T1">on-track</text:spa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16]+1" office:value-type="date" office:date-value="2022-07-11" calcext:value-type="date">
            <text:p>11/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com um bom entendimento do conteúdo de PO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217]+1" office:value-type="date" office:date-value="2022-07-12" calcext:value-type="date">
            <text:p>1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i com o entendimento de POO e tivemos um fechamento genial com a Dra. Sônia Guimarã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9">
          <table:table-cell table:style-name="ce6" table:formula="of:=[.A218]+1" office:value-type="date" office:date-value="2022-07-13" calcext:value-type="date">
            <text:p>13/07/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preocupado com a quantidade de conteúdos e situações novas a cada dia. Principalmente, com algumas situações injustas que estão acontece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19]+1" office:value-type="date" office:date-value="2022-07-14" calcext:value-type="date">
            <text:p>14/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cantei louvores e recebi uma Palavra maravilhosa.</text:p>
          </table:table-cell>
          <table:table-cell table:style-name="ce2" table:number-columns-repeated="16"/>
          <table:table-cell table:number-columns-repeated="998"/>
        </table:table-row>
        <table:table-row table:style-name="ro5">
          <table:table-cell table:style-name="ce6" table:formula="of:=[.A220]+1" office:value-type="date" office:date-value="2022-07-15" calcext:value-type="date">
            <text:p>1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ntendi que, haja o que houver, eu só preciso continuar fazendo o que eu sempre fiz, o meu melhor. Pois, a provisão de Deus já foi d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9">
          <table:table-cell table:style-name="ce6" table:formula="of:=[.A221]+1" office:value-type="date" office:date-value="2022-07-16" calcext:value-type="date">
            <text:p>16/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de cama, passando mal.</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9">
          <table:table-cell table:style-name="ce6" table:formula="of:=[.A222]+1" office:value-type="date" office:date-value="2022-07-17" calcext:value-type="date">
            <text:p>17/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Comecei a passar mal na sexta-feira (15/07) a noite e estou totalmente detonado. Como fazer um desafio técnico e me preparar pra ainda dividir o tempo com mais dois projetos, nesse estado!?</text:p>
          </table:table-cell>
          <table:table-cell table:style-name="ce15" office:value-type="string" calcext:value-type="string">
            <text:p>Não tive reação, fique o dia todo passando mal. Fui ao hospital e fui diagnosticado “apenas” com uma infecção viral forte.</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23]+1" office:value-type="date" office:date-value="2022-07-18" calcext:value-type="date">
            <text:p>18/07/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Foi confirmado o diagnóstico de COVID, através do exame específico.</text:p>
          </table:table-cell>
          <table:table-cell table:style-name="ce15" office:value-type="string" calcext:value-type="string">
            <text:p>Estou arrasado, preocupado, debilitado.</text:p>
          </table:table-cell>
          <table:table-cell table:style-name="ce15" office:value-type="string" calcext:value-type="string">
            <text:p>Nem sei mais.</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224]+1" office:value-type="date" office:date-value="2022-07-19" calcext:value-type="date">
            <text:p>19/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tranquilidade ao longo do dia.</text:p>
          </table:table-cell>
          <table:table-cell table:style-name="ce15" office:value-type="string" calcext:value-type="string">
            <text:p>Poderia estar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5]+1" office:value-type="date" office:date-value="2022-07-20" calcext:value-type="date">
            <text:p>20/07/2022</text:p>
          </table:table-cell>
          <table:table-cell table:style-name="ce10" table:number-columns-repeated="4"/>
          <table:table-cell table:style-name="ce10" office:value-type="string" calcext:value-type="string">
            <text:p>X</text:p>
          </table:table-cell>
          <table:table-cell table:style-name="ce15" office:value-type="string" calcext:value-type="string">
            <text:p>Hoje piorei um pouco e, pra completar, a cabeça péssima e mal saí do lugar no desenvolvimento do desafio.</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26]+1" office:value-type="date" office:date-value="2022-07-21" calcext:value-type="date">
            <text:p>21/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melhorando, mas não sei se conseguirei entregar o desafio da XP e conciliar com os projetos da Trybe e demais afazeres. Mas, tenho Fé!</text:p>
          </table:table-cell>
          <table:table-cell table:style-name="ce15" office:value-type="string" calcext:value-type="string">
            <text:p>Reagi com fé ao longo do dia.</text:p>
          </table:table-cell>
          <table:table-cell table:style-name="ce15" office:value-type="string" calcext:value-type="string">
            <text:p>Poderia estar mais desesper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8">
          <table:table-cell table:style-name="ce6" table:formula="of:=[.A227]+1" office:value-type="date" office:date-value="2022-07-22" calcext:value-type="date">
            <text:p>22/07/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lhorando e conseguindo evoluir no desafio, onde pelo menos os requisitos mínimos eu entregarei e terei a oportunidade de participar da entrevista técnica.</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28]+1" office:value-type="date" office:date-value="2022-07-23" calcext:value-type="date">
            <text:p>23/07/2022</text:p>
          </table:table-cell>
          <table:table-cell table:style-name="ce10" office:value-type="string" calcext:value-type="string">
            <text:p>X</text:p>
          </table:table-cell>
          <table:table-cell table:style-name="ce10" table:number-columns-repeated="4"/>
          <table:table-cell table:style-name="ce15" office:value-type="string" calcext:value-type="string">
            <text:p>Melhorei um pouco mais e consegui concluir 100% da aplicação e 100% dos testes do desafi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29]+1" office:value-type="date" office:date-value="2022-07-24" calcext:value-type="date">
            <text:p>24/07/2022</text:p>
          </table:table-cell>
          <table:table-cell table:style-name="ce10" table:number-columns-repeated="4"/>
          <table:table-cell table:style-name="ce10" office:value-type="string" calcext:value-type="string">
            <text:p>X</text:p>
          </table:table-cell>
          <table:table-cell table:style-name="ce15" office:value-type="string" calcext:value-type="string">
            <text:p>Terminei o desafio, mas ficou com alguns bugs e não consegui dockerizar a aplicação.</text:p>
          </table:table-cell>
          <table:table-cell table:style-name="ce15" office:value-type="string" calcext:value-type="string">
            <text:p>Reagi com fé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9">
          <table:table-cell table:style-name="ce6" table:formula="of:=[.A230]+1" office:value-type="date" office:date-value="2022-07-25" calcext:value-type="date">
            <text:p>25/07/2022</text:p>
          </table:table-cell>
          <table:table-cell table:style-name="ce10" office:value-type="string" calcext:value-type="string">
            <text:p>X</text:p>
          </table:table-cell>
          <table:table-cell table:style-name="ce10" table:number-columns-repeated="4"/>
          <table:table-cell table:style-name="ce15" office:value-type="string" calcext:value-type="string">
            <text:p>Revendo tudo em perspectiva, eu entreguei um projeto bem feito, vou pra entrevista técnica preparado e estou bem melhor de saúde, então, estou satisfeito com as oportunidad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31]+1" office:value-type="date" office:date-value="2022-07-26" calcext:value-type="date">
            <text:p>26/07/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foi aquele dia bom!!! Aniversário de 40 anos, show na entrevista. Obrigado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oces deliciosos em comemoração ao meu aniversário!</text:p>
          </table:table-cell>
          <table:table-cell table:style-name="ce2" table:number-columns-repeated="16"/>
          <table:table-cell table:number-columns-repeated="998"/>
        </table:table-row>
        <table:table-row table:style-name="ro6">
          <table:table-cell table:style-name="ce6" table:formula="of:=[.A232]+1" office:value-type="date" office:date-value="2022-07-27" calcext:value-type="date">
            <text:p>27/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s coisas ao mesmo tempo, projeto pesado, várias preocupações…</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ssisti filme com minha esposa.</text:p>
          </table:table-cell>
          <table:table-cell table:style-name="ce2" table:number-columns-repeated="16"/>
          <table:table-cell table:number-columns-repeated="998"/>
        </table:table-row>
        <table:table-row table:style-name="ro6">
          <table:table-cell table:style-name="ce6" table:formula="of:=[.A233]+1" office:value-type="date" office:date-value="2022-07-28" calcext:value-type="date">
            <text:p>28/07/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voluindo muito lentamente no projeto, resolvo uma coisa outra quebra.</text:p>
          </table:table-cell>
          <table:table-cell table:style-name="ce15" office:value-type="string" calcext:value-type="string">
            <text:p>Mas, 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34]+1" office:value-type="date" office:date-value="2022-07-29" calcext:value-type="date">
            <text:p>29/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stel.</text:p>
          </table:table-cell>
          <table:table-cell table:style-name="ce2" table:number-columns-repeated="16"/>
          <table:table-cell table:number-columns-repeated="998"/>
        </table:table-row>
        <table:table-row table:style-name="ro5">
          <table:table-cell table:style-name="ce6" table:formula="of:=[.A235]+1" office:value-type="date" office:date-value="2022-07-30" calcext:value-type="date">
            <text:p>30/07/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elhor no projeto e acredito que entregarei pelo menos os requisitos mínimos n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momentos muito abençoados hoje no culto de conhecimento detalhado da nossa congregação na igreja.</text:p>
          </table:table-cell>
          <table:table-cell table:style-name="ce2" table:number-columns-repeated="16"/>
          <table:table-cell table:number-columns-repeated="998"/>
        </table:table-row>
        <table:table-row table:style-name="ro5">
          <table:table-cell table:style-name="ce6" table:formula="of:=[.A236]+1" office:value-type="date" office:date-value="2022-07-31" calcext:value-type="date">
            <text:p>31/07/2022</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Sinceramente, não sei o que está acontecendo comigo… Acabei de me curar da COVID e adoeço de novo…</text:p>
          </table:table-cell>
          <table:table-cell table:style-name="ce15" office:value-type="string" calcext:value-type="string">
            <text:p>Passei o dia triste, passando mal, com muitas dores e no hospital.</text:p>
          </table:table-cell>
          <table:table-cell table:style-name="ce15" office:value-type="string" calcext:value-type="string">
            <text:p>Nem sei.</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37]+1" office:value-type="date" office:date-value="2022-08-01" calcext:value-type="date">
            <text:p>0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requisitos mínimos d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38]+1" office:value-type="date" office:date-value="2022-08-02" calcext:value-type="date">
            <text:p>0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Nem creio! Consegui concluir 100/100 esse projeto tão desafiador, mesmo ainda debilitado física e mental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morei com minha família, os 8 anos de Ordenação de meu irmão.</text:p>
          </table:table-cell>
          <table:table-cell table:style-name="ce2" table:number-columns-repeated="16"/>
          <table:table-cell table:number-columns-repeated="998"/>
        </table:table-row>
        <table:table-row table:style-name="ro5">
          <table:table-cell table:style-name="ce6" table:formula="of:=[.A239]+1" office:value-type="date" office:date-value="2022-08-03" calcext:value-type="date">
            <text:p>0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Que dia magnífico de carreira. Na simulação de entrevistas culturais, me dediquei e tive um desempenho muito bo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40]+1" office:value-type="date" office:date-value="2022-08-04" calcext:value-type="date">
            <text:p>0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Iniciamos novo conteúdo e eu tive um bom entend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ecebemos uma palavra de oração, unção e bênção hoje na igreja. Amém!</text:p>
          </table:table-cell>
          <table:table-cell table:style-name="ce2" table:number-columns-repeated="16"/>
          <table:table-cell table:number-columns-repeated="998"/>
        </table:table-row>
        <table:table-row table:style-name="ro5">
          <table:table-cell table:style-name="ce6" table:formula="of:=[.A241]+1" office:value-type="date" office:date-value="2022-08-05" calcext:value-type="date">
            <text:p>0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m bom entendimento do novo conteúdo e recebemos o e-mail para a próxima etapa do Processo Seletivo da XP :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42]+1" office:value-type="date" office:date-value="2022-08-06" calcext:value-type="date">
            <text:p>0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deliciosos Donuts.</text:p>
          </table:table-cell>
          <table:table-cell table:style-name="ce2" table:number-columns-repeated="16"/>
          <table:table-cell table:number-columns-repeated="998"/>
        </table:table-row>
        <table:table-row table:style-name="ro13">
          <table:table-cell table:style-name="ce6" table:formula="of:=[.A243]+1" office:value-type="date" office:date-value="2022-08-07" calcext:value-type="date">
            <text:p>0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dia foi bem tranquilo, estive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44]+1" office:value-type="date" office:date-value="2022-08-08" calcext:value-type="date">
            <text:p>0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udei e recebi o e-mail de minha próxima etapa n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macarrão com molho de carne e bacon.</text:p>
          </table:table-cell>
          <table:table-cell table:style-name="ce2" table:number-columns-repeated="16"/>
          <table:table-cell table:number-columns-repeated="998"/>
        </table:table-row>
        <table:table-row table:style-name="ro13">
          <table:table-cell table:style-name="ce6" table:formula="of:=[.A245]+1" office:value-type="date" office:date-value="2022-08-09" calcext:value-type="date">
            <text:p>09/08/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de estudo tranquilo e de preparo para a entrevis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46]+1" office:value-type="date" office:date-value="2022-08-10" calcext:value-type="date">
            <text:p>1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maravilhoso, fui muito bem na entrevista cultural. Agora é aguardar tranquilamente o resultado do processo sele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47]+1" office:value-type="date" office:date-value="2022-08-11" calcext:value-type="date">
            <text:p>1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O projeto que temos que entregar não é tão complex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48]+1" office:value-type="date" office:date-value="2022-08-12" calcext:value-type="date">
            <text:p>1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no projeto e teremos vigília de homens em oração na igrej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49]+1" office:value-type="date" office:date-value="2022-08-13" calcext:value-type="date">
            <text:p>1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os 8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0]+1" office:value-type="date" office:date-value="2022-08-14" calcext:value-type="date">
            <text:p>1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s 100/100 no projeto e passei um dia tranquil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1]+1" office:value-type="date" office:date-value="2022-08-15" calcext:value-type="date">
            <text:p>1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Bora começar uma nova linguagem, C#, no curso que ganhamos de Aceler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52]+1" office:value-type="date" office:date-value="2022-08-16" calcext:value-type="date">
            <text:p>1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s estudos de C#|.NET e estou gost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53]+1" office:value-type="date" office:date-value="2022-08-17" calcext:value-type="date">
            <text:p>1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Gravei um vídeo muito legal pra outra turma através da equipe de Carreir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13">
          <table:table-cell table:style-name="ce6" table:formula="of:=[.A254]+1" office:value-type="date" office:date-value="2022-08-18" calcext:value-type="date">
            <text:p>1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genial de Carreira e eu pude contribuir com boas ide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255]+1" office:value-type="date" office:date-value="2022-08-19" calcext:value-type="date">
            <text:p>19/08/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com um pouco de dificuldades de absorção de conteúdo. Mas, estou me esforç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hambúrguer.</text:p>
          </table:table-cell>
          <table:table-cell table:style-name="ce2" table:number-columns-repeated="16"/>
          <table:table-cell table:number-columns-repeated="998"/>
        </table:table-row>
        <table:table-row table:style-name="ro6">
          <table:table-cell table:style-name="ce6" table:formula="of:=[.A256]+1" office:value-type="date" office:date-value="2022-08-20" calcext:value-type="date">
            <text:p>2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57]+1" office:value-type="date" office:date-value="2022-08-21" calcext:value-type="date">
            <text:p>2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ender um pouco melhor o conteúdo e pratique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58]+1" office:value-type="date" office:date-value="2022-08-22" calcext:value-type="date">
            <text:p>22/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para a próxima etapa do PSEL-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text:p>
          </table:table-cell>
          <table:table-cell table:style-name="ce2" table:number-columns-repeated="16"/>
          <table:table-cell table:number-columns-repeated="998"/>
        </table:table-row>
        <table:table-row table:style-name="ro13">
          <table:table-cell table:style-name="ce6" table:formula="of:=[.A259]+1" office:value-type="date" office:date-value="2022-08-23" calcext:value-type="date">
            <text:p>23/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no PSEL-XP. Sou Pessoa Desenvolvedora da XP In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muito cedo.</text:p>
          </table:table-cell>
          <table:table-cell table:style-name="ce2" table:number-columns-repeated="16"/>
          <table:table-cell table:number-columns-repeated="998"/>
        </table:table-row>
        <table:table-row table:style-name="ro13">
          <table:table-cell table:style-name="ce6" table:formula="of:=[.A260]+1" office:value-type="date" office:date-value="2022-08-24" calcext:value-type="date">
            <text:p>24/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çamos a ter algum desenvolvimento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61]+1" office:value-type="date" office:date-value="2022-08-25" calcext:value-type="date">
            <text:p>25/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62]+1" office:value-type="date" office:date-value="2022-08-26" calcext:value-type="date">
            <text:p>26/08/2022</text:p>
          </table:table-cell>
          <table:table-cell table:style-name="ce10" office:value-type="string" calcext:value-type="string">
            <text:p>X</text:p>
          </table:table-cell>
          <table:table-cell table:style-name="ce10" table:number-columns-repeated="4"/>
          <table:table-cell table:style-name="ce15" office:value-type="string" calcext:value-type="string">
            <text:p>Assinei a carta oferta da XP e consegui evoluir um pouco mais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263]+1" office:value-type="date" office:date-value="2022-08-27" calcext:value-type="date">
            <text:p>27/08/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mos um pouco mais no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4]+1" office:value-type="date" office:date-value="2022-08-28" calcext:value-type="date">
            <text:p>28/08/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65]+1" office:value-type="date" office:date-value="2022-08-29" calcext:value-type="date">
            <text:p>29/08/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uita coisa por fazer e o dia não tem sido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266]+1" office:value-type="date" office:date-value="2022-08-30" calcext:value-type="date">
            <text:p>30/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acarrão com queijo que minha esposa fez.</text:p>
          </table:table-cell>
          <table:table-cell table:style-name="ce2" table:number-columns-repeated="16"/>
          <table:table-cell table:number-columns-repeated="998"/>
        </table:table-row>
        <table:table-row table:style-name="ro6">
          <table:table-cell table:style-name="ce6" table:formula="of:=[.A267]+1" office:value-type="date" office:date-value="2022-08-31" calcext:value-type="date">
            <text:p>31/08/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8]+1" office:value-type="date" office:date-value="2022-09-01" calcext:value-type="date">
            <text:p>0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69]+1" office:value-type="date" office:date-value="2022-09-02" calcext:value-type="date">
            <text:p>0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0]+1" office:value-type="date" office:date-value="2022-09-03" calcext:value-type="date">
            <text:p>0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271]+1" office:value-type="date" office:date-value="2022-09-04" calcext:value-type="date">
            <text:p>0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272]+1" office:value-type="date" office:date-value="2022-09-05" calcext:value-type="date">
            <text:p>0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5">
          <table:table-cell table:style-name="ce6" table:formula="of:=[.A273]+1" office:value-type="date" office:date-value="2022-09-06" calcext:value-type="date">
            <text:p>0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Nosso grupo superou os requisitos de aprovação no Projeto e consegui concluir as tarefas de C# da sema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pra minha família.</text:p>
          </table:table-cell>
          <table:table-cell table:style-name="ce2" table:number-columns-repeated="16"/>
          <table:table-cell table:number-columns-repeated="998"/>
        </table:table-row>
        <table:table-row table:style-name="ro6">
          <table:table-cell table:style-name="ce6" table:formula="of:=[.A274]+1" office:value-type="date" office:date-value="2022-09-07" calcext:value-type="date">
            <text:p>0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75]+1" office:value-type="date" office:date-value="2022-09-08" calcext:value-type="date">
            <text:p>0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276]+1" office:value-type="date" office:date-value="2022-09-09" calcext:value-type="date">
            <text:p>0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judar o grupo do projeto Trybe e consegui evoluir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13">
          <table:table-cell table:style-name="ce6" table:formula="of:=[.A277]+1" office:value-type="date" office:date-value="2022-09-10" calcext:value-type="date">
            <text:p>1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78]+1" office:value-type="date" office:date-value="2022-09-11" calcext:value-type="date">
            <text:p>1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nos estudos de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79]+1" office:value-type="date" office:date-value="2022-09-12" calcext:value-type="date">
            <text:p>1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o Módulo de Back-end e sou, oficialmente, Pessoa Desenvolvedora Full Stack.</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Joguei um pouco do meu joguinho favorito.</text:p>
          </table:table-cell>
          <table:table-cell table:style-name="ce2" table:number-columns-repeated="16"/>
          <table:table-cell table:number-columns-repeated="998"/>
        </table:table-row>
        <table:table-row table:style-name="ro6">
          <table:table-cell table:style-name="ce6" table:formula="of:=[.A280]+1" office:value-type="date" office:date-value="2022-09-13" calcext:value-type="date">
            <text:p>1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o Módulo de Ciência da Computação e vou aprender mais uma linguagem: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1]+1" office:value-type="date" office:date-value="2022-09-14" calcext:value-type="date">
            <text:p>1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terminando a apresentação do projeto em grup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2]+1" office:value-type="date" office:date-value="2022-09-15" calcext:value-type="date">
            <text:p>1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projeto foi um suces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3]+1" office:value-type="date" office:date-value="2022-09-16" calcext:value-type="date">
            <text:p>1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o contrato de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4]+1" office:value-type="date" office:date-value="2022-09-17" calcext:value-type="date">
            <text:p>1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5]+1" office:value-type="date" office:date-value="2022-09-18" calcext:value-type="date">
            <text:p>1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tranquilo com minha família e montei meu setup para começar meu trabalho com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86]+1" office:value-type="date" office:date-value="2022-09-19" calcext:value-type="date">
            <text:p>1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Meu PRIMEIRO dia de XP!!! Que Onboarding, que ambiente, que Tribo, que Squad, qu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7]+1" office:value-type="date" office:date-value="2022-09-20" calcext:value-type="date">
            <text:p>2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Segundo dia de Onboarding, muito aprendizado e emo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8]+1" office:value-type="date" office:date-value="2022-09-21" calcext:value-type="date">
            <text:p>21/09/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ceiro dia de Onboarding, muito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13">
          <table:table-cell table:style-name="ce6" table:formula="of:=[.A289]+1" office:value-type="date" office:date-value="2022-09-22" calcext:value-type="date">
            <text:p>22/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inicial concluído, mais aprendizado e desenvolv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6">
          <table:table-cell table:style-name="ce6" table:formula="of:=[.A290]+1" office:value-type="date" office:date-value="2022-09-23" calcext:value-type="date">
            <text:p>23/09/2022</text:p>
          </table:table-cell>
          <table:table-cell table:style-name="ce10" office:value-type="string" calcext:value-type="string">
            <text:p>X</text:p>
          </table:table-cell>
          <table:table-cell table:style-name="ce10" table:number-columns-repeated="4"/>
          <table:table-cell table:style-name="ce15" office:value-type="string" calcext:value-type="string">
            <text:p>Onboarding de Tecnologia trouxe mais informações extraordinárias sobre 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um pouco de exercício físico.</text:p>
          </table:table-cell>
          <table:table-cell table:style-name="ce2" table:number-columns-repeated="16"/>
          <table:table-cell table:number-columns-repeated="998"/>
        </table:table-row>
        <table:table-row table:style-name="ro5">
          <table:table-cell table:style-name="ce6" table:formula="of:=[.A291]+1" office:value-type="date" office:date-value="2022-09-24" calcext:value-type="date">
            <text:p>24/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ei de um excelente encontro com pessoas empreendedoras e passei o resto d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2]+1" office:value-type="date" office:date-value="2022-09-25" calcext:value-type="date">
            <text:p>25/09/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293]+1" office:value-type="date" office:date-value="2022-09-26" calcext:value-type="date">
            <text:p>26/09/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um dia corrido, como devem ser todos os próximos, mas consegui fazer vári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4]+1" office:value-type="date" office:date-value="2022-09-27" calcext:value-type="date">
            <text:p>27/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um pouco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5]+1" office:value-type="date" office:date-value="2022-09-28" calcext:value-type="date">
            <text:p>28/09/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os 80% no projeto de Python.</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296]+1" office:value-type="date" office:date-value="2022-09-29" calcext:value-type="date">
            <text:p>29/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7]+1" office:value-type="date" office:date-value="2022-09-30" calcext:value-type="date">
            <text:p>30/09/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aprendendo muito nas reuniões do trabalh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298]+1" office:value-type="date" office:date-value="2022-10-01" calcext:value-type="date">
            <text:p>0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algumas lições de C# e um proj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299]+1" office:value-type="date" office:date-value="2022-10-02" calcext:value-type="date">
            <text:p>0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Vi os conteúdo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00]+1" office:value-type="date" office:date-value="2022-10-03" calcext:value-type="date">
            <text:p>03/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1]+1" office:value-type="date" office:date-value="2022-10-04" calcext:value-type="date">
            <text:p>04/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2]+1" office:value-type="date" office:date-value="2022-10-05" calcext:value-type="date">
            <text:p>05/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3]+1" office:value-type="date" office:date-value="2022-10-06" calcext:value-type="date">
            <text:p>06/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304]+1" office:value-type="date" office:date-value="2022-10-07" calcext:value-type="date">
            <text:p>07/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05]+1" office:value-type="date" office:date-value="2022-10-08" calcext:value-type="date">
            <text:p>0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06]+1" office:value-type="date" office:date-value="2022-10-09" calcext:value-type="date">
            <text:p>0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tempo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307]+1" office:value-type="date" office:date-value="2022-10-10" calcext:value-type="date">
            <text:p>10/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8]+1" office:value-type="date" office:date-value="2022-10-11" calcext:value-type="date">
            <text:p>1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Estou bastante cansado e com certa dificuldade de absorver tantas cois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09]+1" office:value-type="date" office:date-value="2022-10-12" calcext:value-type="date">
            <text:p>1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Dia das crianças, feriado, levamos nossa filha pra passear e nos diverti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0]+1" office:value-type="date" office:date-value="2022-10-13" calcext:value-type="date">
            <text:p>1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1]+1" office:value-type="date" office:date-value="2022-10-14" calcext:value-type="date">
            <text:p>1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i um pouco.</text:p>
          </table:table-cell>
          <table:table-cell table:style-name="ce2" table:number-columns-repeated="16"/>
          <table:table-cell table:number-columns-repeated="998"/>
        </table:table-row>
        <table:table-row table:style-name="ro13">
          <table:table-cell table:style-name="ce6" table:formula="of:=[.A312]+1" office:value-type="date" office:date-value="2022-10-15" calcext:value-type="date">
            <text:p>15/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3]+1" office:value-type="date" office:date-value="2022-10-16" calcext:value-type="date">
            <text:p>1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14]+1" office:value-type="date" office:date-value="2022-10-17" calcext:value-type="date">
            <text:p>17/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5]+1" office:value-type="date" office:date-value="2022-10-18" calcext:value-type="date">
            <text:p>18/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6]+1" office:value-type="date" office:date-value="2022-10-19" calcext:value-type="date">
            <text:p>1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7]+1" office:value-type="date" office:date-value="2022-10-20" calcext:value-type="date">
            <text:p>20/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8]+1" office:value-type="date" office:date-value="2022-10-21" calcext:value-type="date">
            <text:p>21/10/2022</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minha primeira tarefa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19]+1" office:value-type="date" office:date-value="2022-10-22" calcext:value-type="date">
            <text:p>22/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0]+1" office:value-type="date" office:date-value="2022-10-23" calcext:value-type="date">
            <text:p>23/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21]+1" office:value-type="date" office:date-value="2022-10-24" calcext:value-type="date">
            <text:p>24/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2]+1" office:value-type="date" office:date-value="2022-10-25" calcext:value-type="date">
            <text:p>25/10/2022</text:p>
          </table:table-cell>
          <table:table-cell table:style-name="ce10" table:number-columns-repeated="4"/>
          <table:table-cell table:style-name="ce10" office:value-type="string" calcext:value-type="string">
            <text:p>X</text:p>
          </table:table-cell>
          <table:table-cell table:style-name="ce15" office:value-type="string" calcext:value-type="string">
            <text:p>Não identifiquei gatilho específico. Apenas estou tris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23]+1" office:value-type="date" office:date-value="2022-10-26" calcext:value-type="date">
            <text:p>26/10/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4]+1" office:value-type="date" office:date-value="2022-10-27" calcext:value-type="date">
            <text:p>27/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5]+1" office:value-type="date" office:date-value="2022-10-28" calcext:value-type="date">
            <text:p>28/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6]+1" office:value-type="date" office:date-value="2022-10-29" calcext:value-type="date">
            <text:p>29/10/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5">
          <table:table-cell table:style-name="ce6" table:formula="of:=[.A327]+1" office:value-type="date" office:date-value="2022-10-30" calcext:value-type="date">
            <text:p>30/10/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Um dia que muito me preocupa e me deixa com medo do futuro. Mas, seja feita a vontade (e a bondade) de Deus sobre nossas vi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28]+1" office:value-type="date" office:date-value="2022-10-31" calcext:value-type="date">
            <text:p>31/10/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29]+1" office:value-type="date" office:date-value="2022-11-01" calcext:value-type="date">
            <text:p>01/11/2022</text:p>
          </table:table-cell>
          <table:table-cell table:style-name="ce10" table:number-columns-repeated="4"/>
          <table:table-cell table:style-name="ce10" office:value-type="string" calcext:value-type="string">
            <text:p>X</text:p>
          </table:table-cell>
          <table:table-cell table:style-name="ce15" office:value-type="string" calcext:value-type="string">
            <text:p>O cansaço está dem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0]+1" office:value-type="date" office:date-value="2022-11-02" calcext:value-type="date">
            <text:p>0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1]+1" office:value-type="date" office:date-value="2022-11-03" calcext:value-type="date">
            <text:p>0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2]+1" office:value-type="date" office:date-value="2022-11-04" calcext:value-type="date">
            <text:p>0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3]+1" office:value-type="date" office:date-value="2022-11-05" calcext:value-type="date">
            <text:p>0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34]+1" office:value-type="date" office:date-value="2022-11-06" calcext:value-type="date">
            <text:p>0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35]+1" office:value-type="date" office:date-value="2022-11-07" calcext:value-type="date">
            <text:p>07/11/2022</text:p>
          </table:table-cell>
          <table:table-cell table:style-name="ce10" office:value-type="string" calcext:value-type="string">
            <text:p>X</text:p>
          </table:table-cell>
          <table:table-cell table:style-name="ce10"/>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Hoje, submeti meu “último” commit ao último projeto do curso regular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6]+1" office:value-type="date" office:date-value="2022-11-08" calcext:value-type="date">
            <text:p>0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7]+1" office:value-type="date" office:date-value="2022-11-09" calcext:value-type="date">
            <text:p>0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38]+1" office:value-type="date" office:date-value="2022-11-10" calcext:value-type="date">
            <text:p>1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heci pessoalmente meu tutor e colega de XP, Danil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39]+1" office:value-type="date" office:date-value="2022-11-11" calcext:value-type="date">
            <text:p>1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ais um dia presencialmente com meu colega Danilo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0]+1" office:value-type="date" office:date-value="2022-11-12" calcext:value-type="date">
            <text:p>1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niversário de 8 anos de minha amada filha e tivemos um momento muito legal com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341]+1" office:value-type="date" office:date-value="2022-11-13" calcext:value-type="date">
            <text:p>1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2]+1" office:value-type="date" office:date-value="2022-11-14" calcext:value-type="date">
            <text:p>1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43]+1" office:value-type="date" office:date-value="2022-11-15" calcext:value-type="date">
            <text:p>1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44]+1" office:value-type="date" office:date-value="2022-11-16" calcext:value-type="date">
            <text:p>1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5]+1" office:value-type="date" office:date-value="2022-11-17" calcext:value-type="date">
            <text:p>1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6]+1" office:value-type="date" office:date-value="2022-11-18" calcext:value-type="date">
            <text:p>1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47]+1" office:value-type="date" office:date-value="2022-11-19" calcext:value-type="date">
            <text:p>1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Viajamos em família até Montes Claros e reencontrei um querido amig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irigi durante a viagem.</text:p>
          </table:table-cell>
          <table:table-cell table:style-name="ce2" table:number-columns-repeated="16"/>
          <table:table-cell table:number-columns-repeated="998"/>
        </table:table-row>
        <table:table-row table:style-name="ro6">
          <table:table-cell table:style-name="ce6" table:formula="of:=[.A348]+1" office:value-type="date" office:date-value="2022-11-20" calcext:value-type="date">
            <text:p>20/11/2022</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Na continuidade da viagem, tivemos um incidente no percurso e fiquei preocupado.</text:p>
          </table:table-cell>
          <table:table-cell table:style-name="ce15" office:value-type="string" calcext:value-type="string">
            <text:p>Fiquei preocupado, mas com muita fé.</text:p>
          </table:table-cell>
          <table:table-cell table:style-name="ce15" office:value-type="string" calcext:value-type="string">
            <text:p>Deveria ter ficado mais calm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49]+1" office:value-type="date" office:date-value="2022-11-21" calcext:value-type="date">
            <text:p>21/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esmo apesar dos percalços, conseguimos chegar ao nosso destino em Porto Segu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0]+1" office:value-type="date" office:date-value="2022-11-22" calcext:value-type="date">
            <text:p>22/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1]+1" office:value-type="date" office:date-value="2022-11-23" calcext:value-type="date">
            <text:p>23/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352]+1" office:value-type="date" office:date-value="2022-11-24" calcext:value-type="date">
            <text:p>24/11/2022</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sposa e filha estão se divertindo bastante, aproveitando as férias e estou conseguindo resolver tu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353]+1" office:value-type="date" office:date-value="2022-11-25" calcext:value-type="date">
            <text:p>25/11/2022</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ia longo de viagem e correu tudo bem com a graça de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armegiana.</text:p>
          </table:table-cell>
          <table:table-cell table:style-name="ce2" table:number-columns-repeated="16"/>
          <table:table-cell table:number-columns-repeated="998"/>
        </table:table-row>
        <table:table-row table:style-name="ro6">
          <table:table-cell table:style-name="ce6" table:formula="of:=[.A354]+1" office:value-type="date" office:date-value="2022-11-26" calcext:value-type="date">
            <text:p>26/11/2022</text:p>
          </table:table-cell>
          <table:table-cell table:style-name="ce10" office:value-type="string" calcext:value-type="string">
            <text:p>X</text:p>
          </table:table-cell>
          <table:table-cell table:style-name="ce10" table:number-columns-repeated="4"/>
          <table:table-cell table:style-name="ce15" office:value-type="string" calcext:value-type="string">
            <text:p>Foi outro dia longo de viagem, um pouco tenso mas, graças a Deus, estamos em cas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355]+1" office:value-type="date" office:date-value="2022-11-27" calcext:value-type="date">
            <text:p>27/11/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56]+1" office:value-type="date" office:date-value="2022-11-28" calcext:value-type="date">
            <text:p>28/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57]+1" office:value-type="date" office:date-value="2022-11-29" calcext:value-type="date">
            <text:p>29/11/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8]+1" office:value-type="date" office:date-value="2022-11-30" calcext:value-type="date">
            <text:p>30/11/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59]+1" office:value-type="date" office:date-value="2022-12-01" calcext:value-type="date">
            <text:p>0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rendi muito hoje com o apoio da Equipe da Squa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60]+1" office:value-type="date" office:date-value="2022-12-02" calcext:value-type="date">
            <text:p>0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a festa de final de ano da XP que eu participo, XParty 2022, conheci pessoalmente minha Equipe, muitas pessoas da empresa e, principalmente, várias pessoas colegas da Tryb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1]+1" office:value-type="date" office:date-value="2022-12-03" calcext:value-type="date">
            <text:p>0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62]+1" office:value-type="date" office:date-value="2022-12-04" calcext:value-type="date">
            <text:p>0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63]+1" office:value-type="date" office:date-value="2022-12-05" calcext:value-type="date">
            <text:p>0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Estou conseguindo evoluir bem nos aprendizados, mesmo com o cansaç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4]+1" office:value-type="date" office:date-value="2022-12-06" calcext:value-type="date">
            <text:p>06/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ais uma vez estou preocupado e com medo. Dessa vez, referente ao Projeto Final da Aceleração C#, onde o prazo ficou muito cur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5]+1" office:value-type="date" office:date-value="2022-12-07" calcext:value-type="date">
            <text:p>07/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6">
          <table:table-cell table:style-name="ce6" table:formula="of:=[.A366]+1" office:value-type="date" office:date-value="2022-12-08" calcext:value-type="date">
            <text:p>08/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conseguindo dar o foco necessário ao Projeto e o prazo está termin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5">
          <table:table-cell table:style-name="ce6" table:formula="of:=[.A367]+1" office:value-type="date" office:date-value="2022-12-09" calcext:value-type="date">
            <text:p>09/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Consegui evoluir um pouco o Projeto Final da Aceleração, porém a qualidade está muito aquém do necessár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8]+1" office:value-type="date" office:date-value="2022-12-10" calcext:value-type="date">
            <text:p>10/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69]+1" office:value-type="date" office:date-value="2022-12-11" calcext:value-type="date">
            <text:p>11/12/2022</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evoluindo no projeto porém, não sei se será sufici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0]+1" office:value-type="date" office:date-value="2022-12-12" calcext:value-type="date">
            <text:p>1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8">
          <table:table-cell table:style-name="ce6" table:formula="of:=[.A371]+1" office:value-type="date" office:date-value="2022-12-13" calcext:value-type="date">
            <text:p>1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todas as situações, da correria e pressão, consegui elaborar um projeto bom e estou conseguindo cumprir os requisitos exig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9">
          <table:table-cell table:style-name="ce6" table:formula="of:=[.A372]+1" office:value-type="date" office:date-value="2022-12-14" calcext:value-type="date">
            <text:p>1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Até um pouco incrédulo! Apesar de todas as questões passadas, fui capaz de concluir a Aceleração com uma entrega digna, de boa qualidade e todos os requisitos cump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0">
          <table:table-cell table:style-name="ce6" table:formula="of:=[.A373]+1" office:value-type="date" office:date-value="2022-12-15" calcext:value-type="date">
            <text:p>15/12/2022</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Sim, dois sentimentos opostos e distintos. Sim, alegria, pois hoje, oficialmente, foi o dia da conclusão do curso da Trybe. Quase 14 meses muito, muito intensos, que simplesmente passaram.</text:p>
            <text:p>Tristeza, pois tudo o que foi vivido agora é só lembrança e sauda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permiti sentir cada momento e sentimento.</text:p>
          </table:table-cell>
          <table:table-cell table:style-name="ce2" table:number-columns-repeated="16"/>
          <table:table-cell table:number-columns-repeated="998"/>
        </table:table-row>
        <table:table-row table:style-name="ro13">
          <table:table-cell table:style-name="ce6" table:formula="of:=[.A374]+1" office:value-type="date" office:date-value="2022-12-16" calcext:value-type="date">
            <text:p>1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ocar as atividades do dia na XP e aprender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continuar estudando.</text:p>
          </table:table-cell>
          <table:table-cell table:style-name="ce2" table:number-columns-repeated="16"/>
          <table:table-cell table:number-columns-repeated="998"/>
        </table:table-row>
        <table:table-row table:style-name="ro13">
          <table:table-cell table:style-name="ce6" table:formula="of:=[.A375]+1" office:value-type="date" office:date-value="2022-12-17" calcext:value-type="date">
            <text:p>1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76]+1" office:value-type="date" office:date-value="2022-12-18" calcext:value-type="date">
            <text:p>1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77]+1" office:value-type="date" office:date-value="2022-12-19" calcext:value-type="date">
            <text:p>1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Hoje tivemos nosso primeiro dia de Beyond Trybe e foi muito interess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378]+1" office:value-type="date" office:date-value="2022-12-20" calcext:value-type="date">
            <text:p>2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79]+1" office:value-type="date" office:date-value="2022-12-21" calcext:value-type="date">
            <text:p>2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0]+1" office:value-type="date" office:date-value="2022-12-22" calcext:value-type="date">
            <text:p>22/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6">
          <table:table-cell table:style-name="ce6" table:formula="of:=[.A381]+1" office:value-type="date" office:date-value="2022-12-23" calcext:value-type="date">
            <text:p>23/12/2022</text:p>
          </table:table-cell>
          <table:table-cell table:style-name="ce10" office:value-type="string" calcext:value-type="string">
            <text:p>X</text:p>
          </table:table-cell>
          <table:table-cell table:style-name="ce10" table:number-columns-repeated="4"/>
          <table:table-cell table:style-name="ce15" office:value-type="string" calcext:value-type="string">
            <text:p>Véspera de Natal, tive uma ótima conversa com meu líder, que me prestou ótimas orient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sforcei acordar cedo e estudar.</text:p>
          </table:table-cell>
          <table:table-cell table:style-name="ce2" table:number-columns-repeated="16"/>
          <table:table-cell table:number-columns-repeated="998"/>
        </table:table-row>
        <table:table-row table:style-name="ro13">
          <table:table-cell table:style-name="ce6" table:formula="of:=[.A382]+1" office:value-type="date" office:date-value="2022-12-24" calcext:value-type="date">
            <text:p>24/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erei a oportunidade de fazer churrasco para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83]+1" office:value-type="date" office:date-value="2022-12-25" calcext:value-type="date">
            <text:p>25/12/2022</text:p>
          </table:table-cell>
          <table:table-cell table:style-name="ce10" office:value-type="string" calcext:value-type="string">
            <text:p>X</text:p>
          </table:table-cell>
          <table:table-cell table:style-name="ce10" table:number-columns-repeated="4"/>
          <table:table-cell table:style-name="ce15" office:value-type="string" calcext:value-type="string">
            <text:p>Fiz churrasc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84]+1" office:value-type="date" office:date-value="2022-12-26" calcext:value-type="date">
            <text:p>26/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5]+1" office:value-type="date" office:date-value="2022-12-27" calcext:value-type="date">
            <text:p>27/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6]+1" office:value-type="date" office:date-value="2022-12-28" calcext:value-type="date">
            <text:p>28/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7]+1" office:value-type="date" office:date-value="2022-12-29" calcext:value-type="date">
            <text:p>29/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8]+1" office:value-type="date" office:date-value="2022-12-30" calcext:value-type="date">
            <text:p>30/12/2022</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ediquei acordar cedo e estudar.</text:p>
          </table:table-cell>
          <table:table-cell table:style-name="ce2" table:number-columns-repeated="16"/>
          <table:table-cell table:number-columns-repeated="998"/>
        </table:table-row>
        <table:table-row table:style-name="ro13">
          <table:table-cell table:style-name="ce6" table:formula="of:=[.A389]+1" office:value-type="date" office:date-value="2022-12-31" calcext:value-type="date">
            <text:p>31/12/2022</text:p>
          </table:table-cell>
          <table:table-cell table:style-name="ce10" office:value-type="string" calcext:value-type="string">
            <text:p>X</text:p>
          </table:table-cell>
          <table:table-cell table:style-name="ce10" table:number-columns-repeated="4"/>
          <table:table-cell table:style-name="ce15" office:value-type="string" calcext:value-type="string">
            <text:p>Último dia do ano,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390]+1" office:value-type="date" office:date-value="2023-01-01" calcext:value-type="date">
            <text:p>0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rimeiro dia do novo ano de 2023, passamo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 (e comi) churrasco.</text:p>
          </table:table-cell>
          <table:table-cell table:style-name="ce2" table:number-columns-repeated="16"/>
          <table:table-cell table:number-columns-repeated="998"/>
        </table:table-row>
        <table:table-row table:style-name="ro13">
          <table:table-cell table:style-name="ce6" table:formula="of:=[.A391]+1" office:value-type="date" office:date-value="2023-01-02" calcext:value-type="date">
            <text:p>0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2]+1" office:value-type="date" office:date-value="2023-01-03" calcext:value-type="date">
            <text:p>0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393]+1" office:value-type="date" office:date-value="2023-01-04" calcext:value-type="date">
            <text:p>0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18" table:formula="of:=[.A394]+1" office:value-type="date" office:date-value="2023-01-05" calcext:value-type="date">
            <text:p>05/01/2023</text:p>
          </table:table-cell>
          <table:table-cell table:style-name="ce32" office:value-type="string" calcext:value-type="string">
            <text:p>X</text:p>
          </table:table-cell>
          <table:table-cell table:style-name="ce32" table:number-columns-repeated="4"/>
          <table:table-cell table:style-name="ce41" office:value-type="string" calcext:value-type="string">
            <text:p>Trabalhei bastante e aprendi muito.</text:p>
          </table:table-cell>
          <table:table-cell table:style-name="ce41" office:value-type="string" calcext:value-type="string">
            <text:p>Reagi com tranquilidade ao longo do dia.</text:p>
          </table:table-cell>
          <table:table-cell table:style-name="ce41" office:value-type="string" calcext:value-type="string">
            <text:p>Poderia ter ficado tenso e preocupado.</text:p>
          </table:table-cell>
          <table:table-cell table:style-name="ce41" office:value-type="string" calcext:value-type="string">
            <text:p>Acordei cedo e recomecei a praticar exercícios.</text:p>
          </table:table-cell>
          <table:table-cell table:style-name="ce2" table:number-columns-repeated="16"/>
          <table:table-cell table:number-columns-repeated="998"/>
        </table:table-row>
        <table:table-row table:style-name="ro6">
          <table:table-cell table:style-name="ce6" table:formula="of:=[.A395]+1" office:value-type="date" office:date-value="2023-01-06" calcext:value-type="date">
            <text:p>0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Resolvi muita coisa e tive uma boa reunião 1:1 com minha nova lideranç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e recomecei a praticar exercícios.</text:p>
          </table:table-cell>
          <table:table-cell table:style-name="ce2" table:number-columns-repeated="16"/>
          <table:table-cell table:number-columns-repeated="998"/>
        </table:table-row>
        <table:table-row table:style-name="ro13">
          <table:table-cell table:style-name="ce6" table:formula="of:=[.A396]+1" office:value-type="date" office:date-value="2023-01-07" calcext:value-type="date">
            <text:p>0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um novo projeto em C# e passei um tempo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13">
          <table:table-cell table:style-name="ce6" table:formula="of:=[.A397]+1" office:value-type="date" office:date-value="2023-01-08" calcext:value-type="date">
            <text:p>0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398]+1" office:value-type="date" office:date-value="2023-01-09" calcext:value-type="date">
            <text:p>0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aprendi muito e dei continuidade ao novo projeto em C#.</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6">
          <table:table-cell table:style-name="ce6" table:formula="of:=[.A399]+1" office:value-type="date" office:date-value="2023-01-10" calcext:value-type="date">
            <text:p>10/01/2023</text:p>
          </table:table-cell>
          <table:table-cell table:style-name="ce10"/>
          <table:table-cell table:number-columns-repeated="2"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coluna está horrível. Logo agora que eu voltei a fazer atividade físic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Acordei cedo, pratiquei exercícios e me alimentei melhor.</text:p>
          </table:table-cell>
          <table:table-cell table:style-name="ce2" table:number-columns-repeated="16"/>
          <table:table-cell table:number-columns-repeated="998"/>
        </table:table-row>
        <table:table-row table:style-name="ro5">
          <table:table-cell table:style-name="ce6" table:formula="of:=[.A400]+1" office:value-type="date" office:date-value="2023-01-11" calcext:value-type="date">
            <text:p>11/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Depois de medicado, a dor na coluna foi controlada, mas eu ainda tenho que fazer exames pra entender o que tenho e como trat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5">
          <table:table-cell table:style-name="ce6" table:formula="of:=[.A401]+1" office:value-type="date" office:date-value="2023-01-12" calcext:value-type="date">
            <text:p>12/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Fiz a RM hoje e estou preocupado. Agora é aguardar o dia da consulta com o médico especialista em colun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8">
          <table:table-cell table:style-name="ce6" table:formula="of:=[.A402]+1" office:value-type="date" office:date-value="2023-01-13" calcext:value-type="date">
            <text:p>13/01/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Dia um pouco preocupante no trabalho. Muitos desligamentos de várias áreas. Manter a Fé que estou fazendo o meu melhor e entregando com consist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cuidei.</text:p>
          </table:table-cell>
          <table:table-cell table:style-name="ce2" table:number-columns-repeated="16"/>
          <table:table-cell table:number-columns-repeated="998"/>
        </table:table-row>
        <table:table-row table:style-name="ro6">
          <table:table-cell table:style-name="ce6" table:formula="of:=[.A403]+1" office:value-type="date" office:date-value="2023-01-14" calcext:value-type="date">
            <text:p>1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 passeei com ela no shopping e ela ficou muito cont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Ri muito.</text:p>
          </table:table-cell>
          <table:table-cell table:style-name="ce2" table:number-columns-repeated="16"/>
          <table:table-cell table:number-columns-repeated="998"/>
        </table:table-row>
        <table:table-row table:style-name="ro13">
          <table:table-cell table:style-name="ce6" table:formula="of:=[.A404]+1" office:value-type="date" office:date-value="2023-01-15" calcext:value-type="date">
            <text:p>1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tranquilo e com algum so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05]+1" office:value-type="date" office:date-value="2023-01-16" calcext:value-type="date">
            <text:p>1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13">
          <table:table-cell table:style-name="ce6" table:formula="of:=[.A406]+1" office:value-type="date" office:date-value="2023-01-17" calcext:value-type="date">
            <text:p>1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7]+1" office:value-type="date" office:date-value="2023-01-18" calcext:value-type="date">
            <text:p>18/01/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A tarefa que me passaram é bem grande e cheia de detalhes que eu não tenho conhecimen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6">
          <table:table-cell table:style-name="ce6" table:formula="of:=[.A408]+1" office:value-type="date" office:date-value="2023-01-19" calcext:value-type="date">
            <text:p>1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 e descobri que não estou com hérnia de disc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09]+1" office:value-type="date" office:date-value="2023-01-20" calcext:value-type="date">
            <text:p>2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10]+1" office:value-type="date" office:date-value="2023-01-21" calcext:value-type="date">
            <text:p>2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1]+1" office:value-type="date" office:date-value="2023-01-22" calcext:value-type="date">
            <text:p>22/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2]+1" office:value-type="date" office:date-value="2023-01-23" calcext:value-type="date">
            <text:p>23/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bastante e aprend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3]+1" office:value-type="date" office:date-value="2023-01-24" calcext:value-type="date">
            <text:p>24/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4]+1" office:value-type="date" office:date-value="2023-01-25" calcext:value-type="date">
            <text:p>25/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15]+1" office:value-type="date" office:date-value="2023-01-26" calcext:value-type="date">
            <text:p>26/01/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exercitei.</text:p>
          </table:table-cell>
          <table:table-cell table:style-name="ce2" table:number-columns-repeated="16"/>
          <table:table-cell table:number-columns-repeated="998"/>
        </table:table-row>
        <table:table-row table:style-name="ro13">
          <table:table-cell table:style-name="ce6" table:formula="of:=[.A416]+1" office:value-type="date" office:date-value="2023-01-27" calcext:value-type="date">
            <text:p>27/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ntreguei minha demanda no prazo, 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17]+1" office:value-type="date" office:date-value="2023-01-28" calcext:value-type="date">
            <text:p>28/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18]+1" office:value-type="date" office:date-value="2023-01-29" calcext:value-type="date">
            <text:p>29/01/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19]+1" office:value-type="date" office:date-value="2023-01-30" calcext:value-type="date">
            <text:p>30/01/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ei muito e aprendi basta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0]+1" office:value-type="date" office:date-value="2023-01-31" calcext:value-type="date">
            <text:p>31/01/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rticipei de uma reunião de oração.</text:p>
          </table:table-cell>
          <table:table-cell table:style-name="ce2" table:number-columns-repeated="16"/>
          <table:table-cell table:number-columns-repeated="998"/>
        </table:table-row>
        <table:table-row table:style-name="ro13">
          <table:table-cell table:style-name="ce6" table:formula="of:=[.A421]+1" office:value-type="date" office:date-value="2023-02-01" calcext:value-type="date">
            <text:p>0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22]+1" office:value-type="date" office:date-value="2023-02-02" calcext:value-type="date">
            <text:p>0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i muito bem nas tratativas de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23]+1" office:value-type="date" office:date-value="2023-02-03" calcext:value-type="date">
            <text:p>0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uma devolutiva emocionante, edificante e revigorante da avaliação 360.</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24]+1" office:value-type="date" office:date-value="2023-02-04" calcext:value-type="date">
            <text:p>0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descansan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asseei com minha família.</text:p>
          </table:table-cell>
          <table:table-cell table:style-name="ce2" table:number-columns-repeated="16"/>
          <table:table-cell table:number-columns-repeated="998"/>
        </table:table-row>
        <table:table-row table:style-name="ro13">
          <table:table-cell table:style-name="ce6" table:formula="of:=[.A425]+1" office:value-type="date" office:date-value="2023-02-05" calcext:value-type="date">
            <text:p>0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o dia com minh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426]+1" office:value-type="date" office:date-value="2023-02-06" calcext:value-type="date">
            <text:p>0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7]+1" office:value-type="date" office:date-value="2023-02-07" calcext:value-type="date">
            <text:p>07/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28]+1" office:value-type="date" office:date-value="2023-02-08" calcext:value-type="date">
            <text:p>0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29]+1" office:value-type="date" office:date-value="2023-02-09" calcext:value-type="date">
            <text:p>09/02/2023</text:p>
          </table:table-cell>
          <table:table-cell table:style-name="ce10" table:number-columns-repeated="4"/>
          <table:table-cell table:style-name="ce10" office:value-type="string" calcext:value-type="string">
            <text:p>X</text:p>
          </table:table-cell>
          <table:table-cell table:style-name="ce15" office:value-type="string" calcext:value-type="string">
            <text:p>Quanto mais eu trato incidentes mais aparecem para tratar, não consigo venc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0]+1" office:value-type="date" office:date-value="2023-02-10" calcext:value-type="date">
            <text:p>10/02/2023</text:p>
          </table:table-cell>
          <table:table-cell table:style-name="ce10" table:number-columns-repeated="4"/>
          <table:table-cell table:style-name="ce10" office:value-type="string" calcext:value-type="string">
            <text:p>X</text:p>
          </table:table-cell>
          <table:table-cell table:style-name="ce15" office:value-type="string" calcext:value-type="string">
            <text:p>Me desentendi brevemente com nosso Squad Lead e passei o dia todo me sentindo chatea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31]+1" office:value-type="date" office:date-value="2023-02-11" calcext:value-type="date">
            <text:p>1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ao lado de amigos muito queridos e soubemos que eles estão gráv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diverti, cantei e comi churrasco.</text:p>
          </table:table-cell>
          <table:table-cell table:style-name="ce2" table:number-columns-repeated="16"/>
          <table:table-cell table:number-columns-repeated="998"/>
        </table:table-row>
        <table:table-row table:style-name="ro13">
          <table:table-cell table:style-name="ce6" table:formula="of:=[.A432]+1" office:value-type="date" office:date-value="2023-02-12" calcext:value-type="date">
            <text:p>1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ive com minha mãe e cozinhei pra nossa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Brinquei com minha filha.</text:p>
          </table:table-cell>
          <table:table-cell table:style-name="ce2" table:number-columns-repeated="16"/>
          <table:table-cell table:number-columns-repeated="998"/>
        </table:table-row>
        <table:table-row table:style-name="ro6">
          <table:table-cell table:style-name="ce6" table:formula="of:=[.A433]+1" office:value-type="date" office:date-value="2023-02-13" calcext:value-type="date">
            <text:p>1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que estou desenvolvendo, estão tornando-se uma referênc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34]+1" office:value-type="date" office:date-value="2023-02-14" calcext:value-type="date">
            <text:p>1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As tratativas de Incidentes estão surtindo cada dia mais resulta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35]+1" office:value-type="date" office:date-value="2023-02-15" calcext:value-type="date">
            <text:p>15/02/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minha devolutiva de PLR $$$.</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6]+1" office:value-type="date" office:date-value="2023-02-16" calcext:value-type="date">
            <text:p>16/02/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grandes evoluções como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37]+1" office:value-type="date" office:date-value="2023-02-17" calcext:value-type="date">
            <text:p>1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 uma demanda bem complexa e terei menos dias úteis para atua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13">
          <table:table-cell table:style-name="ce6" table:formula="of:=[.A438]+1" office:value-type="date" office:date-value="2023-02-18" calcext:value-type="date">
            <text:p>18/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 e joguei vôlei com um amigo querid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39]+1" office:value-type="date" office:date-value="2023-02-19" calcext:value-type="date">
            <text:p>19/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13">
          <table:table-cell table:style-name="ce6" table:formula="of:=[.A440]+1" office:value-type="date" office:date-value="2023-02-20" calcext:value-type="date">
            <text:p>20/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41]+1" office:value-type="date" office:date-value="2023-02-21" calcext:value-type="date">
            <text:p>21/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2]+1" office:value-type="date" office:date-value="2023-02-22" calcext:value-type="date">
            <text:p>22/02/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a manhã em família e resolvi grande parte da minha tarefa na empresa durante a tard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6">
          <table:table-cell table:style-name="ce6" table:formula="of:=[.A443]+1" office:value-type="date" office:date-value="2023-02-23" calcext:value-type="date">
            <text:p>23/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voluir muito bem minha demanda e tudo indica que entregarei antes do praz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44]+1" office:value-type="date" office:date-value="2023-02-24" calcext:value-type="date">
            <text:p>24/02/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cluí a minha tarefa antes do prazo e com uma análise precisa da causa raiz.</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45]+1" office:value-type="date" office:date-value="2023-02-25" calcext:value-type="date">
            <text:p>25/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passando muito mal e descobri que estou com Dengue da brav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446]+1" office:value-type="date" office:date-value="2023-02-26" calcext:value-type="date">
            <text:p>26/02/2023</text:p>
          </table:table-cell>
          <table:table-cell table:style-name="ce10" table:number-columns-repeated="4"/>
          <table:table-cell table:style-name="ce10" office:value-type="string" calcext:value-type="string">
            <text:p>X</text:p>
          </table:table-cell>
          <table:table-cell table:style-name="ce15" office:value-type="string" calcext:value-type="string">
            <text:p>Senti muita, muita dor, foi um dia bastante ruim.</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7]+1" office:value-type="date" office:date-value="2023-02-27" calcext:value-type="date">
            <text:p>27/02/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ão estou melhorando, minhas plaquetas estão baixa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8]+1" office:value-type="date" office:date-value="2023-02-28" calcext:value-type="date">
            <text:p>28/02/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oscilando entre um pouco de melhora e um pouco de pi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49]+1" office:value-type="date" office:date-value="2023-03-01" calcext:value-type="date">
            <text:p>01/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sa doença maluca não melho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13">
          <table:table-cell table:style-name="ce6" table:formula="of:=[.A450]+1" office:value-type="date" office:date-value="2023-03-02" calcext:value-type="date">
            <text:p>02/03/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Meus indicadores pioraram um pouco mais.</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pousei.</text:p>
          </table:table-cell>
          <table:table-cell table:style-name="ce2" table:number-columns-repeated="16"/>
          <table:table-cell table:number-columns-repeated="998"/>
        </table:table-row>
        <table:table-row table:style-name="ro6">
          <table:table-cell table:style-name="ce6" table:formula="of:=[.A451]+1" office:value-type="date" office:date-value="2023-03-03" calcext:value-type="date">
            <text:p>03/03/2023</text:p>
          </table:table-cell>
          <table:table-cell table:style-name="ce10" table:number-columns-repeated="4"/>
          <table:table-cell table:style-name="ce10" office:value-type="string" calcext:value-type="string">
            <text:p>X</text:p>
          </table:table-cell>
          <table:table-cell table:style-name="ce15" office:value-type="string" calcext:value-type="string">
            <text:p>Meus indicadores pioraram um pouco mais e estou com muita coceira.</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Revi amigos queridos e meu mestre de capoeira.</text:p>
          </table:table-cell>
          <table:table-cell table:style-name="ce2" table:number-columns-repeated="16"/>
          <table:table-cell table:number-columns-repeated="998"/>
        </table:table-row>
        <table:table-row table:style-name="ro13">
          <table:table-cell table:style-name="ce6" table:formula="of:=[.A452]+1" office:value-type="date" office:date-value="2023-03-04" calcext:value-type="date">
            <text:p>0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3]+1" office:value-type="date" office:date-value="2023-03-05" calcext:value-type="date">
            <text:p>0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sentindo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54]+1" office:value-type="date" office:date-value="2023-03-06" calcext:value-type="date">
            <text:p>0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com meus indicadores melhorand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abalhei!</text:p>
          </table:table-cell>
          <table:table-cell table:style-name="ce2" table:number-columns-repeated="16"/>
          <table:table-cell table:number-columns-repeated="998"/>
        </table:table-row>
        <table:table-row table:style-name="ro13">
          <table:table-cell table:style-name="ce6" table:formula="of:=[.A455]+1" office:value-type="date" office:date-value="2023-03-07" calcext:value-type="date">
            <text:p>0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 reunião de homens na igreja.</text:p>
          </table:table-cell>
          <table:table-cell table:style-name="ce2" table:number-columns-repeated="16"/>
          <table:table-cell table:number-columns-repeated="998"/>
        </table:table-row>
        <table:table-row table:style-name="ro13">
          <table:table-cell table:style-name="ce6" table:formula="of:=[.A456]+1" office:value-type="date" office:date-value="2023-03-08" calcext:value-type="date">
            <text:p>0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 e comi pizza de massa de ovos.</text:p>
          </table:table-cell>
          <table:table-cell table:style-name="ce2" table:number-columns-repeated="16"/>
          <table:table-cell table:number-columns-repeated="998"/>
        </table:table-row>
        <table:table-row table:style-name="ro13">
          <table:table-cell table:style-name="ce6" table:formula="of:=[.A457]+1" office:value-type="date" office:date-value="2023-03-09" calcext:value-type="date">
            <text:p>0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Graças a Deus, estou me sentindo cada dia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Estudei.</text:p>
          </table:table-cell>
          <table:table-cell table:style-name="ce2" table:number-columns-repeated="16"/>
          <table:table-cell table:number-columns-repeated="998"/>
        </table:table-row>
        <table:table-row table:style-name="ro13">
          <table:table-cell table:style-name="ce6" table:formula="of:=[.A458]+1" office:value-type="date" office:date-value="2023-03-10" calcext:value-type="date">
            <text:p>10/03/2023</text:p>
          </table:table-cell>
          <table:table-cell table:style-name="ce10" table:number-columns-repeated="4"/>
          <table:table-cell table:style-name="ce10" office:value-type="string" calcext:value-type="string">
            <text:p>X</text:p>
          </table:table-cell>
          <table:table-cell table:style-name="ce15" office:value-type="string" calcext:value-type="string">
            <text:p>Hoje me senti mal o dia todo.</text:p>
          </table:table-cell>
          <table:table-cell table:style-name="ce15" office:value-type="string" calcext:value-type="string">
            <text:p>Fiquei desanimado e fraco.</text:p>
          </table:table-cell>
          <table:table-cell table:style-name="ce15" office:value-type="string" calcext:value-type="string">
            <text:p>Poderia até ter tentado ficar tranquilo.</text:p>
          </table:table-cell>
          <table:table-cell table:style-name="ce15" office:value-type="string" calcext:value-type="string">
            <text:p>Tomei sorvete com muita calda quente de chocolate.</text:p>
          </table:table-cell>
          <table:table-cell table:style-name="ce2" table:number-columns-repeated="16"/>
          <table:table-cell table:number-columns-repeated="998"/>
        </table:table-row>
        <table:table-row table:style-name="ro13">
          <table:table-cell table:style-name="ce6" table:formula="of:=[.A459]+1" office:value-type="date" office:date-value="2023-03-11" calcext:value-type="date">
            <text:p>1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nsegui, mesmo com algum cansaço, voltar a academia.</text:p>
          </table:table-cell>
          <table:table-cell table:style-name="ce2" table:number-columns-repeated="16"/>
          <table:table-cell table:number-columns-repeated="998"/>
        </table:table-row>
        <table:table-row table:style-name="ro13">
          <table:table-cell table:style-name="ce6" table:formula="of:=[.A460]+1" office:value-type="date" office:date-value="2023-03-12" calcext:value-type="date">
            <text:p>1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61]+1" office:value-type="date" office:date-value="2023-03-13" calcext:value-type="date">
            <text:p>1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2]+1" office:value-type="date" office:date-value="2023-03-14" calcext:value-type="date">
            <text:p>14/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 um dia produtiv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63]+1" office:value-type="date" office:date-value="2023-03-15" calcext:value-type="date">
            <text:p>1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mpreender e debater soluções técnicas com nossa equipe Sêni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64]+1" office:value-type="date" office:date-value="2023-03-16" calcext:value-type="date">
            <text:p>16/03/2023</text:p>
          </table:table-cell>
          <table:table-cell table:style-name="ce10" table:number-columns-repeated="4"/>
          <table:table-cell table:style-name="ce10" office:value-type="string" calcext:value-type="string">
            <text:p>X</text:p>
          </table:table-cell>
          <table:table-cell table:style-name="ce15" office:value-type="string" calcext:value-type="string">
            <text:p>Os incidentes voltaram pra nos assombrar, muitos e com situações que não conseguimos tratar sozinhos, eu e a estagiária.</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Me alimentei bem.</text:p>
          </table:table-cell>
          <table:table-cell table:style-name="ce2" table:number-columns-repeated="16"/>
          <table:table-cell table:number-columns-repeated="998"/>
        </table:table-row>
        <table:table-row table:style-name="ro5">
          <table:table-cell table:style-name="ce6" table:formula="of:=[.A465]+1" office:value-type="date" office:date-value="2023-03-17" calcext:value-type="date">
            <text:p>1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a chuva de incidentes não querer parar, tive um dia de muito aprendizado, evolução e notícias legai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6]+1" office:value-type="date" office:date-value="2023-03-18" calcext:value-type="date">
            <text:p>1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67]+1" office:value-type="date" office:date-value="2023-03-19" calcext:value-type="date">
            <text:p>1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alinhada da roça.</text:p>
          </table:table-cell>
          <table:table-cell table:style-name="ce2" table:number-columns-repeated="16"/>
          <table:table-cell table:number-columns-repeated="998"/>
        </table:table-row>
        <table:table-row table:style-name="ro6">
          <table:table-cell table:style-name="ce6" table:formula="of:=[.A468]+1" office:value-type="date" office:date-value="2023-03-20" calcext:value-type="date">
            <text:p>2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as dificuldades, seguimos evoluindo, dia após dia, com a graça de Deus e muita dedic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4">
          <table:table-cell table:style-name="ce6" table:formula="of:=[.A469]+1" office:value-type="date" office:date-value="2023-03-21" calcext:value-type="date">
            <text:p>21/03/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estou sabendo lidar com a dicotomia causada na equipe, pela enxurrada de incidentes que nos empurram, versus as demandas de evolução da Squad. Somos pressionados por entregarmos TUDO, sendo que não há condições exequíveis para tal, no momento atual.</text:p>
          </table:table-cell>
          <table:table-cell table:style-name="ce15" office:value-type="string" calcext:value-type="string">
            <text:p>Fiquei desanimado e muito desgastado.</text:p>
          </table:table-cell>
          <table:table-cell table:style-name="ce15" office:value-type="string" calcext:value-type="string">
            <text:p>Poderia até ter tentado ficar tranquil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470]+1" office:value-type="date" office:date-value="2023-03-22" calcext:value-type="date">
            <text:p>22/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1]+1" office:value-type="date" office:date-value="2023-03-23" calcext:value-type="date">
            <text:p>23/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472]+1" office:value-type="date" office:date-value="2023-03-24" calcext:value-type="date">
            <text:p>24/03/2023</text:p>
          </table:table-cell>
          <table:table-cell table:style-name="ce10" table:number-columns-repeated="2"/>
          <table:table-cell table:style-name="ce10" office:value-type="string" calcext:value-type="string">
            <text:p>X</text:p>
          </table:table-cell>
          <table:table-cell table:style-name="ce10"/>
          <table:table-cell table:style-name="ce10" office:value-type="string" calcext:value-type="string">
            <text:p>X</text:p>
          </table:table-cell>
          <table:table-cell table:style-name="ce15" office:value-type="string" calcext:value-type="string">
            <text:p>Minha filha passou mal e não estamos conseguindo identificar ao certo o que é.</text:p>
          </table:table-cell>
          <table:table-cell table:style-name="ce15" office:value-type="string" calcext:value-type="string">
            <text:p>Fiquei muito desanimado, assust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3]+1" office:value-type="date" office:date-value="2023-03-25" calcext:value-type="date">
            <text:p>25/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74]+1" office:value-type="date" office:date-value="2023-03-26" calcext:value-type="date">
            <text:p>26/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ilha reagiu melhor durante o dia, graças a Deu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475]+1" office:value-type="date" office:date-value="2023-03-27" calcext:value-type="date">
            <text:p>27/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Iniciei minha periodização na academia.</text:p>
          </table:table-cell>
          <table:table-cell table:style-name="ce2" table:number-columns-repeated="16"/>
          <table:table-cell table:number-columns-repeated="998"/>
        </table:table-row>
        <table:table-row table:style-name="ro6">
          <table:table-cell table:style-name="ce6" table:formula="of:=[.A476]+1" office:value-type="date" office:date-value="2023-03-28" calcext:value-type="date">
            <text:p>28/03/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a reunião de Retrospectiva bastante intensa e com vários debates importa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77]+1" office:value-type="date" office:date-value="2023-03-29" calcext:value-type="date">
            <text:p>29/03/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evolução física está muito boa e isso reflete muito positivamente em minha mente e espír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78]+1" office:value-type="date" office:date-value="2023-03-30" calcext:value-type="date">
            <text:p>30/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ivemos um culto de muito louvor e adoração.</text:p>
          </table:table-cell>
          <table:table-cell table:style-name="ce2" table:number-columns-repeated="16"/>
          <table:table-cell table:number-columns-repeated="998"/>
        </table:table-row>
        <table:table-row table:style-name="ro6">
          <table:table-cell table:style-name="ce6" table:formula="of:=[.A479]+1" office:value-type="date" office:date-value="2023-03-31" calcext:value-type="date">
            <text:p>31/03/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0]+1" office:value-type="date" office:date-value="2023-04-01" calcext:value-type="date">
            <text:p>0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1]+1" office:value-type="date" office:date-value="2023-04-02" calcext:value-type="date">
            <text:p>0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82]+1" office:value-type="date" office:date-value="2023-04-03" calcext:value-type="date">
            <text:p>0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evoluir bem com as demandas e, em geral, foi um bom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3]+1" office:value-type="date" office:date-value="2023-04-04" calcext:value-type="date">
            <text:p>0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Recebi reconhecimento de meu antigo gestor, Rubi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84]+1" office:value-type="date" office:date-value="2023-04-05" calcext:value-type="date">
            <text:p>0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tarefa está acumulada e os incidentes não me deixam ir alé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5">
          <table:table-cell table:style-name="ce6" table:formula="of:=[.A485]+1" office:value-type="date" office:date-value="2023-04-06" calcext:value-type="date">
            <text:p>06/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ais uma vez, por desatenção minha, perdi minha sequência de quase 01 ano no GitHub. Terei que recomeçar tudo de novo, do zer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8">
          <table:table-cell table:style-name="ce6" table:formula="of:=[.A486]+1" office:value-type="date" office:date-value="2023-04-07" calcext:value-type="date">
            <text:p>0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smo numa sexta-feira Santa, me esforcei um pouco além, trabalhei e consegui, com a graça de Deus, montar uma apresentação bem elabora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87]+1" office:value-type="date" office:date-value="2023-04-08" calcext:value-type="date">
            <text:p>0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uma fatia de pizza.</text:p>
          </table:table-cell>
          <table:table-cell table:style-name="ce2" table:number-columns-repeated="16"/>
          <table:table-cell table:number-columns-repeated="998"/>
        </table:table-row>
        <table:table-row table:style-name="ro5">
          <table:table-cell table:style-name="ce6" table:formula="of:=[.A488]+1" office:value-type="date" office:date-value="2023-04-09" calcext:value-type="date">
            <text:p>0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Tivemos um domingo de Páscoa muito abençoado,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Louvei com toda a minha Fé, em meu primeiro dia como integrante do grupo de louvor da Igreja Sal da Terra Granja Marileusa.</text:p>
          </table:table-cell>
          <table:table-cell table:style-name="ce2" table:number-columns-repeated="16"/>
          <table:table-cell table:number-columns-repeated="998"/>
        </table:table-row>
        <table:table-row table:style-name="ro6">
          <table:table-cell table:style-name="ce6" table:formula="of:=[.A489]+1" office:value-type="date" office:date-value="2023-04-10" calcext:value-type="date">
            <text:p>1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Evoluí bem em minha demanda e acredito que conseguirei apresentar algo de real valo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zinhei.</text:p>
          </table:table-cell>
          <table:table-cell table:style-name="ce2" table:number-columns-repeated="16"/>
          <table:table-cell table:number-columns-repeated="998"/>
        </table:table-row>
        <table:table-row table:style-name="ro6">
          <table:table-cell table:style-name="ce6" table:formula="of:=[.A490]+1" office:value-type="date" office:date-value="2023-04-11" calcext:value-type="date">
            <text:p>1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demanda e tenho a apresentação para transmitir à equip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5">
          <table:table-cell table:style-name="ce6" table:formula="of:=[.A491]+1" office:value-type="date" office:date-value="2023-04-12" calcext:value-type="date">
            <text:p>1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o trabalho de incidentes foi um total sucesso e já se torna um benchmark para outras áre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492]+1" office:value-type="date" office:date-value="2023-04-13" calcext:value-type="date">
            <text:p>1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mos zerar hoje por algumas horas o nosso quadro de incidentes, foi bastante animad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3]+1" office:value-type="date" office:date-value="2023-04-14" calcext:value-type="date">
            <text:p>1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um ótimo trabalho, sozinho nos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cachorro-quente.</text:p>
          </table:table-cell>
          <table:table-cell table:style-name="ce2" table:number-columns-repeated="16"/>
          <table:table-cell table:number-columns-repeated="998"/>
        </table:table-row>
        <table:table-row table:style-name="ro13">
          <table:table-cell table:style-name="ce6" table:formula="of:=[.A494]+1" office:value-type="date" office:date-value="2023-04-15" calcext:value-type="date">
            <text:p>15/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ei um dia legal com minh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495]+1" office:value-type="date" office:date-value="2023-04-16" calcext:value-type="date">
            <text:p>1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torta de leite ninho com chocolate.</text:p>
          </table:table-cell>
          <table:table-cell table:style-name="ce2" table:number-columns-repeated="16"/>
          <table:table-cell table:number-columns-repeated="998"/>
        </table:table-row>
        <table:table-row table:style-name="ro13">
          <table:table-cell table:style-name="ce6" table:formula="of:=[.A496]+1" office:value-type="date" office:date-value="2023-04-17" calcext:value-type="date">
            <text:p>17/04/2023</text:p>
          </table:table-cell>
          <table:table-cell table:style-name="ce10" office:value-type="string" calcext:value-type="string">
            <text:p>X</text:p>
          </table:table-cell>
          <table:table-cell table:style-name="ce10" table:number-columns-repeated="3"/>
          <table:table-cell table:style-name="ce10" office:value-type="string" calcext:value-type="string">
            <text:p>X</text:p>
          </table:table-cell>
          <table:table-cell table:style-name="ce15" office:value-type="string" calcext:value-type="string">
            <text:p>Foi um dia dúbio, não consegui render, estava confus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ecei minha rotina de Bulking (ganho de massa muscular).</text:p>
          </table:table-cell>
          <table:table-cell table:style-name="ce2" table:number-columns-repeated="16"/>
          <table:table-cell table:number-columns-repeated="998"/>
        </table:table-row>
        <table:table-row table:style-name="ro6">
          <table:table-cell table:style-name="ce6" table:formula="of:=[.A497]+1" office:value-type="date" office:date-value="2023-04-18" calcext:value-type="date">
            <text:p>18/04/2023</text:p>
          </table:table-cell>
          <table:table-cell table:style-name="ce10" table:number-columns-repeated="4"/>
          <table:table-cell table:style-name="ce10" office:value-type="string" calcext:value-type="string">
            <text:p>X</text:p>
          </table:table-cell>
          <table:table-cell table:style-name="ce15" office:value-type="string" calcext:value-type="string">
            <text:p>Minha demanda não evolui, pois, estou enrolado com os problemas de incidentes e outras situ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498]+1" office:value-type="date" office:date-value="2023-04-19" calcext:value-type="date">
            <text:p>19/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visão da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499]+1" office:value-type="date" office:date-value="2023-04-20" calcext:value-type="date">
            <text:p>2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00]+1" office:value-type="date" office:date-value="2023-04-21" calcext:value-type="date">
            <text:p>21/04/2023</text:p>
          </table:table-cell>
          <table:table-cell table:style-name="ce10" office:value-type="string" calcext:value-type="string">
            <text:p>X</text:p>
          </table:table-cell>
          <table:table-cell table:style-name="ce10" table:number-columns-repeated="4"/>
          <table:table-cell table:style-name="ce15" office:value-type="string" calcext:value-type="string">
            <text:p>Feriado e 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izemos churrasco entre as pessoas do grupo de louvor da igreja.</text:p>
          </table:table-cell>
          <table:table-cell table:style-name="ce2" table:number-columns-repeated="16"/>
          <table:table-cell table:number-columns-repeated="998"/>
        </table:table-row>
        <table:table-row table:style-name="ro13">
          <table:table-cell table:style-name="ce6" table:formula="of:=[.A501]+1" office:value-type="date" office:date-value="2023-04-22" calcext:value-type="date">
            <text:p>22/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02]+1" office:value-type="date" office:date-value="2023-04-23" calcext:value-type="date">
            <text:p>23/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13">
          <table:table-cell table:style-name="ce6" table:formula="of:=[.A503]+1" office:value-type="date" office:date-value="2023-04-24" calcext:value-type="date">
            <text:p>24/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ter uma boa evolução em minha dema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4]+1" office:value-type="date" office:date-value="2023-04-25" calcext:value-type="date">
            <text:p>25/04/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omei açaí.</text:p>
          </table:table-cell>
          <table:table-cell table:style-name="ce2" table:number-columns-repeated="16"/>
          <table:table-cell table:number-columns-repeated="998"/>
        </table:table-row>
        <table:table-row table:style-name="ro13">
          <table:table-cell table:style-name="ce6" table:formula="of:=[.A505]+1" office:value-type="date" office:date-value="2023-04-26" calcext:value-type="date">
            <text:p>26/04/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entregar minha demanda com louv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6]+1" office:value-type="date" office:date-value="2023-04-27" calcext:value-type="date">
            <text:p>27/04/2023</text:p>
          </table:table-cell>
          <table:table-cell table:style-name="ce10" office:value-type="string" calcext:value-type="string">
            <text:p>X</text:p>
          </table:table-cell>
          <table:table-cell table:style-name="ce10" table:number-columns-repeated="4"/>
          <table:table-cell table:style-name="ce15" office:value-type="string" calcext:value-type="string">
            <text:p>Ajudei bastante em incident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07]+1" office:value-type="date" office:date-value="2023-04-28" calcext:value-type="date">
            <text:p>28/04/2023</text:p>
          </table:table-cell>
          <table:table-cell table:style-name="ce10" office:value-type="string" calcext:value-type="string">
            <text:p>X</text:p>
          </table:table-cell>
          <table:table-cell table:style-name="ce10" table:number-columns-repeated="4"/>
          <table:table-cell table:style-name="ce15" office:value-type="string" calcext:value-type="string">
            <text:p>Meus ombros começaram a reagir aos trein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8]+1" office:value-type="date" office:date-value="2023-04-29" calcext:value-type="date">
            <text:p>29/04/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Nossa filha voltou a ter crises de tosse.</text:p>
          </table:table-cell>
          <table:table-cell table:style-name="ce15" office:value-type="string" calcext:value-type="string">
            <text:p>Fiquei chateado e preocupado.</text:p>
          </table:table-cell>
          <table:table-cell table:style-name="ce15" office:value-type="string" calcext:value-type="string">
            <text:p>Poderia até ter tentado ficar tranquil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09]+1" office:value-type="date" office:date-value="2023-04-30" calcext:value-type="date">
            <text:p>30/04/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mousse de morango.</text:p>
          </table:table-cell>
          <table:table-cell table:style-name="ce2" table:number-columns-repeated="16"/>
          <table:table-cell table:number-columns-repeated="998"/>
        </table:table-row>
        <table:table-row table:style-name="ro6">
          <table:table-cell table:style-name="ce6" table:formula="of:=[.A510]+1" office:value-type="date" office:date-value="2023-05-01" calcext:value-type="date">
            <text:p>0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pesar de minha esposa estar em plantão, brinquei muito com nossa filh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1]+1" office:value-type="date" office:date-value="2023-05-02" calcext:value-type="date">
            <text:p>0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Me foi concedido acesso ao GitHub Copilot pela XP.</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12]+1" office:value-type="date" office:date-value="2023-05-03" calcext:value-type="date">
            <text:p>0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ao relatório de incidentes encaminhados com os marcador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3]+1" office:value-type="date" office:date-value="2023-05-04" calcext:value-type="date">
            <text:p>0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acesso à pasta dos arquivos históricos de TD.</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13">
          <table:table-cell table:style-name="ce6" table:formula="of:=[.A514]+1" office:value-type="date" office:date-value="2023-05-05" calcext:value-type="date">
            <text:p>0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cei a implementar o reprocessamento dos arquiv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5]+1" office:value-type="date" office:date-value="2023-05-06" calcext:value-type="date">
            <text:p>06/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rticipamos de um churrasco divertido com amigos querid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16]+1" office:value-type="date" office:date-value="2023-05-07" calcext:value-type="date">
            <text:p>0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5">
          <table:table-cell table:style-name="ce6" table:formula="of:=[.A517]+1" office:value-type="date" office:date-value="2023-05-08" calcext:value-type="date">
            <text:p>0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credito que conseguire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6">
          <table:table-cell table:style-name="ce6" table:formula="of:=[.A518]+1" office:value-type="date" office:date-value="2023-05-09" calcext:value-type="date">
            <text:p>0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concluir minha tarefa dentro da Sprint, ainda ajudando muito o time com a sustenta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19]+1" office:value-type="date" office:date-value="2023-05-10" calcext:value-type="date">
            <text:p>10/05/2023</text:p>
          </table:table-cell>
          <table:table-cell table:style-name="ce10" table:number-columns-repeated="4"/>
          <table:table-cell table:style-name="ce10" office:value-type="string" calcext:value-type="string">
            <text:p>X</text:p>
          </table:table-cell>
          <table:table-cell table:style-name="ce15" office:value-type="string" calcext:value-type="string">
            <text:p>Não me senti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0]+1" office:value-type="date" office:date-value="2023-05-11" calcext:value-type="date">
            <text:p>1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meu dia de escala e evoluí bem ao longo do d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escansei.</text:p>
          </table:table-cell>
          <table:table-cell table:style-name="ce2" table:number-columns-repeated="16"/>
          <table:table-cell table:number-columns-repeated="998"/>
        </table:table-row>
        <table:table-row table:style-name="ro6">
          <table:table-cell table:style-name="ce6" table:formula="of:=[.A521]+1" office:value-type="date" office:date-value="2023-05-12" calcext:value-type="date">
            <text:p>12/05/2023</text:p>
          </table:table-cell>
          <table:table-cell table:style-name="ce10" office:value-type="string" calcext:value-type="string">
            <text:p>X</text:p>
          </table:table-cell>
          <table:table-cell table:style-name="ce10" table:number-columns-repeated="4"/>
          <table:table-cell table:style-name="ce15" office:value-type="string" calcext:value-type="string">
            <text:p>Um dia onde pude focar em minha tarefa, aprendi muito e evoluí muito bem.</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2]+1" office:value-type="date" office:date-value="2023-05-13" calcext:value-type="date">
            <text:p>13/05/2023</text:p>
          </table:table-cell>
          <table:table-cell table:style-name="ce10" office:value-type="string" calcext:value-type="string">
            <text:p>X</text:p>
          </table:table-cell>
          <table:table-cell table:style-name="ce10" table:number-columns-repeated="4"/>
          <table:table-cell table:style-name="ce15" office:value-type="string" calcext:value-type="string">
            <text:p>A apresentação de dia das Mães da Eduarda na escola, foi muito lind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3]+1" office:value-type="date" office:date-value="2023-05-14" calcext:value-type="date">
            <text:p>14/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memoramos o dia das Mães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24]+1" office:value-type="date" office:date-value="2023-05-15" calcext:value-type="date">
            <text:p>15/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evoluindo bem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5]+1" office:value-type="date" office:date-value="2023-05-16" calcext:value-type="date">
            <text:p>1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Foi um dia muito enrolado, sem evoluções, travado.</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Não consegui fazer nada direito.</text:p>
          </table:table-cell>
          <table:table-cell table:style-name="ce2" table:number-columns-repeated="16"/>
          <table:table-cell table:number-columns-repeated="998"/>
        </table:table-row>
        <table:table-row table:style-name="ro13">
          <table:table-cell table:style-name="ce6" table:formula="of:=[.A526]+1" office:value-type="date" office:date-value="2023-05-17" calcext:value-type="date">
            <text:p>1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geleia de mocotó.</text:p>
          </table:table-cell>
          <table:table-cell table:style-name="ce2" table:number-columns-repeated="16"/>
          <table:table-cell table:number-columns-repeated="998"/>
        </table:table-row>
        <table:table-row table:style-name="ro6">
          <table:table-cell table:style-name="ce6" table:formula="of:=[.A527]+1" office:value-type="date" office:date-value="2023-05-18" calcext:value-type="date">
            <text:p>18/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28]+1" office:value-type="date" office:date-value="2023-05-19" calcext:value-type="date">
            <text:p>1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Consegui voltar a evoluir em minha taref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29]+1" office:value-type="date" office:date-value="2023-05-20" calcext:value-type="date">
            <text:p>2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um bom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0]+1" office:value-type="date" office:date-value="2023-05-21" calcext:value-type="date">
            <text:p>2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parte d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6">
          <table:table-cell table:style-name="ce6" table:formula="of:=[.A531]+1" office:value-type="date" office:date-value="2023-05-22" calcext:value-type="date">
            <text:p>22/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2]+1" office:value-type="date" office:date-value="2023-05-23" calcext:value-type="date">
            <text:p>23/05/2023</text:p>
          </table:table-cell>
          <table:table-cell table:style-name="ce10" table:number-columns-repeated="4"/>
          <table:table-cell table:style-name="ce10" office:value-type="string" calcext:value-type="string">
            <text:p>X</text:p>
          </table:table-cell>
          <table:table-cell table:style-name="ce15" office:value-type="string" calcext:value-type="string">
            <text:p>Estou trabalhando muito, mas, em atividades sem valor e que não me desenvolvem.</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3]+1" office:value-type="date" office:date-value="2023-05-24" calcext:value-type="date">
            <text:p>24/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Estou completamente perdido e não encontro suporte nem nas lideranças nem nos colegas de tim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4]+1" office:value-type="date" office:date-value="2023-05-25" calcext:value-type="date">
            <text:p>25/05/2023</text:p>
          </table:table-cell>
          <table:table-cell table:style-name="ce10" table:number-columns-repeated="2"/>
          <table:table-cell table:style-name="ce10" office:value-type="string" calcext:value-type="string">
            <text:p>X</text:p>
          </table:table-cell>
          <table:table-cell table:style-name="ce10" table:number-columns-repeated="2"/>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5]+1" office:value-type="date" office:date-value="2023-05-26" calcext:value-type="date">
            <text:p>26/05/2023</text:p>
          </table:table-cell>
          <table:table-cell table:style-name="ce10" table:number-columns-repeated="4"/>
          <table:table-cell table:style-name="ce10" office:value-type="string" calcext:value-type="string">
            <text:p>X</text:p>
          </table:table-cell>
          <table:table-cell table:style-name="ce15" office:value-type="string" calcext:value-type="string">
            <text:p>Sigo perdido e sem o devido suporte.</text:p>
          </table:table-cell>
          <table:table-cell table:style-name="ce15" office:value-type="string" calcext:value-type="string">
            <text:p>Fiquei cansado e sem forças</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36]+1" office:value-type="date" office:date-value="2023-05-27" calcext:value-type="date">
            <text:p>27/05/2023</text:p>
          </table:table-cell>
          <table:table-cell table:style-name="ce10" office:value-type="string" calcext:value-type="string">
            <text:p>X</text:p>
          </table:table-cell>
          <table:table-cell table:style-name="ce10" table:number-columns-repeated="4"/>
          <table:table-cell table:style-name="ce15" office:value-type="string" calcext:value-type="string">
            <text:p>Decidi que seguirei fazendo o meu melho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37]+1" office:value-type="date" office:date-value="2023-05-28" calcext:value-type="date">
            <text:p>28/05/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38]+1" office:value-type="date" office:date-value="2023-05-29" calcext:value-type="date">
            <text:p>29/05/2023</text:p>
          </table:table-cell>
          <table:table-cell table:style-name="ce10" office:value-type="string" calcext:value-type="string">
            <text:p>X</text:p>
          </table:table-cell>
          <table:table-cell table:style-name="ce10" table:number-columns-repeated="4"/>
          <table:table-cell table:style-name="ce15" office:value-type="string" calcext:value-type="string">
            <text:p>Fiz o meu melhor e me esforcei mui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39]+1" office:value-type="date" office:date-value="2023-05-30" calcext:value-type="date">
            <text:p>30/05/2023</text:p>
          </table:table-cell>
          <table:table-cell table:style-name="ce10" office:value-type="string" calcext:value-type="string">
            <text:p>X</text:p>
          </table:table-cell>
          <table:table-cell table:style-name="ce10" table:number-columns-repeated="4"/>
          <table:table-cell table:style-name="ce15" office:value-type="string" calcext:value-type="string">
            <text:p>Trabalhando todo dia das 07:30 as 21:30 (ou 22:00), cansado, mas, fazendo o meu melhor sempr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45" office:value-type="string" calcext:value-type="string">
            <text:p>Preciso retomar os cuidados com minha saúde!</text:p>
          </table:table-cell>
          <table:table-cell table:style-name="ce2" table:number-columns-repeated="16"/>
          <table:table-cell table:number-columns-repeated="998"/>
        </table:table-row>
        <table:table-row table:style-name="ro8">
          <table:table-cell table:style-name="ce6" table:formula="of:=[.A540]+1" office:value-type="date" office:date-value="2023-05-31" calcext:value-type="date">
            <text:p>31/05/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me esforçando pra conseguir dar conta de tudo e aprendendo uma grande lição “como NÃO ser quando eu tiver a oportunidade de ensinar alguém no futuro brev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1]+1" office:value-type="date" office:date-value="2023-06-01" calcext:value-type="date">
            <text:p>0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13">
          <table:table-cell table:style-name="ce6" table:formula="of:=[.A542]+1" office:value-type="date" office:date-value="2023-06-02" calcext:value-type="date">
            <text:p>0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3]+1" office:value-type="date" office:date-value="2023-06-03" calcext:value-type="date">
            <text:p>0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olenta com quiabo.</text:p>
          </table:table-cell>
          <table:table-cell table:style-name="ce2" table:number-columns-repeated="16"/>
          <table:table-cell table:number-columns-repeated="998"/>
        </table:table-row>
        <table:table-row table:style-name="ro13">
          <table:table-cell table:style-name="ce6" table:formula="of:=[.A544]+1" office:value-type="date" office:date-value="2023-06-04" calcext:value-type="date">
            <text:p>0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Passamos o dia em famíli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a comida deliciosa de minha mãe.</text:p>
          </table:table-cell>
          <table:table-cell table:style-name="ce2" table:number-columns-repeated="16"/>
          <table:table-cell table:number-columns-repeated="998"/>
        </table:table-row>
        <table:table-row table:style-name="ro13">
          <table:table-cell table:style-name="ce6" table:formula="of:=[.A545]+1" office:value-type="date" office:date-value="2023-06-05" calcext:value-type="date">
            <text:p>05/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stou perdido, sem saber o que fazer, mas, minha Fé me sustenta.</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46]+1" office:value-type="date" office:date-value="2023-06-06" calcext:value-type="date">
            <text:p>06/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me sustenta, consegui algum esclarecimento com meu gestor diret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6">
          <table:table-cell table:style-name="ce6" table:formula="of:=[.A547]+1" office:value-type="date" office:date-value="2023-06-07" calcext:value-type="date">
            <text:p>0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inha Fé tem me mantido, porém, tristemente, as coisas parecem cada dia mais complicad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13">
          <table:table-cell table:style-name="ce6" table:formula="of:=[.A548]+1" office:value-type="date" office:date-value="2023-06-08" calcext:value-type="date">
            <text:p>08/06/2023</text:p>
          </table:table-cell>
          <table:table-cell table:style-name="ce10" office:value-type="string" calcext:value-type="string">
            <text:p>X</text:p>
          </table:table-cell>
          <table:table-cell table:style-name="ce10" table:number-columns-repeated="4"/>
          <table:table-cell table:style-name="ce15" office:value-type="string" calcext:value-type="string">
            <text:p>Eu estou decidido a seguir com fé, fazendo o que eu con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6">
          <table:table-cell table:style-name="ce6" table:formula="of:=[.A549]+1" office:value-type="date" office:date-value="2023-06-09" calcext:value-type="date">
            <text:p>09/06/2023</text:p>
          </table:table-cell>
          <table:table-cell table:style-name="ce10" office:value-type="string" calcext:value-type="string">
            <text:p>X</text:p>
          </table:table-cell>
          <table:table-cell table:style-name="ce10" table:number-columns-repeated="4"/>
          <table:table-cell table:style-name="ce15" office:value-type="string" calcext:value-type="string">
            <text:p>Muito chateado e a contragosto, estou fazendo o que consigo, mesmo com pouca evolução.</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5">
          <table:table-cell table:style-name="ce6" table:formula="of:=[.A550]+1" office:value-type="date" office:date-value="2023-06-10" calcext:value-type="date">
            <text:p>10/06/2023</text:p>
          </table:table-cell>
          <table:table-cell table:style-name="ce10" office:value-type="string" calcext:value-type="string">
            <text:p>X</text:p>
          </table:table-cell>
          <table:table-cell table:style-name="ce10" table:number-columns-repeated="4"/>
          <table:table-cell table:style-name="ce15" office:value-type="string" calcext:value-type="string">
            <text:p>Nossa filha se divertiu muito no aniversário de nossa sobrinha, Alícia, e reencontramos parentes e amigo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espetinho.</text:p>
          </table:table-cell>
          <table:table-cell table:style-name="ce2" table:number-columns-repeated="16"/>
          <table:table-cell table:number-columns-repeated="998"/>
        </table:table-row>
        <table:table-row table:style-name="ro13">
          <table:table-cell table:style-name="ce6" table:formula="of:=[.A551]+1" office:value-type="date" office:date-value="2023-06-11" calcext:value-type="date">
            <text:p>11/06/2023</text:p>
          </table:table-cell>
          <table:table-cell table:style-name="ce10" office:value-type="string" calcext:value-type="string">
            <text:p>X</text:p>
          </table:table-cell>
          <table:table-cell table:style-name="ce10" table:number-columns-repeated="4"/>
          <table:table-cell table:style-name="ce15" office:value-type="string" calcext:value-type="string">
            <text:p>Brinquei de vôlei com minha filha e ela achou muito legal.</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Ministrei louvores na igreja.</text:p>
          </table:table-cell>
          <table:table-cell table:style-name="ce2" table:number-columns-repeated="16"/>
          <table:table-cell table:number-columns-repeated="998"/>
        </table:table-row>
        <table:table-row table:style-name="ro6">
          <table:table-cell table:style-name="ce6" table:formula="of:=[.A552]+1" office:value-type="date" office:date-value="2023-06-12" calcext:value-type="date">
            <text:p>12/06/2023</text:p>
          </table:table-cell>
          <table:table-cell table:style-name="ce10" office:value-type="string" calcext:value-type="string">
            <text:p>X</text:p>
          </table:table-cell>
          <table:table-cell table:style-name="ce10" table:number-columns-repeated="4"/>
          <table:table-cell table:style-name="ce15" office:value-type="string" calcext:value-type="string">
            <text:p>Sigo firme, fazendo o meu melhor e buscando ter serenidade nas minhas açõe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Comi pizza com minha família.</text:p>
          </table:table-cell>
          <table:table-cell table:style-name="ce2" table:number-columns-repeated="16"/>
          <table:table-cell table:number-columns-repeated="998"/>
        </table:table-row>
        <table:table-row table:style-name="ro13">
          <table:table-cell table:style-name="ce6" table:formula="of:=[.A553]+1" office:value-type="date" office:date-value="2023-06-13" calcext:value-type="date">
            <text:p>13/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Pilates.</text:p>
          </table:table-cell>
          <table:table-cell table:style-name="ce2" table:number-columns-repeated="16"/>
          <table:table-cell table:number-columns-repeated="998"/>
        </table:table-row>
        <table:table-row table:style-name="ro13">
          <table:table-cell table:style-name="ce6" table:formula="of:=[.A554]+1" office:value-type="date" office:date-value="2023-06-14" calcext:value-type="date">
            <text:p>14/06/2023</text:p>
          </table:table-cell>
          <table:table-cell table:style-name="ce10" office:value-type="string" calcext:value-type="string">
            <text:p>X</text:p>
          </table:table-cell>
          <table:table-cell table:style-name="ce10" table:number-columns-repeated="4"/>
          <table:table-cell table:style-name="ce15" office:value-type="string" calcext:value-type="string">
            <text:p>Vou seguir crendo que Deus proverá e vou pedir ajudas onde eu pude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reinei na academia.</text:p>
          </table:table-cell>
          <table:table-cell table:style-name="ce2" table:number-columns-repeated="16"/>
          <table:table-cell table:number-columns-repeated="998"/>
        </table:table-row>
        <table:table-row table:style-name="ro13">
          <table:table-cell table:style-name="ce6" table:formula="of:=[.A555]+1" office:value-type="date" office:date-value="2023-06-15" calcext:value-type="date">
            <text:p>15/06/2023</text:p>
          </table:table-cell>
          <table:table-cell table:style-name="ce10" table:number-columns-repeated="4"/>
          <table:table-cell table:style-name="ce10" office:value-type="string" calcext:value-type="string">
            <text:p>X</text:p>
          </table:table-cell>
          <table:table-cell table:style-name="ce15" office:value-type="string" calcext:value-type="string">
            <text:p>Triste por fazer de tudo e não saber qual rumo seguir.</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Fui à igreja e cantei louvores.</text:p>
          </table:table-cell>
          <table:table-cell table:style-name="ce2" table:number-columns-repeated="16"/>
          <table:table-cell table:number-columns-repeated="998"/>
        </table:table-row>
        <table:table-row table:style-name="ro5">
          <table:table-cell table:style-name="ce6" table:formula="of:=[.A556]+1" office:value-type="date" office:date-value="2023-06-16" calcext:value-type="date">
            <text:p>16/06/2023</text:p>
          </table:table-cell>
          <table:table-cell table:style-name="ce10" table:number-columns-repeated="4"/>
          <table:table-cell table:style-name="ce10" office:value-type="string" calcext:value-type="string">
            <text:p>X</text:p>
          </table:table-cell>
          <table:table-cell table:style-name="ce15" office:value-type="string" calcext:value-type="string">
            <text:p>Quero, de verdade, entender o motivo que Deus me permite viver este momento de tantas incertezas e angústias…</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text:p>
          </table:table-cell>
          <table:table-cell table:style-name="ce2" table:number-columns-repeated="16"/>
          <table:table-cell table:number-columns-repeated="998"/>
        </table:table-row>
        <table:table-row table:style-name="ro6">
          <table:table-cell table:style-name="ce6" table:formula="of:=[.A557]+1" office:value-type="date" office:date-value="2023-06-17" calcext:value-type="date">
            <text:p>17/06/2023</text:p>
          </table:table-cell>
          <table:table-cell table:style-name="ce10" office:value-type="string" calcext:value-type="string">
            <text:p>X</text:p>
          </table:table-cell>
          <table:table-cell table:style-name="ce10" table:number-columns-repeated="4"/>
          <table:table-cell table:style-name="ce15" office:value-type="string" calcext:value-type="string">
            <text:p>Foi apresentação junina da escola de nossa filha e ela se apresentou lindamente.</text:p>
          </table:table-cell>
          <table:table-cell table:style-name="ce15" office:value-type="string" calcext:value-type="string">
            <text:p>Reagi com tranquilidade ao longo do dia.</text:p>
          </table:table-cell>
          <table:table-cell table:style-name="ce15" office:value-type="string" calcext:value-type="string">
            <text:p>Poderia ter ficado tenso e preocupado.</text:p>
          </table:table-cell>
          <table:table-cell table:style-name="ce15" office:value-type="string" calcext:value-type="string">
            <text:p>Dormi um pouco mais.</text:p>
          </table:table-cell>
          <table:table-cell table:style-name="ce2" table:number-columns-repeated="16"/>
          <table:table-cell table:number-columns-repeated="998"/>
        </table:table-row>
        <table:table-row table:style-name="ro3" table:number-rows-repeated="48">
          <table:table-cell table:style-name="ce6"/>
          <table:table-cell table:style-name="ce10" table:number-columns-repeated="5"/>
          <table:table-cell table:style-name="ce15" table:number-columns-repeated="4"/>
          <table:table-cell table:style-name="ce2" table:number-columns-repeated="16"/>
          <table:table-cell table:number-columns-repeated="998"/>
        </table:table-row>
        <table:table-row table:style-name="ro3" table:number-rows-repeated="718">
          <table:table-cell table:style-name="ce2"/>
          <table:table-cell table:style-name="ce7" table:number-columns-repeated="5"/>
          <table:table-cell table:style-name="ce2" table:number-columns-repeated="20"/>
          <table:table-cell table:number-columns-repeated="998"/>
        </table:table-row>
        <table:table-row table:style-name="ro3" table:number-rows-repeated="1047251">
          <table:table-cell table:number-columns-repeated="1024"/>
        </table:table-row>
        <table:table-row table:style-name="ro3">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ce style:name="Calibri" svg:font-family="Calibri"/>
    <style:font-face style:name="Cambria" svg:font-family="Cambria"/>
    <style:font-face style:name="Liberation Sans" svg:font-family="'Liberation Sans'" style:font-family-generic="swiss" style:font-pitch="variable"/>
    <style:font-face style:name="DejaVu Sans" svg:font-family="'DejaVu Sans'" style:font-family-generic="system" style:font-pitch="variable"/>
    <style:font-face style:name="Linux Libertine G" svg:font-family="'Linux Libertine G'"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1.27cm"/>
      <style:text-properties style:font-name="Liberation Sans" fo:language="pt" fo:country="BR" style:font-name-asian="DejaVu Sans" style:language-asian="zh" style:country-asian="CN" style:font-name-complex="DejaVu Sans" style:language-complex="hi" style:country-complex="IN"/>
    </style:default-style>
    <number:number-style style:name="N0">
      <number:number number:min-integer-digits="1"/>
    </number:number-style>
    <number:time-style style:name="N107">
      <number:minutes number:style="long"/>
      <number:text>:</number:text>
      <number:seconds number:style="long"/>
    </number:time-style>
    <number:time-style style:name="N108" number:truncate-on-overflow="false">
      <number:hours/>
      <number:text>:</number:text>
      <number:minutes number:style="long"/>
      <number:text>:</number:text>
      <number:seconds number:style="long"/>
    </number:time-style>
    <number:time-style style:name="N109">
      <number:minutes number:style="long"/>
      <number:text>:</number:text>
      <number:seconds number:style="long" number:decimal-places="1"/>
    </number:time-style>
    <number:number-style style:name="N110">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Arial" fo:font-family="Arial" fo:font-size="11pt" style:font-name-asian="Linux Libertine G" style:font-family-asian="'Linux Libertine G'" style:font-family-generic-asian="system" style:font-pitch-asian="variable" style:font-size-asian="11pt" style:font-name-complex="Arial" style:font-family-complex="Arial" style:font-size-complex="11pt"/>
    </style:style>
    <style:style style:name="Heading_20__28_user_29_" style:display-name="Heading (user)"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_20__28_user_29_" style:display-name="Result (user)" style:family="table-cell" style:parent-style-name="Default">
      <style:text-properties fo:color="#000000" fo:font-size="10pt" fo:font-style="italic" style:text-underline-style="solid" style:text-underline-width="auto" style:text-underline-color="#000000" fo:font-weight="bold"/>
    </style:style>
    <style:style style:name="Heading" style:family="table-cell" style:parent-style-name="Default">
      <style:text-properties fo:color="#000000" fo:font-size="24pt" fo:font-style="normal" fo:font-weight="bold"/>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page-width="21.001cm" fo:page-height="29.7cm" style:num-format="1" style:print-orientation="portrait" fo:margin-top="2cm" fo:margin-bottom="2cm" fo:margin-left="1.3cm" fo:margin-right="1.3cm" style:print-page-order="ttb" style:first-page-number="continue" style:scale-to="100%" style:writing-mode="lr-tb" style:print="charts drawings objects zero-valu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6-17">00/00/0000</text:date>, <text:time style:data-style-name="N2" text:time-value="19:43:53.527358058">00:00:00</text:time></text:p>
        </style:region-right>
      </style:header>
      <style:header-left style:display="false"/>
      <style:footer>
        <text:p>Page <text:page-number>1</text:page-number><text:s/>/ <text:page-count>99</text:page-count></text:p>
      </style:footer>
      <style:footer-left style:display="false"/>
    </style:master-page>
    <style:master-page style:name="PageStyle_5f_Planilha1" style:display-name="PageStyle_Planilha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7.2$Linux_X86_64 LibreOffice_project/40$Build-2</meta:generator>
    <dc:date>2023-06-17T19:44:48.704051906</dc:date>
    <meta:editing-duration>PT16H18M50S</meta:editing-duration>
    <meta:editing-cycles>531</meta:editing-cycles>
    <meta:document-statistic meta:table-count="1" meta:cell-count="3308" meta:object-count="0"/>
  </office:meta>
</office:document-meta>
</file>